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008in"/>
    </style:style>
    <style:style style:name="co4" style:family="table-column">
      <style:table-column-properties fo:break-before="auto" style:column-width="2.898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0.9035in"/>
    </style:style>
    <style:style style:name="co8" style:family="table-column">
      <style:table-column-properties fo:break-before="auto" style:column-width="0.5929in"/>
    </style:style>
    <style:style style:name="co9" style:family="table-column">
      <style:table-column-properties fo:break-before="auto" style:column-width="1.1291in"/>
    </style:style>
    <style:style style:name="co10" style:family="table-column">
      <style:table-column-properties fo:break-before="auto" style:column-width="1.1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WE738" table:style-name="ta1">
        <table:shapes>
          <draw:frame draw:z-index="0" draw:style-name="gr1" draw:text-style-name="P1" svg:width="10.0752in" svg:height="5.8898in" svg:x="6.7209in" svg:y="2.8213in">
            <draw:object draw:notify-on-update-of-ranges="AWE738.H1:AWE738.H1 AWE738.H2:AWE738.H1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2"/>
        <table:table-column table:style-name="co6" table:default-cell-style-name="ce2"/>
        <table:table-column table:style-name="co6" table:number-columns-repeated="2" table:default-cell-style-name="Default"/>
        <table:table-column table:style-name="co7" table:default-cell-style-name="ce2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Departure</text:p>
          </table:table-cell>
          <table:table-cell table:style-name="Default" office:value-type="string" calcext:value-type="string">
            <text:p>Departure</text:p>
          </table:table-cell>
          <table:table-cell table:style-name="Default" office:value-type="string" calcext:value-type="string">
            <text:p>Scheduled Departure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rrival</text:p>
          </table:table-cell>
          <table:table-cell table:style-name="Default" office:value-type="string" calcext:value-type="string">
            <text:p>Duration</text:p>
          </table:table-cell>
        </table:table-row>
        <table:table-row table:style-name="ro1">
          <table:table-cell office:value-type="date" office:date-value="2015-07-28" calcext:value-type="date">
            <text:p>07/28/15</text:p>
          </table:table-cell>
          <table:table-cell office:value-type="string" calcext:value-type="string">
            <text:p>B752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8:45PM EDT</text:p>
          </table:table-cell>
          <table:table-cell table:number-columns-repeated="2" office:value-type="time" office:time-value="PT20H45M00S" calcext:value-type="time">
            <text:p>08:45:00 PM</text:p>
          </table:table-cell>
          <table:table-cell table:formula="of:=ABS((HOUR([.F2])+(MINUTE([.F2])/60))-(HOUR([.G2])+(MINUTE([.G2])/60)))*60" office:value-type="float" office:value="0" calcext:value-type="float">
            <text:p>0</text:p>
          </table:table-cell>
          <table:table-cell office:value-type="string" calcext:value-type="string">
            <text:p>08:50AM WEST (+1)</text:p>
          </table:table-cell>
          <table:table-cell table:style-name="Default" office:value-type="string" calcext:value-type="string">
            <text:p>Scheduled</text:p>
          </table:table-cell>
        </table:table-row>
        <table:table-row table:style-name="ro1"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B752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8:49PM EDT</text:p>
          </table:table-cell>
          <table:table-cell office:value-type="time" office:time-value="PT20H49M00S" calcext:value-type="time">
            <text:p>08:49:00 PM</text:p>
          </table:table-cell>
          <table:table-cell office:value-type="time" office:time-value="PT44H45M00S" calcext:value-type="time">
            <text:p>08:45:00 PM</text:p>
          </table:table-cell>
          <table:table-cell table:formula="of:=ABS((HOUR([.F3])+(MINUTE([.F3])/60))-(HOUR([.G3])+(MINUTE([.G3])/60)))*60" office:value-type="float" office:value="3.99999999999999" calcext:value-type="float">
            <text:p>4</text:p>
          </table:table-cell>
          <table:table-cell office:value-type="string" calcext:value-type="string">
            <text:p>08:14AM WEST (+1)</text:p>
          </table:table-cell>
          <table:table-cell table:style-name="Default" office:value-type="string" calcext:value-type="string">
            <text:p>Scheduled</text:p>
          </table:table-cell>
        </table:table-row>
        <table:table-row table:style-name="ro1">
          <table:table-cell office:value-type="date" office:date-value="2015-07-26" calcext:value-type="date">
            <text:p>07/26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10:33PM EDT</text:p>
          </table:table-cell>
          <table:table-cell office:value-type="time" office:time-value="PT22H33M00S" calcext:value-type="time">
            <text:p>10:33:00 PM</text:p>
          </table:table-cell>
          <table:table-cell office:value-type="time" office:time-value="PT68H45M00S" calcext:value-type="time">
            <text:p>08:45:00 PM</text:p>
          </table:table-cell>
          <table:table-cell table:formula="of:=ABS((HOUR([.F4])+(MINUTE([.F4])/60))-(HOUR([.G4])+(MINUTE([.G4])/60)))*60" office:value-type="float" office:value="108" calcext:value-type="float">
            <text:p>108</text:p>
          </table:table-cell>
          <table:table-cell office:value-type="string" calcext:value-type="string">
            <text:p>09:52AM WEST (+1)</text:p>
          </table:table-cell>
          <table:table-cell office:value-type="time" office:time-value="PT06H19M00S" calcext:value-type="time">
            <text:p>06:19:00 AM</text:p>
          </table:table-cell>
        </table:table-row>
        <table:table-row table:style-name="ro1">
          <table:table-cell office:value-type="date" office:date-value="2015-07-25" calcext:value-type="date">
            <text:p>07/25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8PM EDT</text:p>
          </table:table-cell>
          <table:table-cell office:value-type="time" office:time-value="PT21H08M00S" calcext:value-type="time">
            <text:p>09:08:00 PM</text:p>
          </table:table-cell>
          <table:table-cell office:value-type="time" office:time-value="PT92H45M00S" calcext:value-type="time">
            <text:p>08:45:00 PM</text:p>
          </table:table-cell>
          <table:table-cell table:formula="of:=ABS((HOUR([.F5])+(MINUTE([.F5])/60))-(HOUR([.G5])+(MINUTE([.G5])/60)))*60" office:value-type="float" office:value="23" calcext:value-type="float">
            <text:p>23</text:p>
          </table:table-cell>
          <table:table-cell office:value-type="string" calcext:value-type="string">
            <text:p>08:38AM WEST (+1)</text:p>
          </table:table-cell>
          <table:table-cell office:value-type="time" office:time-value="PT06H29M00S" calcext:value-type="time">
            <text:p>06:29:00 AM</text:p>
          </table:table-cell>
        </table:table-row>
        <table:table-row table:style-name="ro1">
          <table:table-cell office:value-type="date" office:date-value="2015-07-24" calcext:value-type="date">
            <text:p>07/24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35PM EDT</text:p>
          </table:table-cell>
          <table:table-cell office:value-type="time" office:time-value="PT21H35M00S" calcext:value-type="time">
            <text:p>09:35:00 PM</text:p>
          </table:table-cell>
          <table:table-cell office:value-type="time" office:time-value="PT116H45M00S" calcext:value-type="time">
            <text:p>08:45:00 PM</text:p>
          </table:table-cell>
          <table:table-cell table:formula="of:=ABS((HOUR([.F6])+(MINUTE([.F6])/60))-(HOUR([.G6])+(MINUTE([.G6])/60)))*60" office:value-type="float" office:value="49.9999999999999" calcext:value-type="float">
            <text:p>50</text:p>
          </table:table-cell>
          <table:table-cell office:value-type="string" calcext:value-type="string">
            <text:p>08:42AM WEST (+1)</text:p>
          </table:table-cell>
          <table:table-cell office:value-type="time" office:time-value="PT06H07M00S" calcext:value-type="time">
            <text:p>06:07:00 AM</text:p>
          </table:table-cell>
        </table:table-row>
        <table:table-row table:style-name="ro1">
          <table:table-cell office:value-type="date" office:date-value="2015-07-23" calcext:value-type="date">
            <text:p>07/23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9PM EDT</text:p>
          </table:table-cell>
          <table:table-cell office:value-type="time" office:time-value="PT21H09M00S" calcext:value-type="time">
            <text:p>09:09:00 PM</text:p>
          </table:table-cell>
          <table:table-cell office:value-type="time" office:time-value="PT140H45M00S" calcext:value-type="time">
            <text:p>08:45:00 PM</text:p>
          </table:table-cell>
          <table:table-cell table:formula="of:=ABS((HOUR([.F7])+(MINUTE([.F7])/60))-(HOUR([.G7])+(MINUTE([.G7])/60)))*60" office:value-type="float" office:value="23.9999999999999" calcext:value-type="float">
            <text:p>24</text:p>
          </table:table-cell>
          <table:table-cell office:value-type="string" calcext:value-type="string">
            <text:p>08:17AM WEST (+1)</text:p>
          </table:table-cell>
          <table:table-cell office:value-type="time" office:time-value="PT06H07M00S" calcext:value-type="time">
            <text:p>06:07:00 AM</text:p>
          </table:table-cell>
        </table:table-row>
        <table:table-row table:style-name="ro1">
          <table:table-cell office:value-type="date" office:date-value="2015-07-22" calcext:value-type="date">
            <text:p>07/22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11:27PM EDT</text:p>
          </table:table-cell>
          <table:table-cell office:value-type="time" office:time-value="PT23H27M00S" calcext:value-type="time">
            <text:p>11:27:00 PM</text:p>
          </table:table-cell>
          <table:table-cell office:value-type="time" office:time-value="PT164H45M00S" calcext:value-type="time">
            <text:p>08:45:00 PM</text:p>
          </table:table-cell>
          <table:table-cell table:formula="of:=ABS((HOUR([.F8])+(MINUTE([.F8])/60))-(HOUR([.G8])+(MINUTE([.G8])/60)))*60" office:value-type="float" office:value="162" calcext:value-type="float">
            <text:p>162</text:p>
          </table:table-cell>
          <table:table-cell office:value-type="string" calcext:value-type="string">
            <text:p>10:28AM WEST (+1)</text:p>
          </table:table-cell>
          <table:table-cell office:value-type="time" office:time-value="PT06H01M00S" calcext:value-type="time">
            <text:p>06:01:00 AM</text:p>
          </table:table-cell>
        </table:table-row>
        <table:table-row table:style-name="ro1">
          <table:table-cell office:value-type="date" office:date-value="2015-07-21" calcext:value-type="date">
            <text:p>07/21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25PM EDT</text:p>
          </table:table-cell>
          <table:table-cell office:value-type="time" office:time-value="PT21H25M00S" calcext:value-type="time">
            <text:p>09:25:00 PM</text:p>
          </table:table-cell>
          <table:table-cell office:value-type="time" office:time-value="PT188H45M00S" calcext:value-type="time">
            <text:p>08:45:00 PM</text:p>
          </table:table-cell>
          <table:table-cell table:formula="of:=ABS((HOUR([.F9])+(MINUTE([.F9])/60))-(HOUR([.G9])+(MINUTE([.G9])/60)))*60" office:value-type="float" office:value="40.0000000000001" calcext:value-type="float">
            <text:p>40</text:p>
          </table:table-cell>
          <table:table-cell office:value-type="string" calcext:value-type="string">
            <text:p>08:58AM WEST (+1)</text:p>
          </table:table-cell>
          <table:table-cell office:value-type="time" office:time-value="PT06H33M00S" calcext:value-type="time">
            <text:p>06:33:00 AM</text:p>
          </table:table-cell>
        </table:table-row>
        <table:table-row table:style-name="ro1">
          <table:table-cell office:value-type="date" office:date-value="2015-07-20" calcext:value-type="date">
            <text:p>07/20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1PM EDT</text:p>
          </table:table-cell>
          <table:table-cell office:value-type="time" office:time-value="PT21H01M00S" calcext:value-type="time">
            <text:p>09:01:00 PM</text:p>
          </table:table-cell>
          <table:table-cell office:value-type="time" office:time-value="PT212H45M00S" calcext:value-type="time">
            <text:p>08:45:00 PM</text:p>
          </table:table-cell>
          <table:table-cell table:formula="of:=ABS((HOUR([.F10])+(MINUTE([.F10])/60))-(HOUR([.G10])+(MINUTE([.G10])/60)))*60" office:value-type="float" office:value="15.9999999999999" calcext:value-type="float">
            <text:p>16</text:p>
          </table:table-cell>
          <table:table-cell office:value-type="string" calcext:value-type="string">
            <text:p>08:25AM WEST (+1)</text:p>
          </table:table-cell>
          <table:table-cell office:value-type="time" office:time-value="PT06H24M00S" calcext:value-type="time">
            <text:p>06:24:00 AM</text:p>
          </table:table-cell>
        </table:table-row>
        <table:table-row table:style-name="ro1">
          <table:table-cell office:value-type="date" office:date-value="2015-07-19" calcext:value-type="date">
            <text:p>07/19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10:44PM EDT</text:p>
          </table:table-cell>
          <table:table-cell office:value-type="time" office:time-value="PT22H44M00S" calcext:value-type="time">
            <text:p>10:44:00 PM</text:p>
          </table:table-cell>
          <table:table-cell office:value-type="time" office:time-value="PT236H45M00S" calcext:value-type="time">
            <text:p>08:45:00 PM</text:p>
          </table:table-cell>
          <table:table-cell table:formula="of:=ABS((HOUR([.F11])+(MINUTE([.F11])/60))-(HOUR([.G11])+(MINUTE([.G11])/60)))*60" office:value-type="float" office:value="119" calcext:value-type="float">
            <text:p>119</text:p>
          </table:table-cell>
          <table:table-cell office:value-type="string" calcext:value-type="string">
            <text:p>10:09AM WEST (+1)</text:p>
          </table:table-cell>
          <table:table-cell office:value-type="time" office:time-value="PT06H25M00S" calcext:value-type="time">
            <text:p>06:25:00 AM</text:p>
          </table:table-cell>
        </table:table-row>
        <table:table-row table:style-name="ro1">
          <table:table-cell office:value-type="date" office:date-value="2015-07-18" calcext:value-type="date">
            <text:p>07/18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14PM EDT</text:p>
          </table:table-cell>
          <table:table-cell office:value-type="time" office:time-value="PT21H14M00S" calcext:value-type="time">
            <text:p>09:14:00 PM</text:p>
          </table:table-cell>
          <table:table-cell office:value-type="time" office:time-value="PT260H45M00S" calcext:value-type="time">
            <text:p>08:45:00 PM</text:p>
          </table:table-cell>
          <table:table-cell table:formula="of:=ABS((HOUR([.F12])+(MINUTE([.F12])/60))-(HOUR([.G12])+(MINUTE([.G12])/60)))*60" office:value-type="float" office:value="29.0000000000001" calcext:value-type="float">
            <text:p>29</text:p>
          </table:table-cell>
          <table:table-cell office:value-type="string" calcext:value-type="string">
            <text:p>08:47AM WEST (+1)</text:p>
          </table:table-cell>
          <table:table-cell office:value-type="time" office:time-value="PT06H33M00S" calcext:value-type="time">
            <text:p>06:33:00 AM</text:p>
          </table:table-cell>
        </table:table-row>
        <table:table-row table:style-name="ro1">
          <table:table-cell office:value-type="date" office:date-value="2015-07-17" calcext:value-type="date">
            <text:p>07/17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31PM EDT</text:p>
          </table:table-cell>
          <table:table-cell office:value-type="time" office:time-value="PT21H31M00S" calcext:value-type="time">
            <text:p>09:31:00 PM</text:p>
          </table:table-cell>
          <table:table-cell office:value-type="time" office:time-value="PT284H45M00S" calcext:value-type="time">
            <text:p>08:45:00 PM</text:p>
          </table:table-cell>
          <table:table-cell table:formula="of:=ABS((HOUR([.F13])+(MINUTE([.F13])/60))-(HOUR([.G13])+(MINUTE([.G13])/60)))*60" office:value-type="float" office:value="45.9999999999999" calcext:value-type="float">
            <text:p>46</text:p>
          </table:table-cell>
          <table:table-cell office:value-type="string" calcext:value-type="string">
            <text:p>08:48AM WEST (+1)</text:p>
          </table:table-cell>
          <table:table-cell office:value-type="time" office:time-value="PT06H17M00S" calcext:value-type="time">
            <text:p>06:17:00 AM</text:p>
          </table:table-cell>
        </table:table-row>
        <table:table-row table:style-name="ro1">
          <table:table-cell office:value-type="date" office:date-value="2015-07-16" calcext:value-type="date">
            <text:p>07/16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11:03PM EDT</text:p>
          </table:table-cell>
          <table:table-cell office:value-type="time" office:time-value="PT23H03M00S" calcext:value-type="time">
            <text:p>11:03:00 PM</text:p>
          </table:table-cell>
          <table:table-cell office:value-type="time" office:time-value="PT308H45M00S" calcext:value-type="time">
            <text:p>08:45:00 PM</text:p>
          </table:table-cell>
          <table:table-cell table:formula="of:=ABS((HOUR([.F14])+(MINUTE([.F14])/60))-(HOUR([.G14])+(MINUTE([.G14])/60)))*60" office:value-type="float" office:value="138" calcext:value-type="float">
            <text:p>138</text:p>
          </table:table-cell>
          <table:table-cell office:value-type="string" calcext:value-type="string">
            <text:p>10:26AM WEST (+1)</text:p>
          </table:table-cell>
          <table:table-cell office:value-type="time" office:time-value="PT06H23M00S" calcext:value-type="time">
            <text:p>06:23:00 AM</text:p>
          </table:table-cell>
        </table:table-row>
        <table:table-row table:style-name="ro1">
          <table:table-cell office:value-type="date" office:date-value="2015-07-15" calcext:value-type="date">
            <text:p>07/15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43PM EDT</text:p>
          </table:table-cell>
          <table:table-cell office:value-type="time" office:time-value="PT21H43M00S" calcext:value-type="time">
            <text:p>09:43:00 PM</text:p>
          </table:table-cell>
          <table:table-cell office:value-type="time" office:time-value="PT332H45M00S" calcext:value-type="time">
            <text:p>08:45:00 PM</text:p>
          </table:table-cell>
          <table:table-cell table:formula="of:=ABS((HOUR([.F15])+(MINUTE([.F15])/60))-(HOUR([.G15])+(MINUTE([.G15])/60)))*60" office:value-type="float" office:value="57.9999999999999" calcext:value-type="float">
            <text:p>58</text:p>
          </table:table-cell>
          <table:table-cell office:value-type="string" calcext:value-type="string">
            <text:p>08:49AM WEST (+1)</text:p>
          </table:table-cell>
          <table:table-cell office:value-type="time" office:time-value="PT06H05M00S" calcext:value-type="time">
            <text:p>06:05:00 AM</text:p>
          </table:table-cell>
        </table:table-row>
        <table:table-row table:style-name="ro1">
          <table:table-cell office:value-type="date" office:date-value="2015-07-14" calcext:value-type="date">
            <text:p>07/14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36PM EDT</text:p>
          </table:table-cell>
          <table:table-cell office:value-type="time" office:time-value="PT21H36M00S" calcext:value-type="time">
            <text:p>09:36:00 PM</text:p>
          </table:table-cell>
          <table:table-cell office:value-type="time" office:time-value="PT356H45M00S" calcext:value-type="time">
            <text:p>08:45:00 PM</text:p>
          </table:table-cell>
          <table:table-cell table:formula="of:=ABS((HOUR([.F16])+(MINUTE([.F16])/60))-(HOUR([.G16])+(MINUTE([.G16])/60)))*60" office:value-type="float" office:value="51.0000000000001" calcext:value-type="float">
            <text:p>51</text:p>
          </table:table-cell>
          <table:table-cell office:value-type="string" calcext:value-type="string">
            <text:p>09:03AM WEST (+1)</text:p>
          </table:table-cell>
          <table:table-cell office:value-type="time" office:time-value="PT06H26M00S" calcext:value-type="time">
            <text:p>06:26:00 AM</text:p>
          </table:table-cell>
        </table:table-row>
        <table:table-row table:style-name="ro1">
          <table:table-cell office:value-type="date" office:date-value="2015-07-13" calcext:value-type="date">
            <text:p>07/13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2PM EDT</text:p>
          </table:table-cell>
          <table:table-cell office:value-type="time" office:time-value="PT21H02M00S" calcext:value-type="time">
            <text:p>09:02:00 PM</text:p>
          </table:table-cell>
          <table:table-cell office:value-type="time" office:time-value="PT380H45M00S" calcext:value-type="time">
            <text:p>08:45:00 PM</text:p>
          </table:table-cell>
          <table:table-cell table:formula="of:=ABS((HOUR([.F17])+(MINUTE([.F17])/60))-(HOUR([.G17])+(MINUTE([.G17])/60)))*60" office:value-type="float" office:value="17.0000000000001" calcext:value-type="float">
            <text:p>17</text:p>
          </table:table-cell>
          <table:table-cell office:value-type="string" calcext:value-type="string">
            <text:p>08:32AM WEST (+1)</text:p>
          </table:table-cell>
          <table:table-cell office:value-type="time" office:time-value="PT06H29M00S" calcext:value-type="time">
            <text:p>06:29:00 AM</text:p>
          </table:table-cell>
        </table:table-row>
        <table:table-row table:style-name="ro1">
          <table:table-cell office:value-type="date" office:date-value="2015-07-12" calcext:value-type="date">
            <text:p>07/12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10PM EDT</text:p>
          </table:table-cell>
          <table:table-cell office:value-type="time" office:time-value="PT21H10M00S" calcext:value-type="time">
            <text:p>09:10:00 PM</text:p>
          </table:table-cell>
          <table:table-cell office:value-type="time" office:time-value="PT404H45M00S" calcext:value-type="time">
            <text:p>08:45:00 PM</text:p>
          </table:table-cell>
          <table:table-cell table:formula="of:=ABS((HOUR([.F18])+(MINUTE([.F18])/60))-(HOUR([.G18])+(MINUTE([.G18])/60)))*60" office:value-type="float" office:value="25.0000000000001" calcext:value-type="float">
            <text:p>25</text:p>
          </table:table-cell>
          <table:table-cell office:value-type="string" calcext:value-type="string">
            <text:p>08:50AM WEST (+1)</text:p>
          </table:table-cell>
          <table:table-cell office:value-type="time" office:time-value="PT06H39M00S" calcext:value-type="time">
            <text:p>06:39:00 AM</text:p>
          </table:table-cell>
        </table:table-row>
        <table:table-row table:style-name="ro1">
          <table:table-cell office:value-type="date" office:date-value="2015-07-11" calcext:value-type="date">
            <text:p>07/11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1PM EDT</text:p>
          </table:table-cell>
          <table:table-cell office:value-type="time" office:time-value="PT21H01M00S" calcext:value-type="time">
            <text:p>09:01:00 PM</text:p>
          </table:table-cell>
          <table:table-cell office:value-type="time" office:time-value="PT428H45M00S" calcext:value-type="time">
            <text:p>08:45:00 PM</text:p>
          </table:table-cell>
          <table:table-cell table:formula="of:=ABS((HOUR([.F19])+(MINUTE([.F19])/60))-(HOUR([.G19])+(MINUTE([.G19])/60)))*60" office:value-type="float" office:value="15.9999999999999" calcext:value-type="float">
            <text:p>16</text:p>
          </table:table-cell>
          <table:table-cell office:value-type="string" calcext:value-type="string">
            <text:p>08:28AM WEST (+1)</text:p>
          </table:table-cell>
          <table:table-cell office:value-type="time" office:time-value="PT06H26M00S" calcext:value-type="time">
            <text:p>06:26:00 AM</text:p>
          </table:table-cell>
        </table:table-row>
        <table:table-row table:style-name="ro1">
          <table:table-cell office:value-type="date" office:date-value="2015-07-10" calcext:value-type="date">
            <text:p>07/10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19PM EDT</text:p>
          </table:table-cell>
          <table:table-cell office:value-type="time" office:time-value="PT21H19M00S" calcext:value-type="time">
            <text:p>09:19:00 PM</text:p>
          </table:table-cell>
          <table:table-cell office:value-type="time" office:time-value="PT452H45M00S" calcext:value-type="time">
            <text:p>08:45:00 PM</text:p>
          </table:table-cell>
          <table:table-cell table:formula="of:=ABS((HOUR([.F20])+(MINUTE([.F20])/60))-(HOUR([.G20])+(MINUTE([.G20])/60)))*60" office:value-type="float" office:value="34" calcext:value-type="float">
            <text:p>34</text:p>
          </table:table-cell>
          <table:table-cell office:value-type="string" calcext:value-type="string">
            <text:p>08:38AM WEST (+1)</text:p>
          </table:table-cell>
          <table:table-cell office:value-type="time" office:time-value="PT06H19M00S" calcext:value-type="time">
            <text:p>06:19:00 AM</text:p>
          </table:table-cell>
        </table:table-row>
        <table:table-row table:style-name="ro1">
          <table:table-cell office:value-type="date" office:date-value="2015-07-09" calcext:value-type="date">
            <text:p>07/09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10:17PM EDT</text:p>
          </table:table-cell>
          <table:table-cell office:value-type="time" office:time-value="PT22H17M00S" calcext:value-type="time">
            <text:p>10:17:00 PM</text:p>
          </table:table-cell>
          <table:table-cell office:value-type="time" office:time-value="PT476H45M00S" calcext:value-type="time">
            <text:p>08:45:00 PM</text:p>
          </table:table-cell>
          <table:table-cell table:formula="of:=ABS((HOUR([.F21])+(MINUTE([.F21])/60))-(HOUR([.G21])+(MINUTE([.G21])/60)))*60" office:value-type="float" office:value="92.0000000000001" calcext:value-type="float">
            <text:p>92</text:p>
          </table:table-cell>
          <table:table-cell office:value-type="string" calcext:value-type="string">
            <text:p>10:27AM WEST (+1)</text:p>
          </table:table-cell>
          <table:table-cell office:value-type="time" office:time-value="PT07H10M00S" calcext:value-type="time">
            <text:p>07:10:00 AM</text:p>
          </table:table-cell>
        </table:table-row>
        <table:table-row table:style-name="ro1">
          <table:table-cell office:value-type="date" office:date-value="2015-07-08" calcext:value-type="date">
            <text:p>07/08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18PM EDT</text:p>
          </table:table-cell>
          <table:table-cell office:value-type="time" office:time-value="PT21H18M00S" calcext:value-type="time">
            <text:p>09:18:00 PM</text:p>
          </table:table-cell>
          <table:table-cell office:value-type="time" office:time-value="PT500H45M00S" calcext:value-type="time">
            <text:p>08:45:00 PM</text:p>
          </table:table-cell>
          <table:table-cell table:formula="of:=ABS((HOUR([.F22])+(MINUTE([.F22])/60))-(HOUR([.G22])+(MINUTE([.G22])/60)))*60" office:value-type="float" office:value="33" calcext:value-type="float">
            <text:p>33</text:p>
          </table:table-cell>
          <table:table-cell office:value-type="string" calcext:value-type="string">
            <text:p>08:50AM WEST (+1)</text:p>
          </table:table-cell>
          <table:table-cell office:value-type="time" office:time-value="PT06H32M00S" calcext:value-type="time">
            <text:p>06:32:00 AM</text:p>
          </table:table-cell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10:26PM EDT</text:p>
          </table:table-cell>
          <table:table-cell office:value-type="time" office:time-value="PT22H26M00S" calcext:value-type="time">
            <text:p>10:26:00 PM</text:p>
          </table:table-cell>
          <table:table-cell office:value-type="time" office:time-value="PT524H45M00S" calcext:value-type="time">
            <text:p>08:45:00 PM</text:p>
          </table:table-cell>
          <table:table-cell table:formula="of:=ABS((HOUR([.F23])+(MINUTE([.F23])/60))-(HOUR([.G23])+(MINUTE([.G23])/60)))*60" office:value-type="float" office:value="101" calcext:value-type="float">
            <text:p>101</text:p>
          </table:table-cell>
          <table:table-cell office:value-type="string" calcext:value-type="string">
            <text:p>10:01AM WEST (+1)</text:p>
          </table:table-cell>
          <table:table-cell office:value-type="time" office:time-value="PT06H34M00S" calcext:value-type="time">
            <text:p>06:34:00 AM</text:p>
          </table:table-cell>
        </table:table-row>
        <table:table-row table:style-name="ro1">
          <table:table-cell office:value-type="date" office:date-value="2015-07-06" calcext:value-type="date">
            <text:p>07/06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10:03PM EDT</text:p>
          </table:table-cell>
          <table:table-cell office:value-type="time" office:time-value="PT22H03M00S" calcext:value-type="time">
            <text:p>10:03:00 PM</text:p>
          </table:table-cell>
          <table:table-cell office:value-type="time" office:time-value="PT548H45M00S" calcext:value-type="time">
            <text:p>08:45:00 PM</text:p>
          </table:table-cell>
          <table:table-cell table:formula="of:=ABS((HOUR([.F24])+(MINUTE([.F24])/60))-(HOUR([.G24])+(MINUTE([.G24])/60)))*60" office:value-type="float" office:value="78" calcext:value-type="float">
            <text:p>78</text:p>
          </table:table-cell>
          <table:table-cell office:value-type="string" calcext:value-type="string">
            <text:p>09:29AM WEST (+1)</text:p>
          </table:table-cell>
          <table:table-cell office:value-type="time" office:time-value="PT06H26M00S" calcext:value-type="time">
            <text:p>06:26:00 AM</text:p>
          </table:table-cell>
        </table:table-row>
        <table:table-row table:style-name="ro1">
          <table:table-cell office:value-type="date" office:date-value="2015-07-05" calcext:value-type="date">
            <text:p>07/05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8:54PM EDT</text:p>
          </table:table-cell>
          <table:table-cell office:value-type="time" office:time-value="PT20H54M00S" calcext:value-type="time">
            <text:p>08:54:00 PM</text:p>
          </table:table-cell>
          <table:table-cell office:value-type="time" office:time-value="PT572H45M00S" calcext:value-type="time">
            <text:p>08:45:00 PM</text:p>
          </table:table-cell>
          <table:table-cell table:formula="of:=ABS((HOUR([.F25])+(MINUTE([.F25])/60))-(HOUR([.G25])+(MINUTE([.G25])/60)))*60" office:value-type="float" office:value="8.99999999999992" calcext:value-type="float">
            <text:p>9</text:p>
          </table:table-cell>
          <table:table-cell office:value-type="string" calcext:value-type="string">
            <text:p>08:12AM WEST (+1)</text:p>
          </table:table-cell>
          <table:table-cell office:value-type="time" office:time-value="PT06H17M00S" calcext:value-type="time">
            <text:p>06:17:00 AM</text:p>
          </table:table-cell>
        </table:table-row>
        <table:table-row table:style-name="ro1">
          <table:table-cell office:value-type="date" office:date-value="2015-07-04" calcext:value-type="date">
            <text:p>07/04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1PM EDT</text:p>
          </table:table-cell>
          <table:table-cell office:value-type="time" office:time-value="PT21H01M00S" calcext:value-type="time">
            <text:p>09:01:00 PM</text:p>
          </table:table-cell>
          <table:table-cell office:value-type="time" office:time-value="PT596H45M00S" calcext:value-type="time">
            <text:p>08:45:00 PM</text:p>
          </table:table-cell>
          <table:table-cell table:formula="of:=ABS((HOUR([.F26])+(MINUTE([.F26])/60))-(HOUR([.G26])+(MINUTE([.G26])/60)))*60" office:value-type="float" office:value="15.9999999999999" calcext:value-type="float">
            <text:p>16</text:p>
          </table:table-cell>
          <table:table-cell office:value-type="string" calcext:value-type="string">
            <text:p>08:20AM WEST (+1)</text:p>
          </table:table-cell>
          <table:table-cell office:value-type="time" office:time-value="PT06H19M00S" calcext:value-type="time">
            <text:p>06:19:00 AM</text:p>
          </table:table-cell>
        </table:table-row>
        <table:table-row table:style-name="ro1">
          <table:table-cell office:value-type="date" office:date-value="2015-07-03" calcext:value-type="date">
            <text:p>07/03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2PM EDT</text:p>
          </table:table-cell>
          <table:table-cell office:value-type="time" office:time-value="PT21H02M00S" calcext:value-type="time">
            <text:p>09:02:00 PM</text:p>
          </table:table-cell>
          <table:table-cell office:value-type="time" office:time-value="PT620H45M00S" calcext:value-type="time">
            <text:p>08:45:00 PM</text:p>
          </table:table-cell>
          <table:table-cell table:formula="of:=ABS((HOUR([.F27])+(MINUTE([.F27])/60))-(HOUR([.G27])+(MINUTE([.G27])/60)))*60" office:value-type="float" office:value="17.0000000000001" calcext:value-type="float">
            <text:p>17</text:p>
          </table:table-cell>
          <table:table-cell office:value-type="string" calcext:value-type="string">
            <text:p>08:07AM WEST (+1)</text:p>
          </table:table-cell>
          <table:table-cell office:value-type="time" office:time-value="PT06H05M00S" calcext:value-type="time">
            <text:p>06:05:00 AM</text:p>
          </table:table-cell>
        </table:table-row>
        <table:table-row table:style-name="ro1">
          <table:table-cell office:value-type="date" office:date-value="2015-07-02" calcext:value-type="date">
            <text:p>07/02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18PM EDT</text:p>
          </table:table-cell>
          <table:table-cell office:value-type="time" office:time-value="PT21H18M00S" calcext:value-type="time">
            <text:p>09:18:00 PM</text:p>
          </table:table-cell>
          <table:table-cell office:value-type="time" office:time-value="PT644H45M00S" calcext:value-type="time">
            <text:p>08:45:00 PM</text:p>
          </table:table-cell>
          <table:table-cell table:formula="of:=ABS((HOUR([.F28])+(MINUTE([.F28])/60))-(HOUR([.G28])+(MINUTE([.G28])/60)))*60" office:value-type="float" office:value="33" calcext:value-type="float">
            <text:p>33</text:p>
          </table:table-cell>
          <table:table-cell office:value-type="string" calcext:value-type="string">
            <text:p>08:33AM WEST (+1)</text:p>
          </table:table-cell>
          <table:table-cell office:value-type="time" office:time-value="PT06H15M00S" calcext:value-type="time">
            <text:p>06:15:00 AM</text:p>
          </table:table-cell>
        </table:table-row>
        <table:table-row table:style-name="ro1">
          <table:table-cell office:value-type="date" office:date-value="2015-07-01" calcext:value-type="date">
            <text:p>07/01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56PM EDT</text:p>
          </table:table-cell>
          <table:table-cell office:value-type="time" office:time-value="PT21H56M00S" calcext:value-type="time">
            <text:p>09:56:00 PM</text:p>
          </table:table-cell>
          <table:table-cell office:value-type="time" office:time-value="PT668H45M00S" calcext:value-type="time">
            <text:p>08:45:00 PM</text:p>
          </table:table-cell>
          <table:table-cell table:formula="of:=ABS((HOUR([.F29])+(MINUTE([.F29])/60))-(HOUR([.G29])+(MINUTE([.G29])/60)))*60" office:value-type="float" office:value="71" calcext:value-type="float">
            <text:p>71</text:p>
          </table:table-cell>
          <table:table-cell office:value-type="string" calcext:value-type="string">
            <text:p>09:00AM WEST (+1)</text:p>
          </table:table-cell>
          <table:table-cell office:value-type="time" office:time-value="PT06H04M00S" calcext:value-type="time">
            <text:p>06:04:00 AM</text:p>
          </table:table-cell>
        </table:table-row>
        <table:table-row table:style-name="ro1">
          <table:table-cell office:value-type="date" office:date-value="2015-06-30" calcext:value-type="date">
            <text:p>06/30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11:27PM EDT</text:p>
          </table:table-cell>
          <table:table-cell office:value-type="time" office:time-value="PT23H27M00S" calcext:value-type="time">
            <text:p>11:27:00 PM</text:p>
          </table:table-cell>
          <table:table-cell office:value-type="time" office:time-value="PT692H45M00S" calcext:value-type="time">
            <text:p>08:45:00 PM</text:p>
          </table:table-cell>
          <table:table-cell table:formula="of:=ABS((HOUR([.F30])+(MINUTE([.F30])/60))-(HOUR([.G30])+(MINUTE([.G30])/60)))*60" office:value-type="float" office:value="162" calcext:value-type="float">
            <text:p>162</text:p>
          </table:table-cell>
          <table:table-cell office:value-type="string" calcext:value-type="string">
            <text:p>10:25AM WEST (+1)</text:p>
          </table:table-cell>
          <table:table-cell office:value-type="time" office:time-value="PT05H58M00S" calcext:value-type="time">
            <text:p>05:58:00 AM</text:p>
          </table:table-cell>
        </table:table-row>
        <table:table-row table:style-name="ro1">
          <table:table-cell office:value-type="date" office:date-value="2015-06-29" calcext:value-type="date">
            <text:p>06/29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37PM EDT</text:p>
          </table:table-cell>
          <table:table-cell office:value-type="time" office:time-value="PT21H37M00S" calcext:value-type="time">
            <text:p>09:37:00 PM</text:p>
          </table:table-cell>
          <table:table-cell office:value-type="time" office:time-value="PT716H45M00S" calcext:value-type="time">
            <text:p>08:45:00 PM</text:p>
          </table:table-cell>
          <table:table-cell table:formula="of:=ABS((HOUR([.F31])+(MINUTE([.F31])/60))-(HOUR([.G31])+(MINUTE([.G31])/60)))*60" office:value-type="float" office:value="52" calcext:value-type="float">
            <text:p>52</text:p>
          </table:table-cell>
          <table:table-cell office:value-type="string" calcext:value-type="string">
            <text:p>08:40AM WEST (+1)</text:p>
          </table:table-cell>
          <table:table-cell office:value-type="time" office:time-value="PT06H03M00S" calcext:value-type="time">
            <text:p>06:03:00 AM</text:p>
          </table:table-cell>
        </table:table-row>
        <table:table-row table:style-name="ro1">
          <table:table-cell office:value-type="date" office:date-value="2015-06-28" calcext:value-type="date">
            <text:p>06/28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1PM EDT</text:p>
          </table:table-cell>
          <table:table-cell office:value-type="time" office:time-value="PT21H01M00S" calcext:value-type="time">
            <text:p>09:01:00 PM</text:p>
          </table:table-cell>
          <table:table-cell office:value-type="time" office:time-value="PT740H45M00S" calcext:value-type="time">
            <text:p>08:45:00 PM</text:p>
          </table:table-cell>
          <table:table-cell table:formula="of:=ABS((HOUR([.F32])+(MINUTE([.F32])/60))-(HOUR([.G32])+(MINUTE([.G32])/60)))*60" office:value-type="float" office:value="15.9999999999999" calcext:value-type="float">
            <text:p>16</text:p>
          </table:table-cell>
          <table:table-cell office:value-type="string" calcext:value-type="string">
            <text:p>08:17AM WEST (+1)</text:p>
          </table:table-cell>
          <table:table-cell office:value-type="time" office:time-value="PT06H15M00S" calcext:value-type="time">
            <text:p>06:15:00 AM</text:p>
          </table:table-cell>
        </table:table-row>
        <table:table-row table:style-name="ro1">
          <table:table-cell office:value-type="date" office:date-value="2015-06-27" calcext:value-type="date">
            <text:p>06/27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11:28PM EDT</text:p>
          </table:table-cell>
          <table:table-cell office:value-type="time" office:time-value="PT23H28M00S" calcext:value-type="time">
            <text:p>11:28:00 PM</text:p>
          </table:table-cell>
          <table:table-cell office:value-type="time" office:time-value="PT764H45M00S" calcext:value-type="time">
            <text:p>08:45:00 PM</text:p>
          </table:table-cell>
          <table:table-cell table:formula="of:=ABS((HOUR([.F33])+(MINUTE([.F33])/60))-(HOUR([.G33])+(MINUTE([.G33])/60)))*60" office:value-type="float" office:value="163" calcext:value-type="float">
            <text:p>163</text:p>
          </table:table-cell>
          <table:table-cell office:value-type="string" calcext:value-type="string">
            <text:p>10:49AM WEST (+1)</text:p>
          </table:table-cell>
          <table:table-cell office:value-type="time" office:time-value="PT06H21M00S" calcext:value-type="time">
            <text:p>06:21:00 AM</text:p>
          </table:table-cell>
        </table:table-row>
        <table:table-row table:style-name="ro1">
          <table:table-cell office:value-type="date" office:date-value="2015-06-26" calcext:value-type="date">
            <text:p>06/26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21PM EDT</text:p>
          </table:table-cell>
          <table:table-cell office:value-type="time" office:time-value="PT21H21M00S" calcext:value-type="time">
            <text:p>09:21:00 PM</text:p>
          </table:table-cell>
          <table:table-cell office:value-type="time" office:time-value="PT788H45M00S" calcext:value-type="time">
            <text:p>08:45:00 PM</text:p>
          </table:table-cell>
          <table:table-cell table:formula="of:=ABS((HOUR([.F34])+(MINUTE([.F34])/60))-(HOUR([.G34])+(MINUTE([.G34])/60)))*60" office:value-type="float" office:value="36.0000000000001" calcext:value-type="float">
            <text:p>36</text:p>
          </table:table-cell>
          <table:table-cell office:value-type="string" calcext:value-type="string">
            <text:p>08:40AM WEST (+1)</text:p>
          </table:table-cell>
          <table:table-cell office:value-type="time" office:time-value="PT06H18M00S" calcext:value-type="time">
            <text:p>06:18:00 AM</text:p>
          </table:table-cell>
        </table:table-row>
        <table:table-row table:style-name="ro1">
          <table:table-cell office:value-type="date" office:date-value="2015-06-25" calcext:value-type="date">
            <text:p>06/25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8:58PM EDT</text:p>
          </table:table-cell>
          <table:table-cell office:value-type="time" office:time-value="PT20H58M00S" calcext:value-type="time">
            <text:p>08:58:00 PM</text:p>
          </table:table-cell>
          <table:table-cell office:value-type="time" office:time-value="PT812H45M00S" calcext:value-type="time">
            <text:p>08:45:00 PM</text:p>
          </table:table-cell>
          <table:table-cell table:formula="of:=ABS((HOUR([.F35])+(MINUTE([.F35])/60))-(HOUR([.G35])+(MINUTE([.G35])/60)))*60" office:value-type="float" office:value="12.9999999999999" calcext:value-type="float">
            <text:p>13</text:p>
          </table:table-cell>
          <table:table-cell office:value-type="string" calcext:value-type="string">
            <text:p>08:07AM WEST (+1)</text:p>
          </table:table-cell>
          <table:table-cell office:value-type="time" office:time-value="PT06H09M00S" calcext:value-type="time">
            <text:p>06:09:00 AM</text:p>
          </table:table-cell>
        </table:table-row>
        <table:table-row table:style-name="ro1">
          <table:table-cell office:value-type="date" office:date-value="2015-06-24" calcext:value-type="date">
            <text:p>06/24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0PM EDT</text:p>
          </table:table-cell>
          <table:table-cell office:value-type="time" office:time-value="PT21H00M00S" calcext:value-type="time">
            <text:p>09:00:00 PM</text:p>
          </table:table-cell>
          <table:table-cell office:value-type="time" office:time-value="PT836H45M00S" calcext:value-type="time">
            <text:p>08:45:00 PM</text:p>
          </table:table-cell>
          <table:table-cell table:formula="of:=ABS((HOUR([.F36])+(MINUTE([.F36])/60))-(HOUR([.G36])+(MINUTE([.G36])/60)))*60" office:value-type="float" office:value="15" calcext:value-type="float">
            <text:p>15</text:p>
          </table:table-cell>
          <table:table-cell office:value-type="string" calcext:value-type="string">
            <text:p>07:59AM WEST (+1)</text:p>
          </table:table-cell>
          <table:table-cell office:value-type="time" office:time-value="PT05H59M00S" calcext:value-type="time">
            <text:p>05:59:00 AM</text:p>
          </table:table-cell>
        </table:table-row>
        <table:table-row table:style-name="ro1">
          <table:table-cell office:value-type="date" office:date-value="2015-06-23" calcext:value-type="date">
            <text:p>06/23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8PM EDT</text:p>
          </table:table-cell>
          <table:table-cell office:value-type="time" office:time-value="PT21H08M00S" calcext:value-type="time">
            <text:p>09:08:00 PM</text:p>
          </table:table-cell>
          <table:table-cell office:value-type="time" office:time-value="PT860H45M00S" calcext:value-type="time">
            <text:p>08:45:00 PM</text:p>
          </table:table-cell>
          <table:table-cell table:formula="of:=ABS((HOUR([.F37])+(MINUTE([.F37])/60))-(HOUR([.G37])+(MINUTE([.G37])/60)))*60" office:value-type="float" office:value="23" calcext:value-type="float">
            <text:p>23</text:p>
          </table:table-cell>
          <table:table-cell office:value-type="string" calcext:value-type="string">
            <text:p>11:46AM WEST (+1)</text:p>
          </table:table-cell>
          <table:table-cell office:value-type="time" office:time-value="PT09H37M00S" calcext:value-type="time">
            <text:p>09:37:00 AM</text:p>
          </table:table-cell>
        </table:table-row>
        <table:table-row table:style-name="ro1">
          <table:table-cell office:value-type="date" office:date-value="2015-06-22" calcext:value-type="date">
            <text:p>06/22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55PM EDT</text:p>
          </table:table-cell>
          <table:table-cell office:value-type="time" office:time-value="PT21H55M00S" calcext:value-type="time">
            <text:p>09:55:00 PM</text:p>
          </table:table-cell>
          <table:table-cell office:value-type="time" office:time-value="PT884H45M00S" calcext:value-type="time">
            <text:p>08:45:00 PM</text:p>
          </table:table-cell>
          <table:table-cell table:formula="of:=ABS((HOUR([.F38])+(MINUTE([.F38])/60))-(HOUR([.G38])+(MINUTE([.G38])/60)))*60" office:value-type="float" office:value="70.0000000000001" calcext:value-type="float">
            <text:p>70</text:p>
          </table:table-cell>
          <table:table-cell office:value-type="string" calcext:value-type="string">
            <text:p>09:06AM WEST (+1)</text:p>
          </table:table-cell>
          <table:table-cell office:value-type="time" office:time-value="PT06H11M00S" calcext:value-type="time">
            <text:p>06:11:00 AM</text:p>
          </table:table-cell>
        </table:table-row>
        <table:table-row table:style-name="ro1">
          <table:table-cell office:value-type="date" office:date-value="2015-06-20" calcext:value-type="date">
            <text:p>06/20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10:16PM EDT</text:p>
          </table:table-cell>
          <table:table-cell office:value-type="time" office:time-value="PT22H16M00S" calcext:value-type="time">
            <text:p>10:16:00 PM</text:p>
          </table:table-cell>
          <table:table-cell office:value-type="time" office:time-value="PT908H45M00S" calcext:value-type="time">
            <text:p>08:45:00 PM</text:p>
          </table:table-cell>
          <table:table-cell table:formula="of:=ABS((HOUR([.F39])+(MINUTE([.F39])/60))-(HOUR([.G39])+(MINUTE([.G39])/60)))*60" office:value-type="float" office:value="90.9999999999999" calcext:value-type="float">
            <text:p>91</text:p>
          </table:table-cell>
          <table:table-cell office:value-type="string" calcext:value-type="string">
            <text:p>09:53AM WEST (+1)</text:p>
          </table:table-cell>
          <table:table-cell office:value-type="time" office:time-value="PT06H36M00S" calcext:value-type="time">
            <text:p>06:36:00 AM</text:p>
          </table:table-cell>
        </table:table-row>
        <table:table-row table:style-name="ro1">
          <table:table-cell office:value-type="date" office:date-value="2015-06-19" calcext:value-type="date">
            <text:p>06/19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19PM EDT</text:p>
          </table:table-cell>
          <table:table-cell office:value-type="time" office:time-value="PT21H19M00S" calcext:value-type="time">
            <text:p>09:19:00 PM</text:p>
          </table:table-cell>
          <table:table-cell office:value-type="time" office:time-value="PT932H45M00S" calcext:value-type="time">
            <text:p>08:45:00 PM</text:p>
          </table:table-cell>
          <table:table-cell table:formula="of:=ABS((HOUR([.F40])+(MINUTE([.F40])/60))-(HOUR([.G40])+(MINUTE([.G40])/60)))*60" office:value-type="float" office:value="34" calcext:value-type="float">
            <text:p>34</text:p>
          </table:table-cell>
          <table:table-cell office:value-type="string" calcext:value-type="string">
            <text:p>08:49AM WEST (+1)</text:p>
          </table:table-cell>
          <table:table-cell office:value-type="time" office:time-value="PT06H29M00S" calcext:value-type="time">
            <text:p>06:29:00 AM</text:p>
          </table:table-cell>
        </table:table-row>
        <table:table-row table:style-name="ro1">
          <table:table-cell office:value-type="date" office:date-value="2015-06-18" calcext:value-type="date">
            <text:p>06/18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20PM EDT</text:p>
          </table:table-cell>
          <table:table-cell office:value-type="time" office:time-value="PT21H20M00S" calcext:value-type="time">
            <text:p>09:20:00 PM</text:p>
          </table:table-cell>
          <table:table-cell office:value-type="time" office:time-value="PT956H45M00S" calcext:value-type="time">
            <text:p>08:45:00 PM</text:p>
          </table:table-cell>
          <table:table-cell table:formula="of:=ABS((HOUR([.F41])+(MINUTE([.F41])/60))-(HOUR([.G41])+(MINUTE([.G41])/60)))*60" office:value-type="float" office:value="34.9999999999999" calcext:value-type="float">
            <text:p>35</text:p>
          </table:table-cell>
          <table:table-cell office:value-type="string" calcext:value-type="string">
            <text:p>08:50AM WEST (+1)</text:p>
          </table:table-cell>
          <table:table-cell office:value-type="time" office:time-value="PT06H30M00S" calcext:value-type="time">
            <text:p>06:30:00 AM</text:p>
          </table:table-cell>
        </table:table-row>
        <table:table-row table:style-name="ro1">
          <table:table-cell office:value-type="date" office:date-value="2015-06-17" calcext:value-type="date">
            <text:p>06/17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10:05PM EDT</text:p>
          </table:table-cell>
          <table:table-cell office:value-type="time" office:time-value="PT22H05M00S" calcext:value-type="time">
            <text:p>10:05:00 PM</text:p>
          </table:table-cell>
          <table:table-cell office:value-type="time" office:time-value="PT980H45M00S" calcext:value-type="time">
            <text:p>08:45:00 PM</text:p>
          </table:table-cell>
          <table:table-cell table:formula="of:=ABS((HOUR([.F42])+(MINUTE([.F42])/60))-(HOUR([.G42])+(MINUTE([.G42])/60)))*60" office:value-type="float" office:value="79.9999999999999" calcext:value-type="float">
            <text:p>80</text:p>
          </table:table-cell>
          <table:table-cell office:value-type="string" calcext:value-type="string">
            <text:p>09:40AM WEST (+1)</text:p>
          </table:table-cell>
          <table:table-cell office:value-type="time" office:time-value="PT06H35M00S" calcext:value-type="time">
            <text:p>06:35:00 AM</text:p>
          </table:table-cell>
        </table:table-row>
        <table:table-row table:style-name="ro1">
          <table:table-cell office:value-type="date" office:date-value="2015-06-16" calcext:value-type="date">
            <text:p>06/16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58PM EDT</text:p>
          </table:table-cell>
          <table:table-cell office:value-type="time" office:time-value="PT21H58M00S" calcext:value-type="time">
            <text:p>09:58:00 PM</text:p>
          </table:table-cell>
          <table:table-cell office:value-type="time" office:time-value="PT1004H45M00S" calcext:value-type="time">
            <text:p>08:45:00 PM</text:p>
          </table:table-cell>
          <table:table-cell table:formula="of:=ABS((HOUR([.F43])+(MINUTE([.F43])/60))-(HOUR([.G43])+(MINUTE([.G43])/60)))*60" office:value-type="float" office:value="72.9999999999999" calcext:value-type="float">
            <text:p>73</text:p>
          </table:table-cell>
          <table:table-cell office:value-type="string" calcext:value-type="string">
            <text:p>09:41AM WEST (+1)</text:p>
          </table:table-cell>
          <table:table-cell office:value-type="time" office:time-value="PT06H43M00S" calcext:value-type="time">
            <text:p>06:43:00 AM</text:p>
          </table:table-cell>
        </table:table-row>
        <table:table-row table:style-name="ro1">
          <table:table-cell office:value-type="date" office:date-value="2015-06-15" calcext:value-type="date">
            <text:p>06/15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48PM EDT</text:p>
          </table:table-cell>
          <table:table-cell office:value-type="time" office:time-value="PT21H48M00S" calcext:value-type="time">
            <text:p>09:48:00 PM</text:p>
          </table:table-cell>
          <table:table-cell office:value-type="time" office:time-value="PT1028H45M00S" calcext:value-type="time">
            <text:p>08:45:00 PM</text:p>
          </table:table-cell>
          <table:table-cell table:formula="of:=ABS((HOUR([.F44])+(MINUTE([.F44])/60))-(HOUR([.G44])+(MINUTE([.G44])/60)))*60" office:value-type="float" office:value="63" calcext:value-type="float">
            <text:p>63</text:p>
          </table:table-cell>
          <table:table-cell office:value-type="string" calcext:value-type="string">
            <text:p>09:42AM WEST (+1)</text:p>
          </table:table-cell>
          <table:table-cell office:value-type="time" office:time-value="PT06H53M00S" calcext:value-type="time">
            <text:p>06:53:00 AM</text:p>
          </table:table-cell>
        </table:table-row>
        <table:table-row table:style-name="ro1">
          <table:table-cell office:value-type="date" office:date-value="2015-06-14" calcext:value-type="date">
            <text:p>06/14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37PM EDT</text:p>
          </table:table-cell>
          <table:table-cell office:value-type="time" office:time-value="PT21H37M00S" calcext:value-type="time">
            <text:p>09:37:00 PM</text:p>
          </table:table-cell>
          <table:table-cell office:value-type="time" office:time-value="PT1052H45M00S" calcext:value-type="time">
            <text:p>08:45:00 PM</text:p>
          </table:table-cell>
          <table:table-cell table:formula="of:=ABS((HOUR([.F45])+(MINUTE([.F45])/60))-(HOUR([.G45])+(MINUTE([.G45])/60)))*60" office:value-type="float" office:value="52" calcext:value-type="float">
            <text:p>52</text:p>
          </table:table-cell>
          <table:table-cell office:value-type="string" calcext:value-type="string">
            <text:p>08:57AM WEST (+1)</text:p>
          </table:table-cell>
          <table:table-cell office:value-type="time" office:time-value="PT06H20M00S" calcext:value-type="time">
            <text:p>06:20:00 AM</text:p>
          </table:table-cell>
        </table:table-row>
        <table:table-row table:style-name="ro1">
          <table:table-cell office:value-type="date" office:date-value="2015-06-13" calcext:value-type="date">
            <text:p>06/13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10:22PM EDT</text:p>
          </table:table-cell>
          <table:table-cell office:value-type="time" office:time-value="PT22H22M00S" calcext:value-type="time">
            <text:p>10:22:00 PM</text:p>
          </table:table-cell>
          <table:table-cell office:value-type="time" office:time-value="PT1076H45M00S" calcext:value-type="time">
            <text:p>08:45:00 PM</text:p>
          </table:table-cell>
          <table:table-cell table:formula="of:=ABS((HOUR([.F46])+(MINUTE([.F46])/60))-(HOUR([.G46])+(MINUTE([.G46])/60)))*60" office:value-type="float" office:value="97" calcext:value-type="float">
            <text:p>97</text:p>
          </table:table-cell>
          <table:table-cell office:value-type="string" calcext:value-type="string">
            <text:p>09:43AM WEST (+1)</text:p>
          </table:table-cell>
          <table:table-cell office:value-type="time" office:time-value="PT06H21M00S" calcext:value-type="time">
            <text:p>06:21:00 AM</text:p>
          </table:table-cell>
        </table:table-row>
        <table:table-row table:style-name="ro1">
          <table:table-cell office:value-type="date" office:date-value="2015-06-12" calcext:value-type="date">
            <text:p>06/12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8PM EDT</text:p>
          </table:table-cell>
          <table:table-cell office:value-type="time" office:time-value="PT21H08M00S" calcext:value-type="time">
            <text:p>09:08:00 PM</text:p>
          </table:table-cell>
          <table:table-cell office:value-type="time" office:time-value="PT1100H45M00S" calcext:value-type="time">
            <text:p>08:45:00 PM</text:p>
          </table:table-cell>
          <table:table-cell table:formula="of:=ABS((HOUR([.F47])+(MINUTE([.F47])/60))-(HOUR([.G47])+(MINUTE([.G47])/60)))*60" office:value-type="float" office:value="23" calcext:value-type="float">
            <text:p>23</text:p>
          </table:table-cell>
          <table:table-cell office:value-type="string" calcext:value-type="string">
            <text:p>08:39AM WEST (+1)</text:p>
          </table:table-cell>
          <table:table-cell office:value-type="time" office:time-value="PT06H30M00S" calcext:value-type="time">
            <text:p>06:30:00 AM</text:p>
          </table:table-cell>
        </table:table-row>
        <table:table-row table:style-name="ro1">
          <table:table-cell office:value-type="date" office:date-value="2015-06-11" calcext:value-type="date">
            <text:p>06/11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8:59PM EDT</text:p>
          </table:table-cell>
          <table:table-cell office:value-type="time" office:time-value="PT20H59M00S" calcext:value-type="time">
            <text:p>08:59:00 PM</text:p>
          </table:table-cell>
          <table:table-cell office:value-type="time" office:time-value="PT1124H45M00S" calcext:value-type="time">
            <text:p>08:45:00 PM</text:p>
          </table:table-cell>
          <table:table-cell table:formula="of:=ABS((HOUR([.F48])+(MINUTE([.F48])/60))-(HOUR([.G48])+(MINUTE([.G48])/60)))*60" office:value-type="float" office:value="14.0000000000001" calcext:value-type="float">
            <text:p>14</text:p>
          </table:table-cell>
          <table:table-cell office:value-type="string" calcext:value-type="string">
            <text:p>08:45AM WEST (+1)</text:p>
          </table:table-cell>
          <table:table-cell office:value-type="time" office:time-value="PT06H46M00S" calcext:value-type="time">
            <text:p>06:46:00 AM</text:p>
          </table:table-cell>
        </table:table-row>
        <table:table-row table:style-name="ro1">
          <table:table-cell office:value-type="date" office:date-value="2015-06-10" calcext:value-type="date">
            <text:p>06/10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1PM EDT</text:p>
          </table:table-cell>
          <table:table-cell office:value-type="time" office:time-value="PT21H01M00S" calcext:value-type="time">
            <text:p>09:01:00 PM</text:p>
          </table:table-cell>
          <table:table-cell office:value-type="time" office:time-value="PT1148H45M00S" calcext:value-type="time">
            <text:p>08:45:00 PM</text:p>
          </table:table-cell>
          <table:table-cell table:formula="of:=ABS((HOUR([.F49])+(MINUTE([.F49])/60))-(HOUR([.G49])+(MINUTE([.G49])/60)))*60" office:value-type="float" office:value="15.9999999999999" calcext:value-type="float">
            <text:p>16</text:p>
          </table:table-cell>
          <table:table-cell office:value-type="string" calcext:value-type="string">
            <text:p>08:44AM WEST (+1)</text:p>
          </table:table-cell>
          <table:table-cell office:value-type="time" office:time-value="PT06H42M00S" calcext:value-type="time">
            <text:p>06:42:00 AM</text:p>
          </table:table-cell>
        </table:table-row>
        <table:table-row table:style-name="ro1">
          <table:table-cell office:value-type="date" office:date-value="2015-06-09" calcext:value-type="date">
            <text:p>06/09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8:57PM EDT</text:p>
          </table:table-cell>
          <table:table-cell office:value-type="time" office:time-value="PT20H57M00S" calcext:value-type="time">
            <text:p>08:57:00 PM</text:p>
          </table:table-cell>
          <table:table-cell office:value-type="time" office:time-value="PT1172H45M00S" calcext:value-type="time">
            <text:p>08:45:00 PM</text:p>
          </table:table-cell>
          <table:table-cell table:formula="of:=ABS((HOUR([.F50])+(MINUTE([.F50])/60))-(HOUR([.G50])+(MINUTE([.G50])/60)))*60" office:value-type="float" office:value="12" calcext:value-type="float">
            <text:p>12</text:p>
          </table:table-cell>
          <table:table-cell office:value-type="string" calcext:value-type="string">
            <text:p>09:05AM WEST (+1)</text:p>
          </table:table-cell>
          <table:table-cell office:value-type="time" office:time-value="PT07H08M00S" calcext:value-type="time">
            <text:p>07:08:00 AM</text:p>
          </table:table-cell>
        </table:table-row>
        <table:table-row table:style-name="ro1">
          <table:table-cell office:value-type="date" office:date-value="2015-06-08" calcext:value-type="date">
            <text:p>06/08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0PM EDT</text:p>
          </table:table-cell>
          <table:table-cell office:value-type="time" office:time-value="PT21H00M00S" calcext:value-type="time">
            <text:p>09:00:00 PM</text:p>
          </table:table-cell>
          <table:table-cell office:value-type="time" office:time-value="PT1196H45M00S" calcext:value-type="time">
            <text:p>08:45:00 PM</text:p>
          </table:table-cell>
          <table:table-cell table:formula="of:=ABS((HOUR([.F51])+(MINUTE([.F51])/60))-(HOUR([.G51])+(MINUTE([.G51])/60)))*60" office:value-type="float" office:value="15" calcext:value-type="float">
            <text:p>15</text:p>
          </table:table-cell>
          <table:table-cell office:value-type="string" calcext:value-type="string">
            <text:p>08:51AM WEST (+1)</text:p>
          </table:table-cell>
          <table:table-cell office:value-type="time" office:time-value="PT06H51M00S" calcext:value-type="time">
            <text:p>06:51:00 AM</text:p>
          </table:table-cell>
        </table:table-row>
        <table:table-row table:style-name="ro1">
          <table:table-cell office:value-type="date" office:date-value="2015-06-07" calcext:value-type="date">
            <text:p>06/07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7PM EDT</text:p>
          </table:table-cell>
          <table:table-cell office:value-type="time" office:time-value="PT21H07M00S" calcext:value-type="time">
            <text:p>09:07:00 PM</text:p>
          </table:table-cell>
          <table:table-cell office:value-type="time" office:time-value="PT1220H45M00S" calcext:value-type="time">
            <text:p>08:45:00 PM</text:p>
          </table:table-cell>
          <table:table-cell table:formula="of:=ABS((HOUR([.F52])+(MINUTE([.F52])/60))-(HOUR([.G52])+(MINUTE([.G52])/60)))*60" office:value-type="float" office:value="22" calcext:value-type="float">
            <text:p>22</text:p>
          </table:table-cell>
          <table:table-cell office:value-type="string" calcext:value-type="string">
            <text:p>09:04AM WEST (+1)</text:p>
          </table:table-cell>
          <table:table-cell office:value-type="time" office:time-value="PT06H56M00S" calcext:value-type="time">
            <text:p>06:56:00 AM</text:p>
          </table:table-cell>
        </table:table-row>
        <table:table-row table:style-name="ro1"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2PM EDT</text:p>
          </table:table-cell>
          <table:table-cell office:value-type="time" office:time-value="PT21H02M00S" calcext:value-type="time">
            <text:p>09:02:00 PM</text:p>
          </table:table-cell>
          <table:table-cell office:value-type="time" office:time-value="PT1244H45M00S" calcext:value-type="time">
            <text:p>08:45:00 PM</text:p>
          </table:table-cell>
          <table:table-cell table:formula="of:=ABS((HOUR([.F53])+(MINUTE([.F53])/60))-(HOUR([.G53])+(MINUTE([.G53])/60)))*60" office:value-type="float" office:value="17.0000000000001" calcext:value-type="float">
            <text:p>17</text:p>
          </table:table-cell>
          <table:table-cell office:value-type="string" calcext:value-type="string">
            <text:p>08:44AM WEST (+1)</text:p>
          </table:table-cell>
          <table:table-cell office:value-type="time" office:time-value="PT06H41M00S" calcext:value-type="time">
            <text:p>06:41:00 AM</text:p>
          </table:table-cell>
        </table:table-row>
        <table:table-row table:style-name="ro1">
          <table:table-cell office:value-type="date" office:date-value="2015-06-05" calcext:value-type="date">
            <text:p>06/05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7PM EDT</text:p>
          </table:table-cell>
          <table:table-cell office:value-type="time" office:time-value="PT21H07M00S" calcext:value-type="time">
            <text:p>09:07:00 PM</text:p>
          </table:table-cell>
          <table:table-cell office:value-type="time" office:time-value="PT1268H45M00S" calcext:value-type="time">
            <text:p>08:45:00 PM</text:p>
          </table:table-cell>
          <table:table-cell table:formula="of:=ABS((HOUR([.F54])+(MINUTE([.F54])/60))-(HOUR([.G54])+(MINUTE([.G54])/60)))*60" office:value-type="float" office:value="22" calcext:value-type="float">
            <text:p>22</text:p>
          </table:table-cell>
          <table:table-cell office:value-type="string" calcext:value-type="string">
            <text:p>08:37AM WEST (+1)</text:p>
          </table:table-cell>
          <table:table-cell office:value-type="time" office:time-value="PT06H30M00S" calcext:value-type="time">
            <text:p>06:30:00 AM</text:p>
          </table:table-cell>
        </table:table-row>
        <table:table-row table:style-name="ro1">
          <table:table-cell office:value-type="date" office:date-value="2015-06-04" calcext:value-type="date">
            <text:p>06/04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10:33PM EDT</text:p>
          </table:table-cell>
          <table:table-cell office:value-type="time" office:time-value="PT22H33M00S" calcext:value-type="time">
            <text:p>10:33:00 PM</text:p>
          </table:table-cell>
          <table:table-cell office:value-type="time" office:time-value="PT1292H45M00S" calcext:value-type="time">
            <text:p>08:45:00 PM</text:p>
          </table:table-cell>
          <table:table-cell table:formula="of:=ABS((HOUR([.F55])+(MINUTE([.F55])/60))-(HOUR([.G55])+(MINUTE([.G55])/60)))*60" office:value-type="float" office:value="108" calcext:value-type="float">
            <text:p>108</text:p>
          </table:table-cell>
          <table:table-cell office:value-type="string" calcext:value-type="string">
            <text:p>09:59AM WEST (+1)</text:p>
          </table:table-cell>
          <table:table-cell office:value-type="time" office:time-value="PT06H25M00S" calcext:value-type="time">
            <text:p>06:25:00 AM</text:p>
          </table:table-cell>
        </table:table-row>
        <table:table-row table:style-name="ro1">
          <table:table-cell office:value-type="date" office:date-value="2015-06-03" calcext:value-type="date">
            <text:p>06/03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8PM EDT</text:p>
          </table:table-cell>
          <table:table-cell office:value-type="time" office:time-value="PT21H08M00S" calcext:value-type="time">
            <text:p>09:08:00 PM</text:p>
          </table:table-cell>
          <table:table-cell office:value-type="time" office:time-value="PT1316H45M00S" calcext:value-type="time">
            <text:p>08:45:00 PM</text:p>
          </table:table-cell>
          <table:table-cell table:formula="of:=ABS((HOUR([.F56])+(MINUTE([.F56])/60))-(HOUR([.G56])+(MINUTE([.G56])/60)))*60" office:value-type="float" office:value="23" calcext:value-type="float">
            <text:p>23</text:p>
          </table:table-cell>
          <table:table-cell office:value-type="string" calcext:value-type="string">
            <text:p>08:19AM WEST (+1)</text:p>
          </table:table-cell>
          <table:table-cell office:value-type="time" office:time-value="PT06H11M00S" calcext:value-type="time">
            <text:p>06:11:00 AM</text:p>
          </table:table-cell>
        </table:table-row>
        <table:table-row table:style-name="ro1">
          <table:table-cell office:value-type="date" office:date-value="2015-06-02" calcext:value-type="date">
            <text:p>06/02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7PM EDT</text:p>
          </table:table-cell>
          <table:table-cell office:value-type="time" office:time-value="PT21H07M00S" calcext:value-type="time">
            <text:p>09:07:00 PM</text:p>
          </table:table-cell>
          <table:table-cell office:value-type="time" office:time-value="PT1340H45M00S" calcext:value-type="time">
            <text:p>08:45:00 PM</text:p>
          </table:table-cell>
          <table:table-cell table:formula="of:=ABS((HOUR([.F57])+(MINUTE([.F57])/60))-(HOUR([.G57])+(MINUTE([.G57])/60)))*60" office:value-type="float" office:value="22" calcext:value-type="float">
            <text:p>22</text:p>
          </table:table-cell>
          <table:table-cell office:value-type="string" calcext:value-type="string">
            <text:p>08:32AM WEST (+1)</text:p>
          </table:table-cell>
          <table:table-cell office:value-type="time" office:time-value="PT06H25M00S" calcext:value-type="time">
            <text:p>06:25:00 AM</text:p>
          </table:table-cell>
        </table:table-row>
        <table:table-row table:style-name="ro1">
          <table:table-cell office:value-type="date" office:date-value="2015-06-01" calcext:value-type="date">
            <text:p>06/01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43PM EDT</text:p>
          </table:table-cell>
          <table:table-cell office:value-type="time" office:time-value="PT21H43M00S" calcext:value-type="time">
            <text:p>09:43:00 PM</text:p>
          </table:table-cell>
          <table:table-cell office:value-type="time" office:time-value="PT1364H45M00S" calcext:value-type="time">
            <text:p>08:45:00 PM</text:p>
          </table:table-cell>
          <table:table-cell table:formula="of:=ABS((HOUR([.F58])+(MINUTE([.F58])/60))-(HOUR([.G58])+(MINUTE([.G58])/60)))*60" office:value-type="float" office:value="57.9999999999999" calcext:value-type="float">
            <text:p>58</text:p>
          </table:table-cell>
          <table:table-cell office:value-type="string" calcext:value-type="string">
            <text:p>08:58AM WEST (+1)</text:p>
          </table:table-cell>
          <table:table-cell office:value-type="time" office:time-value="PT06H15M00S" calcext:value-type="time">
            <text:p>06:15:00 AM</text:p>
          </table:table-cell>
        </table:table-row>
        <table:table-row table:style-name="ro1">
          <table:table-cell office:value-type="date" office:date-value="2015-05-31" calcext:value-type="date">
            <text:p>05/31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13PM EDT</text:p>
          </table:table-cell>
          <table:table-cell office:value-type="time" office:time-value="PT21H13M00S" calcext:value-type="time">
            <text:p>09:13:00 PM</text:p>
          </table:table-cell>
          <table:table-cell office:value-type="time" office:time-value="PT1388H45M00S" calcext:value-type="time">
            <text:p>08:45:00 PM</text:p>
          </table:table-cell>
          <table:table-cell table:formula="of:=ABS((HOUR([.F59])+(MINUTE([.F59])/60))-(HOUR([.G59])+(MINUTE([.G59])/60)))*60" office:value-type="float" office:value="27.9999999999999" calcext:value-type="float">
            <text:p>28</text:p>
          </table:table-cell>
          <table:table-cell office:value-type="string" calcext:value-type="string">
            <text:p>09:11AM WEST (+1)</text:p>
          </table:table-cell>
          <table:table-cell office:value-type="time" office:time-value="PT06H57M00S" calcext:value-type="time">
            <text:p>06:57:00 AM</text:p>
          </table:table-cell>
        </table:table-row>
        <table:table-row table:style-name="ro1">
          <table:table-cell office:value-type="date" office:date-value="2015-05-30" calcext:value-type="date">
            <text:p>05/30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10:02PM EDT</text:p>
          </table:table-cell>
          <table:table-cell office:value-type="time" office:time-value="PT22H02M00S" calcext:value-type="time">
            <text:p>10:02:00 PM</text:p>
          </table:table-cell>
          <table:table-cell office:value-type="time" office:time-value="PT1412H45M00S" calcext:value-type="time">
            <text:p>08:45:00 PM</text:p>
          </table:table-cell>
          <table:table-cell table:formula="of:=ABS((HOUR([.F60])+(MINUTE([.F60])/60))-(HOUR([.G60])+(MINUTE([.G60])/60)))*60" office:value-type="float" office:value="77.0000000000001" calcext:value-type="float">
            <text:p>77</text:p>
          </table:table-cell>
          <table:table-cell office:value-type="string" calcext:value-type="string">
            <text:p>09:54AM WEST (+1)</text:p>
          </table:table-cell>
          <table:table-cell office:value-type="time" office:time-value="PT06H52M00S" calcext:value-type="time">
            <text:p>06:52:00 AM</text:p>
          </table:table-cell>
        </table:table-row>
        <table:table-row table:style-name="ro1">
          <table:table-cell office:value-type="date" office:date-value="2015-05-29" calcext:value-type="date">
            <text:p>05/29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8:58PM EDT</text:p>
          </table:table-cell>
          <table:table-cell office:value-type="time" office:time-value="PT20H58M00S" calcext:value-type="time">
            <text:p>08:58:00 PM</text:p>
          </table:table-cell>
          <table:table-cell office:value-type="time" office:time-value="PT1436H45M00S" calcext:value-type="time">
            <text:p>08:45:00 PM</text:p>
          </table:table-cell>
          <table:table-cell table:formula="of:=ABS((HOUR([.F61])+(MINUTE([.F61])/60))-(HOUR([.G61])+(MINUTE([.G61])/60)))*60" office:value-type="float" office:value="12.9999999999999" calcext:value-type="float">
            <text:p>13</text:p>
          </table:table-cell>
          <table:table-cell office:value-type="string" calcext:value-type="string">
            <text:p>08:38AM WEST (+1)</text:p>
          </table:table-cell>
          <table:table-cell office:value-type="time" office:time-value="PT06H39M00S" calcext:value-type="time">
            <text:p>06:39:00 AM</text:p>
          </table:table-cell>
        </table:table-row>
        <table:table-row table:style-name="ro1">
          <table:table-cell office:value-type="date" office:date-value="2015-05-28" calcext:value-type="date">
            <text:p>05/28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41PM EDT</text:p>
          </table:table-cell>
          <table:table-cell office:value-type="time" office:time-value="PT21H41M00S" calcext:value-type="time">
            <text:p>09:41:00 PM</text:p>
          </table:table-cell>
          <table:table-cell office:value-type="time" office:time-value="PT1460H45M00S" calcext:value-type="time">
            <text:p>08:45:00 PM</text:p>
          </table:table-cell>
          <table:table-cell table:formula="of:=ABS((HOUR([.F62])+(MINUTE([.F62])/60))-(HOUR([.G62])+(MINUTE([.G62])/60)))*60" office:value-type="float" office:value="56" calcext:value-type="float">
            <text:p>56</text:p>
          </table:table-cell>
          <table:table-cell office:value-type="string" calcext:value-type="string">
            <text:p>09:24AM WEST (+1)</text:p>
          </table:table-cell>
          <table:table-cell office:value-type="time" office:time-value="PT06H42M00S" calcext:value-type="time">
            <text:p>06:42:00 AM</text:p>
          </table:table-cell>
        </table:table-row>
        <table:table-row table:style-name="ro1">
          <table:table-cell office:value-type="date" office:date-value="2015-05-27" calcext:value-type="date">
            <text:p>05/27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47PM EDT</text:p>
          </table:table-cell>
          <table:table-cell office:value-type="time" office:time-value="PT21H47M00S" calcext:value-type="time">
            <text:p>09:47:00 PM</text:p>
          </table:table-cell>
          <table:table-cell office:value-type="time" office:time-value="PT1484H45M00S" calcext:value-type="time">
            <text:p>08:45:00 PM</text:p>
          </table:table-cell>
          <table:table-cell table:formula="of:=ABS((HOUR([.F63])+(MINUTE([.F63])/60))-(HOUR([.G63])+(MINUTE([.G63])/60)))*60" office:value-type="float" office:value="62.0000000000001" calcext:value-type="float">
            <text:p>62</text:p>
          </table:table-cell>
          <table:table-cell office:value-type="string" calcext:value-type="string">
            <text:p>09:32AM WEST (+1)</text:p>
          </table:table-cell>
          <table:table-cell office:value-type="time" office:time-value="PT06H44M00S" calcext:value-type="time">
            <text:p>06:44:00 AM</text:p>
          </table:table-cell>
        </table:table-row>
        <table:table-row table:style-name="ro1">
          <table:table-cell office:value-type="date" office:date-value="2015-05-26" calcext:value-type="date">
            <text:p>05/26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8:54PM EDT</text:p>
          </table:table-cell>
          <table:table-cell office:value-type="time" office:time-value="PT20H54M00S" calcext:value-type="time">
            <text:p>08:54:00 PM</text:p>
          </table:table-cell>
          <table:table-cell office:value-type="time" office:time-value="PT1508H45M00S" calcext:value-type="time">
            <text:p>08:45:00 PM</text:p>
          </table:table-cell>
          <table:table-cell table:formula="of:=ABS((HOUR([.F64])+(MINUTE([.F64])/60))-(HOUR([.G64])+(MINUTE([.G64])/60)))*60" office:value-type="float" office:value="8.99999999999992" calcext:value-type="float">
            <text:p>9</text:p>
          </table:table-cell>
          <table:table-cell office:value-type="string" calcext:value-type="string">
            <text:p>08:34AM WEST (+1)</text:p>
          </table:table-cell>
          <table:table-cell office:value-type="time" office:time-value="PT06H40M00S" calcext:value-type="time">
            <text:p>06:40:00 AM</text:p>
          </table:table-cell>
        </table:table-row>
        <table:table-row table:style-name="ro1">
          <table:table-cell office:value-type="date" office:date-value="2015-05-25" calcext:value-type="date">
            <text:p>05/25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9PM EDT</text:p>
          </table:table-cell>
          <table:table-cell office:value-type="time" office:time-value="PT21H09M00S" calcext:value-type="time">
            <text:p>09:09:00 PM</text:p>
          </table:table-cell>
          <table:table-cell office:value-type="time" office:time-value="PT1532H45M00S" calcext:value-type="time">
            <text:p>08:45:00 PM</text:p>
          </table:table-cell>
          <table:table-cell table:formula="of:=ABS((HOUR([.F65])+(MINUTE([.F65])/60))-(HOUR([.G65])+(MINUTE([.G65])/60)))*60" office:value-type="float" office:value="23.9999999999999" calcext:value-type="float">
            <text:p>24</text:p>
          </table:table-cell>
          <table:table-cell office:value-type="string" calcext:value-type="string">
            <text:p>08:56AM WEST (+1)</text:p>
          </table:table-cell>
          <table:table-cell office:value-type="time" office:time-value="PT06H47M00S" calcext:value-type="time">
            <text:p>06:47:00 AM</text:p>
          </table:table-cell>
        </table:table-row>
        <table:table-row table:style-name="ro1">
          <table:table-cell office:value-type="date" office:date-value="2015-05-24" calcext:value-type="date">
            <text:p>05/24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19PM EDT</text:p>
          </table:table-cell>
          <table:table-cell office:value-type="time" office:time-value="PT21H19M00S" calcext:value-type="time">
            <text:p>09:19:00 PM</text:p>
          </table:table-cell>
          <table:table-cell office:value-type="time" office:time-value="PT1556H45M00S" calcext:value-type="time">
            <text:p>08:45:00 PM</text:p>
          </table:table-cell>
          <table:table-cell table:formula="of:=ABS((HOUR([.F66])+(MINUTE([.F66])/60))-(HOUR([.G66])+(MINUTE([.G66])/60)))*60" office:value-type="float" office:value="34" calcext:value-type="float">
            <text:p>34</text:p>
          </table:table-cell>
          <table:table-cell office:value-type="string" calcext:value-type="string">
            <text:p>09:05AM WEST (+1)</text:p>
          </table:table-cell>
          <table:table-cell office:value-type="time" office:time-value="PT06H46M00S" calcext:value-type="time">
            <text:p>06:46:00 AM</text:p>
          </table:table-cell>
        </table:table-row>
        <table:table-row table:style-name="ro1">
          <table:table-cell office:value-type="date" office:date-value="2015-05-23" calcext:value-type="date">
            <text:p>05/23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10:04PM EDT</text:p>
          </table:table-cell>
          <table:table-cell office:value-type="time" office:time-value="PT22H04M00S" calcext:value-type="time">
            <text:p>10:04:00 PM</text:p>
          </table:table-cell>
          <table:table-cell office:value-type="time" office:time-value="PT1580H45M00S" calcext:value-type="time">
            <text:p>08:45:00 PM</text:p>
          </table:table-cell>
          <table:table-cell table:formula="of:=ABS((HOUR([.F67])+(MINUTE([.F67])/60))-(HOUR([.G67])+(MINUTE([.G67])/60)))*60" office:value-type="float" office:value="79" calcext:value-type="float">
            <text:p>79</text:p>
          </table:table-cell>
          <table:table-cell office:value-type="string" calcext:value-type="string">
            <text:p>09:33AM WEST (+1)</text:p>
          </table:table-cell>
          <table:table-cell office:value-type="time" office:time-value="PT06H28M00S" calcext:value-type="time">
            <text:p>06:28:00 AM</text:p>
          </table:table-cell>
        </table:table-row>
        <table:table-row table:style-name="ro1">
          <table:table-cell office:value-type="date" office:date-value="2015-05-22" calcext:value-type="date">
            <text:p>05/22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10PM EDT</text:p>
          </table:table-cell>
          <table:table-cell office:value-type="time" office:time-value="PT21H10M00S" calcext:value-type="time">
            <text:p>09:10:00 PM</text:p>
          </table:table-cell>
          <table:table-cell office:value-type="time" office:time-value="PT1604H45M00S" calcext:value-type="time">
            <text:p>08:45:00 PM</text:p>
          </table:table-cell>
          <table:table-cell table:formula="of:=ABS((HOUR([.F68])+(MINUTE([.F68])/60))-(HOUR([.G68])+(MINUTE([.G68])/60)))*60" office:value-type="float" office:value="25.0000000000001" calcext:value-type="float">
            <text:p>25</text:p>
          </table:table-cell>
          <table:table-cell office:value-type="string" calcext:value-type="string">
            <text:p>08:36AM WEST (+1)</text:p>
          </table:table-cell>
          <table:table-cell office:value-type="time" office:time-value="PT06H25M00S" calcext:value-type="time">
            <text:p>06:25:00 AM</text:p>
          </table:table-cell>
        </table:table-row>
        <table:table-row table:style-name="ro1">
          <table:table-cell office:value-type="date" office:date-value="2015-05-21" calcext:value-type="date">
            <text:p>05/21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0PM EDT</text:p>
          </table:table-cell>
          <table:table-cell office:value-type="time" office:time-value="PT21H00M00S" calcext:value-type="time">
            <text:p>09:00:00 PM</text:p>
          </table:table-cell>
          <table:table-cell office:value-type="time" office:time-value="PT1628H45M00S" calcext:value-type="time">
            <text:p>08:45:00 PM</text:p>
          </table:table-cell>
          <table:table-cell table:formula="of:=ABS((HOUR([.F69])+(MINUTE([.F69])/60))-(HOUR([.G69])+(MINUTE([.G69])/60)))*60" office:value-type="float" office:value="15" calcext:value-type="float">
            <text:p>15</text:p>
          </table:table-cell>
          <table:table-cell office:value-type="string" calcext:value-type="string">
            <text:p>08:19AM WEST (+1)</text:p>
          </table:table-cell>
          <table:table-cell office:value-type="time" office:time-value="PT06H19M00S" calcext:value-type="time">
            <text:p>06:19:00 AM</text:p>
          </table:table-cell>
        </table:table-row>
        <table:table-row table:style-name="ro1">
          <table:table-cell office:value-type="date" office:date-value="2015-05-20" calcext:value-type="date">
            <text:p>05/20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11:17PM EDT</text:p>
          </table:table-cell>
          <table:table-cell office:value-type="time" office:time-value="PT23H17M00S" calcext:value-type="time">
            <text:p>11:17:00 PM</text:p>
          </table:table-cell>
          <table:table-cell office:value-type="time" office:time-value="PT1652H45M00S" calcext:value-type="time">
            <text:p>08:45:00 PM</text:p>
          </table:table-cell>
          <table:table-cell table:formula="of:=ABS((HOUR([.F70])+(MINUTE([.F70])/60))-(HOUR([.G70])+(MINUTE([.G70])/60)))*60" office:value-type="float" office:value="152" calcext:value-type="float">
            <text:p>152</text:p>
          </table:table-cell>
          <table:table-cell office:value-type="string" calcext:value-type="string">
            <text:p>10:37AM WEST (+1)</text:p>
          </table:table-cell>
          <table:table-cell office:value-type="time" office:time-value="PT06H20M00S" calcext:value-type="time">
            <text:p>06:20:00 AM</text:p>
          </table:table-cell>
        </table:table-row>
        <table:table-row table:style-name="ro1">
          <table:table-cell office:value-type="date" office:date-value="2015-05-19" calcext:value-type="date">
            <text:p>05/19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11:15PM EDT</text:p>
          </table:table-cell>
          <table:table-cell office:value-type="time" office:time-value="PT23H15M00S" calcext:value-type="time">
            <text:p>11:15:00 PM</text:p>
          </table:table-cell>
          <table:table-cell office:value-type="time" office:time-value="PT1676H45M00S" calcext:value-type="time">
            <text:p>08:45:00 PM</text:p>
          </table:table-cell>
          <table:table-cell table:formula="of:=ABS((HOUR([.F71])+(MINUTE([.F71])/60))-(HOUR([.G71])+(MINUTE([.G71])/60)))*60" office:value-type="float" office:value="150" calcext:value-type="float">
            <text:p>150</text:p>
          </table:table-cell>
          <table:table-cell office:value-type="string" calcext:value-type="string">
            <text:p>10:45AM WEST (+1)</text:p>
          </table:table-cell>
          <table:table-cell office:value-type="time" office:time-value="PT06H29M00S" calcext:value-type="time">
            <text:p>06:29:00 AM</text:p>
          </table:table-cell>
        </table:table-row>
        <table:table-row table:style-name="ro1">
          <table:table-cell office:value-type="date" office:date-value="2015-05-18" calcext:value-type="date">
            <text:p>05/18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11:33PM EDT</text:p>
          </table:table-cell>
          <table:table-cell office:value-type="time" office:time-value="PT23H33M00S" calcext:value-type="time">
            <text:p>11:33:00 PM</text:p>
          </table:table-cell>
          <table:table-cell office:value-type="time" office:time-value="PT1700H45M00S" calcext:value-type="time">
            <text:p>08:45:00 PM</text:p>
          </table:table-cell>
          <table:table-cell table:formula="of:=ABS((HOUR([.F72])+(MINUTE([.F72])/60))-(HOUR([.G72])+(MINUTE([.G72])/60)))*60" office:value-type="float" office:value="168" calcext:value-type="float">
            <text:p>168</text:p>
          </table:table-cell>
          <table:table-cell office:value-type="string" calcext:value-type="string">
            <text:p>11:33AM WEST (+1)</text:p>
          </table:table-cell>
          <table:table-cell office:value-type="time" office:time-value="PT06H59M00S" calcext:value-type="time">
            <text:p>06:59:00 AM</text:p>
          </table:table-cell>
        </table:table-row>
        <table:table-row table:style-name="ro1">
          <table:table-cell office:value-type="date" office:date-value="2015-05-17" calcext:value-type="date">
            <text:p>05/17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5PM EDT</text:p>
          </table:table-cell>
          <table:table-cell office:value-type="time" office:time-value="PT21H05M00S" calcext:value-type="time">
            <text:p>09:05:00 PM</text:p>
          </table:table-cell>
          <table:table-cell office:value-type="time" office:time-value="PT1724H45M00S" calcext:value-type="time">
            <text:p>08:45:00 PM</text:p>
          </table:table-cell>
          <table:table-cell table:formula="of:=ABS((HOUR([.F73])+(MINUTE([.F73])/60))-(HOUR([.G73])+(MINUTE([.G73])/60)))*60" office:value-type="float" office:value="19.9999999999999" calcext:value-type="float">
            <text:p>20</text:p>
          </table:table-cell>
          <table:table-cell office:value-type="string" calcext:value-type="string">
            <text:p>08:58AM WEST (+1)</text:p>
          </table:table-cell>
          <table:table-cell office:value-type="time" office:time-value="PT06H53M00S" calcext:value-type="time">
            <text:p>06:53:00 AM</text:p>
          </table:table-cell>
        </table:table-row>
        <table:table-row table:style-name="ro1">
          <table:table-cell office:value-type="date" office:date-value="2015-05-16" calcext:value-type="date">
            <text:p>05/16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31PM EDT</text:p>
          </table:table-cell>
          <table:table-cell office:value-type="time" office:time-value="PT21H31M00S" calcext:value-type="time">
            <text:p>09:31:00 PM</text:p>
          </table:table-cell>
          <table:table-cell office:value-type="time" office:time-value="PT1748H45M00S" calcext:value-type="time">
            <text:p>08:45:00 PM</text:p>
          </table:table-cell>
          <table:table-cell table:formula="of:=ABS((HOUR([.F74])+(MINUTE([.F74])/60))-(HOUR([.G74])+(MINUTE([.G74])/60)))*60" office:value-type="float" office:value="45.9999999999999" calcext:value-type="float">
            <text:p>46</text:p>
          </table:table-cell>
          <table:table-cell office:value-type="string" calcext:value-type="string">
            <text:p>09:06AM WEST (+1)</text:p>
          </table:table-cell>
          <table:table-cell office:value-type="time" office:time-value="PT06H35M00S" calcext:value-type="time">
            <text:p>06:35:00 AM</text:p>
          </table:table-cell>
        </table:table-row>
        <table:table-row table:style-name="ro1">
          <table:table-cell office:value-type="date" office:date-value="2015-05-15" calcext:value-type="date">
            <text:p>05/15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10:44PM EDT</text:p>
          </table:table-cell>
          <table:table-cell office:value-type="time" office:time-value="PT22H44M00S" calcext:value-type="time">
            <text:p>10:44:00 PM</text:p>
          </table:table-cell>
          <table:table-cell office:value-type="time" office:time-value="PT1772H45M00S" calcext:value-type="time">
            <text:p>08:45:00 PM</text:p>
          </table:table-cell>
          <table:table-cell table:formula="of:=ABS((HOUR([.F75])+(MINUTE([.F75])/60))-(HOUR([.G75])+(MINUTE([.G75])/60)))*60" office:value-type="float" office:value="119" calcext:value-type="float">
            <text:p>119</text:p>
          </table:table-cell>
          <table:table-cell office:value-type="string" calcext:value-type="string">
            <text:p>10:19AM WEST (+1)</text:p>
          </table:table-cell>
          <table:table-cell office:value-type="time" office:time-value="PT06H34M00S" calcext:value-type="time">
            <text:p>06:34:00 AM</text:p>
          </table:table-cell>
        </table:table-row>
        <table:table-row table:style-name="ro1"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8:59PM EDT</text:p>
          </table:table-cell>
          <table:table-cell office:value-type="time" office:time-value="PT20H59M00S" calcext:value-type="time">
            <text:p>08:59:00 PM</text:p>
          </table:table-cell>
          <table:table-cell office:value-type="time" office:time-value="PT1796H45M00S" calcext:value-type="time">
            <text:p>08:45:00 PM</text:p>
          </table:table-cell>
          <table:table-cell table:formula="of:=ABS((HOUR([.F76])+(MINUTE([.F76])/60))-(HOUR([.G76])+(MINUTE([.G76])/60)))*60" office:value-type="float" office:value="14.0000000000001" calcext:value-type="float">
            <text:p>14</text:p>
          </table:table-cell>
          <table:table-cell office:value-type="string" calcext:value-type="string">
            <text:p>08:47AM WEST (+1)</text:p>
          </table:table-cell>
          <table:table-cell office:value-type="time" office:time-value="PT06H47M00S" calcext:value-type="time">
            <text:p>06:47:00 AM</text:p>
          </table:table-cell>
        </table:table-row>
        <table:table-row table:style-name="ro1">
          <table:table-cell office:value-type="date" office:date-value="2015-05-13" calcext:value-type="date">
            <text:p>05/13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8PM EDT</text:p>
          </table:table-cell>
          <table:table-cell office:value-type="time" office:time-value="PT21H08M00S" calcext:value-type="time">
            <text:p>09:08:00 PM</text:p>
          </table:table-cell>
          <table:table-cell office:value-type="time" office:time-value="PT1820H45M00S" calcext:value-type="time">
            <text:p>08:45:00 PM</text:p>
          </table:table-cell>
          <table:table-cell table:formula="of:=ABS((HOUR([.F77])+(MINUTE([.F77])/60))-(HOUR([.G77])+(MINUTE([.G77])/60)))*60" office:value-type="float" office:value="23" calcext:value-type="float">
            <text:p>23</text:p>
          </table:table-cell>
          <table:table-cell office:value-type="string" calcext:value-type="string">
            <text:p>08:24AM WEST (+1)</text:p>
          </table:table-cell>
          <table:table-cell office:value-type="time" office:time-value="PT06H16M00S" calcext:value-type="time">
            <text:p>06:16:00 AM</text:p>
          </table:table-cell>
        </table:table-row>
        <table:table-row table:style-name="ro1">
          <table:table-cell office:value-type="date" office:date-value="2015-05-12" calcext:value-type="date">
            <text:p>05/12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7PM EDT</text:p>
          </table:table-cell>
          <table:table-cell office:value-type="time" office:time-value="PT21H07M00S" calcext:value-type="time">
            <text:p>09:07:00 PM</text:p>
          </table:table-cell>
          <table:table-cell office:value-type="time" office:time-value="PT1844H45M00S" calcext:value-type="time">
            <text:p>08:45:00 PM</text:p>
          </table:table-cell>
          <table:table-cell table:formula="of:=ABS((HOUR([.F78])+(MINUTE([.F78])/60))-(HOUR([.G78])+(MINUTE([.G78])/60)))*60" office:value-type="float" office:value="22" calcext:value-type="float">
            <text:p>22</text:p>
          </table:table-cell>
          <table:table-cell office:value-type="string" calcext:value-type="string">
            <text:p>08:13AM WEST (+1)</text:p>
          </table:table-cell>
          <table:table-cell office:value-type="time" office:time-value="PT06H06M00S" calcext:value-type="time">
            <text:p>06:06:00 AM</text:p>
          </table:table-cell>
        </table:table-row>
        <table:table-row table:style-name="ro1">
          <table:table-cell office:value-type="date" office:date-value="2015-05-11" calcext:value-type="date">
            <text:p>05/11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12PM EDT</text:p>
          </table:table-cell>
          <table:table-cell office:value-type="time" office:time-value="PT21H12M00S" calcext:value-type="time">
            <text:p>09:12:00 PM</text:p>
          </table:table-cell>
          <table:table-cell office:value-type="time" office:time-value="PT1868H45M00S" calcext:value-type="time">
            <text:p>08:45:00 PM</text:p>
          </table:table-cell>
          <table:table-cell table:formula="of:=ABS((HOUR([.F79])+(MINUTE([.F79])/60))-(HOUR([.G79])+(MINUTE([.G79])/60)))*60" office:value-type="float" office:value="27" calcext:value-type="float">
            <text:p>27</text:p>
          </table:table-cell>
          <table:table-cell office:value-type="string" calcext:value-type="string">
            <text:p>08:41AM WEST (+1)</text:p>
          </table:table-cell>
          <table:table-cell office:value-type="time" office:time-value="PT06H29M00S" calcext:value-type="time">
            <text:p>06:29:00 AM</text:p>
          </table:table-cell>
        </table:table-row>
        <table:table-row table:style-name="ro1">
          <table:table-cell office:value-type="date" office:date-value="2015-05-10" calcext:value-type="date">
            <text:p>05/10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41PM EDT</text:p>
          </table:table-cell>
          <table:table-cell office:value-type="time" office:time-value="PT21H41M00S" calcext:value-type="time">
            <text:p>09:41:00 PM</text:p>
          </table:table-cell>
          <table:table-cell office:value-type="time" office:time-value="PT1892H45M00S" calcext:value-type="time">
            <text:p>08:45:00 PM</text:p>
          </table:table-cell>
          <table:table-cell table:formula="of:=ABS((HOUR([.F80])+(MINUTE([.F80])/60))-(HOUR([.G80])+(MINUTE([.G80])/60)))*60" office:value-type="float" office:value="56" calcext:value-type="float">
            <text:p>56</text:p>
          </table:table-cell>
          <table:table-cell office:value-type="string" calcext:value-type="string">
            <text:p>09:18AM WEST (+1)</text:p>
          </table:table-cell>
          <table:table-cell office:value-type="time" office:time-value="PT06H36M00S" calcext:value-type="time">
            <text:p>06:36:00 AM</text:p>
          </table:table-cell>
        </table:table-row>
        <table:table-row table:style-name="ro1">
          <table:table-cell office:value-type="date" office:date-value="2015-05-09" calcext:value-type="date">
            <text:p>05/09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20PM EDT</text:p>
          </table:table-cell>
          <table:table-cell office:value-type="time" office:time-value="PT21H20M00S" calcext:value-type="time">
            <text:p>09:20:00 PM</text:p>
          </table:table-cell>
          <table:table-cell office:value-type="time" office:time-value="PT1916H45M00S" calcext:value-type="time">
            <text:p>08:45:00 PM</text:p>
          </table:table-cell>
          <table:table-cell table:formula="of:=ABS((HOUR([.F81])+(MINUTE([.F81])/60))-(HOUR([.G81])+(MINUTE([.G81])/60)))*60" office:value-type="float" office:value="34.9999999999999" calcext:value-type="float">
            <text:p>35</text:p>
          </table:table-cell>
          <table:table-cell office:value-type="string" calcext:value-type="string">
            <text:p>08:58AM WEST (+1)</text:p>
          </table:table-cell>
          <table:table-cell office:value-type="time" office:time-value="PT06H38M00S" calcext:value-type="time">
            <text:p>06:38:00 AM</text:p>
          </table:table-cell>
        </table:table-row>
        <table:table-row table:style-name="ro1">
          <table:table-cell office:value-type="date" office:date-value="2015-05-08" calcext:value-type="date">
            <text:p>05/08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17PM EDT</text:p>
          </table:table-cell>
          <table:table-cell office:value-type="time" office:time-value="PT21H17M00S" calcext:value-type="time">
            <text:p>09:17:00 PM</text:p>
          </table:table-cell>
          <table:table-cell office:value-type="time" office:time-value="PT1940H45M00S" calcext:value-type="time">
            <text:p>08:45:00 PM</text:p>
          </table:table-cell>
          <table:table-cell table:formula="of:=ABS((HOUR([.F82])+(MINUTE([.F82])/60))-(HOUR([.G82])+(MINUTE([.G82])/60)))*60" office:value-type="float" office:value="32.0000000000001" calcext:value-type="float">
            <text:p>32</text:p>
          </table:table-cell>
          <table:table-cell office:value-type="string" calcext:value-type="string">
            <text:p>08:39AM WEST (+1)</text:p>
          </table:table-cell>
          <table:table-cell office:value-type="time" office:time-value="PT06H22M00S" calcext:value-type="time">
            <text:p>06:22:00 AM</text:p>
          </table:table-cell>
        </table:table-row>
        <table:table-row table:style-name="ro1">
          <table:table-cell office:value-type="date" office:date-value="2015-05-07" calcext:value-type="date">
            <text:p>05/07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10:04PM EDT</text:p>
          </table:table-cell>
          <table:table-cell office:value-type="time" office:time-value="PT22H04M00S" calcext:value-type="time">
            <text:p>10:04:00 PM</text:p>
          </table:table-cell>
          <table:table-cell office:value-type="time" office:time-value="PT1964H45M00S" calcext:value-type="time">
            <text:p>08:45:00 PM</text:p>
          </table:table-cell>
          <table:table-cell table:formula="of:=ABS((HOUR([.F83])+(MINUTE([.F83])/60))-(HOUR([.G83])+(MINUTE([.G83])/60)))*60" office:value-type="float" office:value="79" calcext:value-type="float">
            <text:p>79</text:p>
          </table:table-cell>
          <table:table-cell office:value-type="string" calcext:value-type="string">
            <text:p>09:12AM WEST (+1)</text:p>
          </table:table-cell>
          <table:table-cell office:value-type="time" office:time-value="PT06H08M00S" calcext:value-type="time">
            <text:p>06:08:00 AM</text:p>
          </table:table-cell>
        </table:table-row>
        <table:table-row table:style-name="ro1">
          <table:table-cell office:value-type="date" office:date-value="2015-05-06" calcext:value-type="date">
            <text:p>05/06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56PM EDT</text:p>
          </table:table-cell>
          <table:table-cell office:value-type="time" office:time-value="PT21H56M00S" calcext:value-type="time">
            <text:p>09:56:00 PM</text:p>
          </table:table-cell>
          <table:table-cell office:value-type="time" office:time-value="PT1988H45M00S" calcext:value-type="time">
            <text:p>08:45:00 PM</text:p>
          </table:table-cell>
          <table:table-cell table:formula="of:=ABS((HOUR([.F84])+(MINUTE([.F84])/60))-(HOUR([.G84])+(MINUTE([.G84])/60)))*60" office:value-type="float" office:value="71" calcext:value-type="float">
            <text:p>71</text:p>
          </table:table-cell>
          <table:table-cell office:value-type="string" calcext:value-type="string">
            <text:p>08:59AM WEST (+1)</text:p>
          </table:table-cell>
          <table:table-cell office:value-type="time" office:time-value="PT06H02M00S" calcext:value-type="time">
            <text:p>06:02:00 AM</text:p>
          </table:table-cell>
        </table:table-row>
        <table:table-row table:style-name="ro1"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10:00PM EDT</text:p>
          </table:table-cell>
          <table:table-cell office:value-type="time" office:time-value="PT22H00M00S" calcext:value-type="time">
            <text:p>10:00:00 PM</text:p>
          </table:table-cell>
          <table:table-cell office:value-type="time" office:time-value="PT2012H45M00S" calcext:value-type="time">
            <text:p>08:45:00 PM</text:p>
          </table:table-cell>
          <table:table-cell table:formula="of:=ABS((HOUR([.F85])+(MINUTE([.F85])/60))-(HOUR([.G85])+(MINUTE([.G85])/60)))*60" office:value-type="float" office:value="75" calcext:value-type="float">
            <text:p>75</text:p>
          </table:table-cell>
          <table:table-cell office:value-type="string" calcext:value-type="string">
            <text:p>09:14AM WEST (+1)</text:p>
          </table:table-cell>
          <table:table-cell office:value-type="time" office:time-value="PT06H14M00S" calcext:value-type="time">
            <text:p>06:14:00 AM</text:p>
          </table:table-cell>
        </table:table-row>
        <table:table-row table:style-name="ro1">
          <table:table-cell office:value-type="date" office:date-value="2015-05-04" calcext:value-type="date">
            <text:p>05/04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8:57PM EDT</text:p>
          </table:table-cell>
          <table:table-cell office:value-type="time" office:time-value="PT20H57M00S" calcext:value-type="time">
            <text:p>08:57:00 PM</text:p>
          </table:table-cell>
          <table:table-cell office:value-type="time" office:time-value="PT2036H45M00S" calcext:value-type="time">
            <text:p>08:45:00 PM</text:p>
          </table:table-cell>
          <table:table-cell table:formula="of:=ABS((HOUR([.F86])+(MINUTE([.F86])/60))-(HOUR([.G86])+(MINUTE([.G86])/60)))*60" office:value-type="float" office:value="12" calcext:value-type="float">
            <text:p>12</text:p>
          </table:table-cell>
          <table:table-cell office:value-type="string" calcext:value-type="string">
            <text:p>08:29AM WEST (+1)</text:p>
          </table:table-cell>
          <table:table-cell office:value-type="time" office:time-value="PT06H31M00S" calcext:value-type="time">
            <text:p>06:31:00 AM</text:p>
          </table:table-cell>
        </table:table-row>
        <table:table-row table:style-name="ro1">
          <table:table-cell office:value-type="date" office:date-value="2015-05-03" calcext:value-type="date">
            <text:p>05/03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15PM EDT</text:p>
          </table:table-cell>
          <table:table-cell office:value-type="time" office:time-value="PT21H15M00S" calcext:value-type="time">
            <text:p>09:15:00 PM</text:p>
          </table:table-cell>
          <table:table-cell office:value-type="time" office:time-value="PT2060H45M00S" calcext:value-type="time">
            <text:p>08:45:00 PM</text:p>
          </table:table-cell>
          <table:table-cell table:formula="of:=ABS((HOUR([.F87])+(MINUTE([.F87])/60))-(HOUR([.G87])+(MINUTE([.G87])/60)))*60" office:value-type="float" office:value="30" calcext:value-type="float">
            <text:p>30</text:p>
          </table:table-cell>
          <table:table-cell office:value-type="string" calcext:value-type="string">
            <text:p>08:30AM WEST (+1)</text:p>
          </table:table-cell>
          <table:table-cell office:value-type="time" office:time-value="PT06H14M00S" calcext:value-type="time">
            <text:p>06:14:00 AM</text:p>
          </table:table-cell>
        </table:table-row>
        <table:table-row table:style-name="ro1">
          <table:table-cell office:value-type="date" office:date-value="2015-05-02" calcext:value-type="date">
            <text:p>05/02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11:47PM EDT</text:p>
          </table:table-cell>
          <table:table-cell office:value-type="time" office:time-value="PT23H47M00S" calcext:value-type="time">
            <text:p>11:47:00 PM</text:p>
          </table:table-cell>
          <table:table-cell office:value-type="time" office:time-value="PT2084H45M00S" calcext:value-type="time">
            <text:p>08:45:00 PM</text:p>
          </table:table-cell>
          <table:table-cell table:formula="of:=ABS((HOUR([.F88])+(MINUTE([.F88])/60))-(HOUR([.G88])+(MINUTE([.G88])/60)))*60" office:value-type="float" office:value="182" calcext:value-type="float">
            <text:p>182</text:p>
          </table:table-cell>
          <table:table-cell office:value-type="string" calcext:value-type="string">
            <text:p>10:55AM WEST (+1)</text:p>
          </table:table-cell>
          <table:table-cell office:value-type="time" office:time-value="PT06H08M00S" calcext:value-type="time">
            <text:p>06:08:00 AM</text:p>
          </table:table-cell>
        </table:table-row>
        <table:table-row table:style-name="ro1">
          <table:table-cell office:value-type="date" office:date-value="2015-05-01" calcext:value-type="date">
            <text:p>05/01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7PM EDT</text:p>
          </table:table-cell>
          <table:table-cell office:value-type="time" office:time-value="PT21H07M00S" calcext:value-type="time">
            <text:p>09:07:00 PM</text:p>
          </table:table-cell>
          <table:table-cell office:value-type="time" office:time-value="PT2108H45M00S" calcext:value-type="time">
            <text:p>08:45:00 PM</text:p>
          </table:table-cell>
          <table:table-cell table:formula="of:=ABS((HOUR([.F89])+(MINUTE([.F89])/60))-(HOUR([.G89])+(MINUTE([.G89])/60)))*60" office:value-type="float" office:value="22" calcext:value-type="float">
            <text:p>22</text:p>
          </table:table-cell>
          <table:table-cell office:value-type="string" calcext:value-type="string">
            <text:p>08:08AM WEST (+1)</text:p>
          </table:table-cell>
          <table:table-cell office:value-type="time" office:time-value="PT06H00M00S" calcext:value-type="time">
            <text:p>06:00:00 AM</text:p>
          </table:table-cell>
        </table:table-row>
        <table:table-row table:style-name="ro1">
          <table:table-cell office:value-type="date" office:date-value="2015-04-30" calcext:value-type="date">
            <text:p>04/30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46PM EDT</text:p>
          </table:table-cell>
          <table:table-cell office:value-type="time" office:time-value="PT21H46M00S" calcext:value-type="time">
            <text:p>09:46:00 PM</text:p>
          </table:table-cell>
          <table:table-cell office:value-type="time" office:time-value="PT2132H45M00S" calcext:value-type="time">
            <text:p>08:45:00 PM</text:p>
          </table:table-cell>
          <table:table-cell table:formula="of:=ABS((HOUR([.F90])+(MINUTE([.F90])/60))-(HOUR([.G90])+(MINUTE([.G90])/60)))*60" office:value-type="float" office:value="60.9999999999999" calcext:value-type="float">
            <text:p>61</text:p>
          </table:table-cell>
          <table:table-cell office:value-type="string" calcext:value-type="string">
            <text:p>09:01AM WEST (+1)</text:p>
          </table:table-cell>
          <table:table-cell office:value-type="time" office:time-value="PT06H15M00S" calcext:value-type="time">
            <text:p>06:15:00 AM</text:p>
          </table:table-cell>
        </table:table-row>
        <table:table-row table:style-name="ro1">
          <table:table-cell office:value-type="date" office:date-value="2015-04-29" calcext:value-type="date">
            <text:p>04/29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3PM EDT</text:p>
          </table:table-cell>
          <table:table-cell office:value-type="time" office:time-value="PT21H03M00S" calcext:value-type="time">
            <text:p>09:03:00 PM</text:p>
          </table:table-cell>
          <table:table-cell office:value-type="time" office:time-value="PT2156H45M00S" calcext:value-type="time">
            <text:p>08:45:00 PM</text:p>
          </table:table-cell>
          <table:table-cell table:formula="of:=ABS((HOUR([.F91])+(MINUTE([.F91])/60))-(HOUR([.G91])+(MINUTE([.G91])/60)))*60" office:value-type="float" office:value="18" calcext:value-type="float">
            <text:p>18</text:p>
          </table:table-cell>
          <table:table-cell office:value-type="string" calcext:value-type="string">
            <text:p>08:11AM WEST (+1)</text:p>
          </table:table-cell>
          <table:table-cell office:value-type="time" office:time-value="PT06H07M00S" calcext:value-type="time">
            <text:p>06:07:00 AM</text:p>
          </table:table-cell>
        </table:table-row>
        <table:table-row table:style-name="ro1">
          <table:table-cell office:value-type="date" office:date-value="2015-04-28" calcext:value-type="date">
            <text:p>04/28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6PM EDT</text:p>
          </table:table-cell>
          <table:table-cell office:value-type="time" office:time-value="PT21H06M00S" calcext:value-type="time">
            <text:p>09:06:00 PM</text:p>
          </table:table-cell>
          <table:table-cell office:value-type="time" office:time-value="PT2180H45M00S" calcext:value-type="time">
            <text:p>08:45:00 PM</text:p>
          </table:table-cell>
          <table:table-cell table:formula="of:=ABS((HOUR([.F92])+(MINUTE([.F92])/60))-(HOUR([.G92])+(MINUTE([.G92])/60)))*60" office:value-type="float" office:value="21.0000000000001" calcext:value-type="float">
            <text:p>21</text:p>
          </table:table-cell>
          <table:table-cell office:value-type="string" calcext:value-type="string">
            <text:p>08:30AM WEST (+1)</text:p>
          </table:table-cell>
          <table:table-cell office:value-type="time" office:time-value="PT06H24M00S" calcext:value-type="time">
            <text:p>06:24:00 AM</text:p>
          </table:table-cell>
        </table:table-row>
        <table:table-row table:style-name="ro1">
          <table:table-cell office:value-type="date" office:date-value="2015-04-27" calcext:value-type="date">
            <text:p>04/27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7PM EDT</text:p>
          </table:table-cell>
          <table:table-cell office:value-type="time" office:time-value="PT21H07M00S" calcext:value-type="time">
            <text:p>09:07:00 PM</text:p>
          </table:table-cell>
          <table:table-cell office:value-type="time" office:time-value="PT2204H45M00S" calcext:value-type="time">
            <text:p>08:45:00 PM</text:p>
          </table:table-cell>
          <table:table-cell table:formula="of:=ABS((HOUR([.F93])+(MINUTE([.F93])/60))-(HOUR([.G93])+(MINUTE([.G93])/60)))*60" office:value-type="float" office:value="22" calcext:value-type="float">
            <text:p>22</text:p>
          </table:table-cell>
          <table:table-cell office:value-type="string" calcext:value-type="string">
            <text:p>08:34AM WEST (+1)</text:p>
          </table:table-cell>
          <table:table-cell office:value-type="time" office:time-value="PT06H27M00S" calcext:value-type="time">
            <text:p>06:27:00 AM</text:p>
          </table:table-cell>
        </table:table-row>
        <table:table-row table:style-name="ro1">
          <table:table-cell office:value-type="date" office:date-value="2015-04-26" calcext:value-type="date">
            <text:p>04/26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17PM EDT</text:p>
          </table:table-cell>
          <table:table-cell office:value-type="time" office:time-value="PT21H17M00S" calcext:value-type="time">
            <text:p>09:17:00 PM</text:p>
          </table:table-cell>
          <table:table-cell office:value-type="time" office:time-value="PT2228H45M00S" calcext:value-type="time">
            <text:p>08:45:00 PM</text:p>
          </table:table-cell>
          <table:table-cell table:formula="of:=ABS((HOUR([.F94])+(MINUTE([.F94])/60))-(HOUR([.G94])+(MINUTE([.G94])/60)))*60" office:value-type="float" office:value="32.0000000000001" calcext:value-type="float">
            <text:p>32</text:p>
          </table:table-cell>
          <table:table-cell office:value-type="string" calcext:value-type="string">
            <text:p>08:45AM WEST (+1)</text:p>
          </table:table-cell>
          <table:table-cell office:value-type="time" office:time-value="PT06H28M00S" calcext:value-type="time">
            <text:p>06:28:00 AM</text:p>
          </table:table-cell>
        </table:table-row>
        <table:table-row table:style-name="ro1">
          <table:table-cell office:value-type="date" office:date-value="2015-04-25" calcext:value-type="date">
            <text:p>04/25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8:56PM EDT</text:p>
          </table:table-cell>
          <table:table-cell office:value-type="time" office:time-value="PT20H56M00S" calcext:value-type="time">
            <text:p>08:56:00 PM</text:p>
          </table:table-cell>
          <table:table-cell office:value-type="time" office:time-value="PT2252H45M00S" calcext:value-type="time">
            <text:p>08:45:00 PM</text:p>
          </table:table-cell>
          <table:table-cell table:formula="of:=ABS((HOUR([.F95])+(MINUTE([.F95])/60))-(HOUR([.G95])+(MINUTE([.G95])/60)))*60" office:value-type="float" office:value="11" calcext:value-type="float">
            <text:p>11</text:p>
          </table:table-cell>
          <table:table-cell office:value-type="string" calcext:value-type="string">
            <text:p>08:16AM WEST (+1)</text:p>
          </table:table-cell>
          <table:table-cell office:value-type="time" office:time-value="PT06H19M00S" calcext:value-type="time">
            <text:p>06:19:00 AM</text:p>
          </table:table-cell>
        </table:table-row>
        <table:table-row table:style-name="ro1">
          <table:table-cell office:value-type="date" office:date-value="2015-04-24" calcext:value-type="date">
            <text:p>04/24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8:59PM EDT</text:p>
          </table:table-cell>
          <table:table-cell office:value-type="time" office:time-value="PT20H59M00S" calcext:value-type="time">
            <text:p>08:59:00 PM</text:p>
          </table:table-cell>
          <table:table-cell office:value-type="time" office:time-value="PT2276H45M00S" calcext:value-type="time">
            <text:p>08:45:00 PM</text:p>
          </table:table-cell>
          <table:table-cell table:formula="of:=ABS((HOUR([.F96])+(MINUTE([.F96])/60))-(HOUR([.G96])+(MINUTE([.G96])/60)))*60" office:value-type="float" office:value="14.0000000000001" calcext:value-type="float">
            <text:p>14</text:p>
          </table:table-cell>
          <table:table-cell office:value-type="string" calcext:value-type="string">
            <text:p>08:14AM WEST (+1)</text:p>
          </table:table-cell>
          <table:table-cell office:value-type="time" office:time-value="PT06H14M00S" calcext:value-type="time">
            <text:p>06:14:00 AM</text:p>
          </table:table-cell>
        </table:table-row>
        <table:table-row table:style-name="ro1">
          <table:table-cell office:value-type="date" office:date-value="2015-04-23" calcext:value-type="date">
            <text:p>04/23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8:52PM EDT</text:p>
          </table:table-cell>
          <table:table-cell office:value-type="time" office:time-value="PT20H52M00S" calcext:value-type="time">
            <text:p>08:52:00 PM</text:p>
          </table:table-cell>
          <table:table-cell office:value-type="time" office:time-value="PT2300H45M00S" calcext:value-type="time">
            <text:p>08:45:00 PM</text:p>
          </table:table-cell>
          <table:table-cell table:formula="of:=ABS((HOUR([.F97])+(MINUTE([.F97])/60))-(HOUR([.G97])+(MINUTE([.G97])/60)))*60" office:value-type="float" office:value="7.00000000000003" calcext:value-type="float">
            <text:p>7</text:p>
          </table:table-cell>
          <table:table-cell office:value-type="string" calcext:value-type="string">
            <text:p>08:24AM WEST (+1)</text:p>
          </table:table-cell>
          <table:table-cell office:value-type="time" office:time-value="PT06H31M00S" calcext:value-type="time">
            <text:p>06:31:00 AM</text:p>
          </table:table-cell>
        </table:table-row>
        <table:table-row table:style-name="ro1">
          <table:table-cell office:value-type="date" office:date-value="2015-04-22" calcext:value-type="date">
            <text:p>04/22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8:55PM EDT</text:p>
          </table:table-cell>
          <table:table-cell office:value-type="time" office:time-value="PT20H55M00S" calcext:value-type="time">
            <text:p>08:55:00 PM</text:p>
          </table:table-cell>
          <table:table-cell office:value-type="time" office:time-value="PT2324H45M00S" calcext:value-type="time">
            <text:p>08:45:00 PM</text:p>
          </table:table-cell>
          <table:table-cell table:formula="of:=ABS((HOUR([.F98])+(MINUTE([.F98])/60))-(HOUR([.G98])+(MINUTE([.G98])/60)))*60" office:value-type="float" office:value="10.0000000000001" calcext:value-type="float">
            <text:p>10</text:p>
          </table:table-cell>
          <table:table-cell office:value-type="string" calcext:value-type="string">
            <text:p>08:44AM WEST (+1)</text:p>
          </table:table-cell>
          <table:table-cell office:value-type="time" office:time-value="PT06H48M00S" calcext:value-type="time">
            <text:p>06:48:00 AM</text:p>
          </table:table-cell>
        </table:table-row>
        <table:table-row table:style-name="ro1"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4PM EDT</text:p>
          </table:table-cell>
          <table:table-cell office:value-type="time" office:time-value="PT21H04M00S" calcext:value-type="time">
            <text:p>09:04:00 PM</text:p>
          </table:table-cell>
          <table:table-cell office:value-type="time" office:time-value="PT2348H45M00S" calcext:value-type="time">
            <text:p>08:45:00 PM</text:p>
          </table:table-cell>
          <table:table-cell table:formula="of:=ABS((HOUR([.F99])+(MINUTE([.F99])/60))-(HOUR([.G99])+(MINUTE([.G99])/60)))*60" office:value-type="float" office:value="19" calcext:value-type="float">
            <text:p>19</text:p>
          </table:table-cell>
          <table:table-cell office:value-type="string" calcext:value-type="string">
            <text:p>08:45AM WEST (+1)</text:p>
          </table:table-cell>
          <table:table-cell office:value-type="time" office:time-value="PT06H40M00S" calcext:value-type="time">
            <text:p>06:40:00 AM</text:p>
          </table:table-cell>
        </table:table-row>
        <table:table-row table:style-name="ro1">
          <table:table-cell office:value-type="date" office:date-value="2015-04-20" calcext:value-type="date">
            <text:p>04/20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29PM EDT</text:p>
          </table:table-cell>
          <table:table-cell office:value-type="time" office:time-value="PT21H29M00S" calcext:value-type="time">
            <text:p>09:29:00 PM</text:p>
          </table:table-cell>
          <table:table-cell office:value-type="time" office:time-value="PT2372H45M00S" calcext:value-type="time">
            <text:p>08:45:00 PM</text:p>
          </table:table-cell>
          <table:table-cell table:formula="of:=ABS((HOUR([.F100])+(MINUTE([.F100])/60))-(HOUR([.G100])+(MINUTE([.G100])/60)))*60" office:value-type="float" office:value="44.0000000000001" calcext:value-type="float">
            <text:p>44</text:p>
          </table:table-cell>
          <table:table-cell office:value-type="string" calcext:value-type="string">
            <text:p>08:44AM WEST (+1)</text:p>
          </table:table-cell>
          <table:table-cell office:value-type="time" office:time-value="PT06H14M00S" calcext:value-type="time">
            <text:p>06:14:00 AM</text:p>
          </table:table-cell>
        </table:table-row>
        <table:table-row table:style-name="ro1">
          <table:table-cell office:value-type="date" office:date-value="2015-04-19" calcext:value-type="date">
            <text:p>04/19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42PM EDT</text:p>
          </table:table-cell>
          <table:table-cell office:value-type="time" office:time-value="PT21H42M00S" calcext:value-type="time">
            <text:p>09:42:00 PM</text:p>
          </table:table-cell>
          <table:table-cell office:value-type="time" office:time-value="PT2396H45M00S" calcext:value-type="time">
            <text:p>08:45:00 PM</text:p>
          </table:table-cell>
          <table:table-cell table:formula="of:=ABS((HOUR([.F101])+(MINUTE([.F101])/60))-(HOUR([.G101])+(MINUTE([.G101])/60)))*60" office:value-type="float" office:value="57" calcext:value-type="float">
            <text:p>57</text:p>
          </table:table-cell>
          <table:table-cell office:value-type="string" calcext:value-type="string">
            <text:p>09:00AM WEST (+1)</text:p>
          </table:table-cell>
          <table:table-cell office:value-type="time" office:time-value="PT06H18M00S" calcext:value-type="time">
            <text:p>06:18:00 AM</text:p>
          </table:table-cell>
        </table:table-row>
        <table:table-row table:style-name="ro1">
          <table:table-cell office:value-type="date" office:date-value="2015-04-18" calcext:value-type="date">
            <text:p>04/18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8:57PM EDT</text:p>
          </table:table-cell>
          <table:table-cell office:value-type="time" office:time-value="PT20H57M00S" calcext:value-type="time">
            <text:p>08:57:00 PM</text:p>
          </table:table-cell>
          <table:table-cell office:value-type="time" office:time-value="PT2420H45M00S" calcext:value-type="time">
            <text:p>08:45:00 PM</text:p>
          </table:table-cell>
          <table:table-cell table:formula="of:=ABS((HOUR([.F102])+(MINUTE([.F102])/60))-(HOUR([.G102])+(MINUTE([.G102])/60)))*60" office:value-type="float" office:value="12" calcext:value-type="float">
            <text:p>12</text:p>
          </table:table-cell>
          <table:table-cell office:value-type="string" calcext:value-type="string">
            <text:p>08:17AM WEST (+1)</text:p>
          </table:table-cell>
          <table:table-cell office:value-type="time" office:time-value="PT06H19M00S" calcext:value-type="time">
            <text:p>06:19:00 AM</text:p>
          </table:table-cell>
        </table:table-row>
        <table:table-row table:style-name="ro1">
          <table:table-cell office:value-type="date" office:date-value="2015-04-17" calcext:value-type="date">
            <text:p>04/17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1PM EDT</text:p>
          </table:table-cell>
          <table:table-cell office:value-type="time" office:time-value="PT21H01M00S" calcext:value-type="time">
            <text:p>09:01:00 PM</text:p>
          </table:table-cell>
          <table:table-cell office:value-type="time" office:time-value="PT2444H45M00S" calcext:value-type="time">
            <text:p>08:45:00 PM</text:p>
          </table:table-cell>
          <table:table-cell table:formula="of:=ABS((HOUR([.F103])+(MINUTE([.F103])/60))-(HOUR([.G103])+(MINUTE([.G103])/60)))*60" office:value-type="float" office:value="15.9999999999999" calcext:value-type="float">
            <text:p>16</text:p>
          </table:table-cell>
          <table:table-cell office:value-type="string" calcext:value-type="string">
            <text:p>08:31AM WEST (+1)</text:p>
          </table:table-cell>
          <table:table-cell office:value-type="time" office:time-value="PT06H30M00S" calcext:value-type="time">
            <text:p>06:30:00 AM</text:p>
          </table:table-cell>
        </table:table-row>
        <table:table-row table:style-name="ro1">
          <table:table-cell office:value-type="date" office:date-value="2015-04-16" calcext:value-type="date">
            <text:p>04/16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8PM EDT</text:p>
          </table:table-cell>
          <table:table-cell office:value-type="time" office:time-value="PT21H08M00S" calcext:value-type="time">
            <text:p>09:08:00 PM</text:p>
          </table:table-cell>
          <table:table-cell office:value-type="time" office:time-value="PT2468H45M00S" calcext:value-type="time">
            <text:p>08:45:00 PM</text:p>
          </table:table-cell>
          <table:table-cell table:formula="of:=ABS((HOUR([.F104])+(MINUTE([.F104])/60))-(HOUR([.G104])+(MINUTE([.G104])/60)))*60" office:value-type="float" office:value="23" calcext:value-type="float">
            <text:p>23</text:p>
          </table:table-cell>
          <table:table-cell office:value-type="string" calcext:value-type="string">
            <text:p>08:31AM WEST (+1)</text:p>
          </table:table-cell>
          <table:table-cell office:value-type="time" office:time-value="PT06H22M00S" calcext:value-type="time">
            <text:p>06:22:00 AM</text:p>
          </table:table-cell>
        </table:table-row>
        <table:table-row table:style-name="ro1">
          <table:table-cell office:value-type="date" office:date-value="2015-04-14" calcext:value-type="date">
            <text:p>04/14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14PM EDT</text:p>
          </table:table-cell>
          <table:table-cell office:value-type="time" office:time-value="PT21H14M00S" calcext:value-type="time">
            <text:p>09:14:00 PM</text:p>
          </table:table-cell>
          <table:table-cell office:value-type="time" office:time-value="PT2492H45M00S" calcext:value-type="time">
            <text:p>08:45:00 PM</text:p>
          </table:table-cell>
          <table:table-cell table:formula="of:=ABS((HOUR([.F105])+(MINUTE([.F105])/60))-(HOUR([.G105])+(MINUTE([.G105])/60)))*60" office:value-type="float" office:value="29.0000000000001" calcext:value-type="float">
            <text:p>29</text:p>
          </table:table-cell>
          <table:table-cell office:value-type="string" calcext:value-type="string">
            <text:p>08:39AM WEST (+1)</text:p>
          </table:table-cell>
          <table:table-cell office:value-type="time" office:time-value="PT06H24M00S" calcext:value-type="time">
            <text:p>06:24:00 AM</text:p>
          </table:table-cell>
        </table:table-row>
        <table:table-row table:style-name="ro1">
          <table:table-cell office:value-type="date" office:date-value="2015-04-13" calcext:value-type="date">
            <text:p>04/13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11:58PM EDT</text:p>
          </table:table-cell>
          <table:table-cell office:value-type="time" office:time-value="PT23H58M00S" calcext:value-type="time">
            <text:p>11:58:00 PM</text:p>
          </table:table-cell>
          <table:table-cell office:value-type="time" office:time-value="PT2516H45M00S" calcext:value-type="time">
            <text:p>08:45:00 PM</text:p>
          </table:table-cell>
          <table:table-cell table:formula="of:=ABS((HOUR([.F106])+(MINUTE([.F106])/60))-(HOUR([.G106])+(MINUTE([.G106])/60)))*60" office:value-type="float" office:value="193" calcext:value-type="float">
            <text:p>193</text:p>
          </table:table-cell>
          <table:table-cell office:value-type="string" calcext:value-type="string">
            <text:p>11:43AM WEST (+1)</text:p>
          </table:table-cell>
          <table:table-cell office:value-type="time" office:time-value="PT06H44M00S" calcext:value-type="time">
            <text:p>06:44:00 AM</text:p>
          </table:table-cell>
        </table:table-row>
        <table:table-row table:style-name="ro1">
          <table:table-cell office:value-type="date" office:date-value="2015-04-12" calcext:value-type="date">
            <text:p>04/12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8:59PM EDT</text:p>
          </table:table-cell>
          <table:table-cell office:value-type="time" office:time-value="PT20H59M00S" calcext:value-type="time">
            <text:p>08:59:00 PM</text:p>
          </table:table-cell>
          <table:table-cell office:value-type="time" office:time-value="PT2540H45M00S" calcext:value-type="time">
            <text:p>08:45:00 PM</text:p>
          </table:table-cell>
          <table:table-cell table:formula="of:=ABS((HOUR([.F107])+(MINUTE([.F107])/60))-(HOUR([.G107])+(MINUTE([.G107])/60)))*60" office:value-type="float" office:value="14.0000000000001" calcext:value-type="float">
            <text:p>14</text:p>
          </table:table-cell>
          <table:table-cell office:value-type="string" calcext:value-type="string">
            <text:p>08:32AM WEST (+1)</text:p>
          </table:table-cell>
          <table:table-cell office:value-type="time" office:time-value="PT06H33M00S" calcext:value-type="time">
            <text:p>06:33:00 AM</text:p>
          </table:table-cell>
        </table:table-row>
        <table:table-row table:style-name="ro1">
          <table:table-cell office:value-type="date" office:date-value="2015-04-11" calcext:value-type="date">
            <text:p>04/11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59PM EDT</text:p>
          </table:table-cell>
          <table:table-cell office:value-type="time" office:time-value="PT21H59M00S" calcext:value-type="time">
            <text:p>09:59:00 PM</text:p>
          </table:table-cell>
          <table:table-cell office:value-type="time" office:time-value="PT2564H45M00S" calcext:value-type="time">
            <text:p>08:45:00 PM</text:p>
          </table:table-cell>
          <table:table-cell table:formula="of:=ABS((HOUR([.F108])+(MINUTE([.F108])/60))-(HOUR([.G108])+(MINUTE([.G108])/60)))*60" office:value-type="float" office:value="74.0000000000001" calcext:value-type="float">
            <text:p>74</text:p>
          </table:table-cell>
          <table:table-cell office:value-type="string" calcext:value-type="string">
            <text:p>09:06AM WEST (+1)</text:p>
          </table:table-cell>
          <table:table-cell office:value-type="time" office:time-value="PT06H06M00S" calcext:value-type="time">
            <text:p>06:06:00 AM</text:p>
          </table:table-cell>
        </table:table-row>
        <table:table-row table:style-name="ro1">
          <table:table-cell office:value-type="date" office:date-value="2015-04-10" calcext:value-type="date">
            <text:p>04/10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13PM EDT</text:p>
          </table:table-cell>
          <table:table-cell office:value-type="time" office:time-value="PT21H13M00S" calcext:value-type="time">
            <text:p>09:13:00 PM</text:p>
          </table:table-cell>
          <table:table-cell office:value-type="time" office:time-value="PT2588H45M00S" calcext:value-type="time">
            <text:p>08:45:00 PM</text:p>
          </table:table-cell>
          <table:table-cell table:formula="of:=ABS((HOUR([.F109])+(MINUTE([.F109])/60))-(HOUR([.G109])+(MINUTE([.G109])/60)))*60" office:value-type="float" office:value="27.9999999999999" calcext:value-type="float">
            <text:p>28</text:p>
          </table:table-cell>
          <table:table-cell office:value-type="string" calcext:value-type="string">
            <text:p>08:42AM WEST (+1)</text:p>
          </table:table-cell>
          <table:table-cell office:value-type="time" office:time-value="PT06H28M00S" calcext:value-type="time">
            <text:p>06:28:00 AM</text:p>
          </table:table-cell>
        </table:table-row>
        <table:table-row table:style-name="ro1">
          <table:table-cell office:value-type="date" office:date-value="2015-04-09" calcext:value-type="date">
            <text:p>04/09/15</text:p>
          </table:table-cell>
          <table:table-cell office:value-type="string" calcext:value-type="string">
            <text:p>B752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8:57PM EDT</text:p>
          </table:table-cell>
          <table:table-cell office:value-type="time" office:time-value="PT20H57M00S" calcext:value-type="time">
            <text:p>08:57:00 PM</text:p>
          </table:table-cell>
          <table:table-cell office:value-type="time" office:time-value="PT2612H45M00S" calcext:value-type="time">
            <text:p>08:45:00 PM</text:p>
          </table:table-cell>
          <table:table-cell table:formula="of:=ABS((HOUR([.F110])+(MINUTE([.F110])/60))-(HOUR([.G110])+(MINUTE([.G110])/60)))*60" office:value-type="float" office:value="12" calcext:value-type="float">
            <text:p>12</text:p>
          </table:table-cell>
          <table:table-cell office:value-type="string" calcext:value-type="string">
            <text:p>08:18AM WEST (+1)</text:p>
          </table:table-cell>
          <table:table-cell office:value-type="time" office:time-value="PT06H21M00S" calcext:value-type="time">
            <text:p>06:21:00 AM</text:p>
          </table:table-cell>
        </table:table-row>
        <table:table-row table:style-name="ro1">
          <table:table-cell office:value-type="date" office:date-value="2015-04-09" calcext:value-type="date">
            <text:p>04/09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8:57PM EDT</text:p>
          </table:table-cell>
          <table:table-cell office:value-type="time" office:time-value="PT20H57M00S" calcext:value-type="time">
            <text:p>08:57:00 PM</text:p>
          </table:table-cell>
          <table:table-cell office:value-type="time" office:time-value="PT2636H45M00S" calcext:value-type="time">
            <text:p>08:45:00 PM</text:p>
          </table:table-cell>
          <table:table-cell table:formula="of:=ABS((HOUR([.F111])+(MINUTE([.F111])/60))-(HOUR([.G111])+(MINUTE([.G111])/60)))*60" office:value-type="float" office:value="12" calcext:value-type="float">
            <text:p>12</text:p>
          </table:table-cell>
          <table:table-cell office:value-type="string" calcext:value-type="string">
            <text:p>08:19AM WEST (+1)</text:p>
          </table:table-cell>
          <table:table-cell office:value-type="time" office:time-value="PT06H22M00S" calcext:value-type="time">
            <text:p>06:22:00 AM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date" office:date-value="2015-04-06" calcext:value-type="date">
            <text:p>04/06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3PM EDT</text:p>
          </table:table-cell>
          <table:table-cell office:value-type="time" office:time-value="PT21H03M00S" calcext:value-type="time">
            <text:p>09:03:00 PM</text:p>
          </table:table-cell>
          <table:table-cell office:value-type="time" office:time-value="PT2708H45M00S" calcext:value-type="time">
            <text:p>08:45:00 PM</text:p>
          </table:table-cell>
          <table:table-cell table:formula="of:=ABS((HOUR([.F114])+(MINUTE([.F114])/60))-(HOUR([.G114])+(MINUTE([.G114])/60)))*60" office:value-type="float" office:value="18" calcext:value-type="float">
            <text:p>18</text:p>
          </table:table-cell>
          <table:table-cell office:value-type="string" calcext:value-type="string">
            <text:p>08:31AM WEST (+1)</text:p>
          </table:table-cell>
          <table:table-cell office:value-type="time" office:time-value="PT06H28M00S" calcext:value-type="time">
            <text:p>06:28:00 AM</text:p>
          </table:table-cell>
        </table:table-row>
        <table:table-row table:style-name="ro1">
          <table:table-cell office:value-type="date" office:date-value="2015-04-05" calcext:value-type="date">
            <text:p>04/05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0PM EDT</text:p>
          </table:table-cell>
          <table:table-cell office:value-type="time" office:time-value="PT21H00M00S" calcext:value-type="time">
            <text:p>09:00:00 PM</text:p>
          </table:table-cell>
          <table:table-cell office:value-type="time" office:time-value="PT2732H45M00S" calcext:value-type="time">
            <text:p>08:45:00 PM</text:p>
          </table:table-cell>
          <table:table-cell table:formula="of:=ABS((HOUR([.F115])+(MINUTE([.F115])/60))-(HOUR([.G115])+(MINUTE([.G115])/60)))*60" office:value-type="float" office:value="15" calcext:value-type="float">
            <text:p>15</text:p>
          </table:table-cell>
          <table:table-cell office:value-type="string" calcext:value-type="string">
            <text:p>08:26AM WEST (+1)</text:p>
          </table:table-cell>
          <table:table-cell office:value-type="time" office:time-value="PT06H26M00S" calcext:value-type="time">
            <text:p>06:26:00 AM</text:p>
          </table:table-cell>
        </table:table-row>
        <table:table-row table:style-name="ro1">
          <table:table-cell office:value-type="date" office:date-value="2015-04-04" calcext:value-type="date">
            <text:p>04/04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11:16PM EDT</text:p>
          </table:table-cell>
          <table:table-cell office:value-type="time" office:time-value="PT23H16M00S" calcext:value-type="time">
            <text:p>11:16:00 PM</text:p>
          </table:table-cell>
          <table:table-cell office:value-type="time" office:time-value="PT2756H45M00S" calcext:value-type="time">
            <text:p>08:45:00 PM</text:p>
          </table:table-cell>
          <table:table-cell table:formula="of:=ABS((HOUR([.F116])+(MINUTE([.F116])/60))-(HOUR([.G116])+(MINUTE([.G116])/60)))*60" office:value-type="float" office:value="151" calcext:value-type="float">
            <text:p>151</text:p>
          </table:table-cell>
          <table:table-cell office:value-type="string" calcext:value-type="string">
            <text:p>10:23AM WEST (+1)</text:p>
          </table:table-cell>
          <table:table-cell office:value-type="time" office:time-value="PT06H07M00S" calcext:value-type="time">
            <text:p>06:07:00 AM</text:p>
          </table:table-cell>
        </table:table-row>
        <table:table-row table:style-name="ro1">
          <table:table-cell office:value-type="date" office:date-value="2015-04-03" calcext:value-type="date">
            <text:p>04/03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17PM EDT</text:p>
          </table:table-cell>
          <table:table-cell office:value-type="time" office:time-value="PT21H17M00S" calcext:value-type="time">
            <text:p>09:17:00 PM</text:p>
          </table:table-cell>
          <table:table-cell office:value-type="time" office:time-value="PT2780H45M00S" calcext:value-type="time">
            <text:p>08:45:00 PM</text:p>
          </table:table-cell>
          <table:table-cell table:formula="of:=ABS((HOUR([.F117])+(MINUTE([.F117])/60))-(HOUR([.G117])+(MINUTE([.G117])/60)))*60" office:value-type="float" office:value="32.0000000000001" calcext:value-type="float">
            <text:p>32</text:p>
          </table:table-cell>
          <table:table-cell office:value-type="string" calcext:value-type="string">
            <text:p>08:46AM WEST (+1)</text:p>
          </table:table-cell>
          <table:table-cell office:value-type="time" office:time-value="PT06H29M00S" calcext:value-type="time">
            <text:p>06:29:00 AM</text:p>
          </table:table-cell>
        </table:table-row>
        <table:table-row table:style-name="ro1">
          <table:table-cell office:value-type="date" office:date-value="2015-04-02" calcext:value-type="date">
            <text:p>04/02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06PM EDT</text:p>
          </table:table-cell>
          <table:table-cell office:value-type="time" office:time-value="PT21H06M00S" calcext:value-type="time">
            <text:p>09:06:00 PM</text:p>
          </table:table-cell>
          <table:table-cell office:value-type="time" office:time-value="PT2804H45M00S" calcext:value-type="time">
            <text:p>08:45:00 PM</text:p>
          </table:table-cell>
          <table:table-cell table:formula="of:=ABS((HOUR([.F118])+(MINUTE([.F118])/60))-(HOUR([.G118])+(MINUTE([.G118])/60)))*60" office:value-type="float" office:value="21.0000000000001" calcext:value-type="float">
            <text:p>21</text:p>
          </table:table-cell>
          <table:table-cell office:value-type="string" calcext:value-type="string">
            <text:p>08:37AM WEST (+1)</text:p>
          </table:table-cell>
          <table:table-cell office:value-type="time" office:time-value="PT06H31M00S" calcext:value-type="time">
            <text:p>06:31:00 AM</text:p>
          </table:table-cell>
        </table:table-row>
        <table:table-row table:style-name="ro1"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16PM EDT</text:p>
          </table:table-cell>
          <table:table-cell office:value-type="time" office:time-value="PT21H16M00S" calcext:value-type="time">
            <text:p>09:16:00 PM</text:p>
          </table:table-cell>
          <table:table-cell office:value-type="time" office:time-value="PT2828H45M00S" calcext:value-type="time">
            <text:p>08:45:00 PM</text:p>
          </table:table-cell>
          <table:table-cell table:formula="of:=ABS((HOUR([.F119])+(MINUTE([.F119])/60))-(HOUR([.G119])+(MINUTE([.G119])/60)))*60" office:value-type="float" office:value="30.9999999999999" calcext:value-type="float">
            <text:p>31</text:p>
          </table:table-cell>
          <table:table-cell office:value-type="string" calcext:value-type="string">
            <text:p>08:49AM WEST (+1)</text:p>
          </table:table-cell>
          <table:table-cell office:value-type="time" office:time-value="PT06H32M00S" calcext:value-type="time">
            <text:p>06:32:00 AM</text:p>
          </table:table-cell>
        </table:table-row>
        <table:table-row table:style-name="ro1">
          <table:table-cell office:value-type="date" office:date-value="2015-03-30" calcext:value-type="date">
            <text:p>03/30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8:54PM EDT</text:p>
          </table:table-cell>
          <table:table-cell office:value-type="time" office:time-value="PT20H54M00S" calcext:value-type="time">
            <text:p>08:54:00 PM</text:p>
          </table:table-cell>
          <table:table-cell office:value-type="time" office:time-value="PT2852H45M00S" calcext:value-type="time">
            <text:p>08:45:00 PM</text:p>
          </table:table-cell>
          <table:table-cell table:formula="of:=ABS((HOUR([.F120])+(MINUTE([.F120])/60))-(HOUR([.G120])+(MINUTE([.G120])/60)))*60" office:value-type="float" office:value="8.99999999999992" calcext:value-type="float">
            <text:p>9</text:p>
          </table:table-cell>
          <table:table-cell office:value-type="string" calcext:value-type="string">
            <text:p>08:25AM WEST (+1)</text:p>
          </table:table-cell>
          <table:table-cell office:value-type="time" office:time-value="PT06H31M00S" calcext:value-type="time">
            <text:p>06:31:00 AM</text:p>
          </table:table-cell>
        </table:table-row>
        <table:table-row table:style-name="ro1">
          <table:table-cell office:value-type="date" office:date-value="2015-03-29" calcext:value-type="date">
            <text:p>03/29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33PM EDT</text:p>
          </table:table-cell>
          <table:table-cell office:value-type="time" office:time-value="PT21H33M00S" calcext:value-type="time">
            <text:p>09:33:00 PM</text:p>
          </table:table-cell>
          <table:table-cell office:value-type="time" office:time-value="PT2876H45M00S" calcext:value-type="time">
            <text:p>08:45:00 PM</text:p>
          </table:table-cell>
          <table:table-cell table:formula="of:=ABS((HOUR([.F121])+(MINUTE([.F121])/60))-(HOUR([.G121])+(MINUTE([.G121])/60)))*60" office:value-type="float" office:value="48" calcext:value-type="float">
            <text:p>48</text:p>
          </table:table-cell>
          <table:table-cell office:value-type="string" calcext:value-type="string">
            <text:p>09:05AM WEST (+1)</text:p>
          </table:table-cell>
          <table:table-cell office:value-type="time" office:time-value="PT06H32M00S" calcext:value-type="time">
            <text:p>06:32:00 AM</text:p>
          </table:table-cell>
        </table:table-row>
        <table:table-row table:style-name="ro1">
          <table:table-cell office:value-type="date" office:date-value="2015-03-28" calcext:value-type="date">
            <text:p>03/28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09:24PM EDT</text:p>
          </table:table-cell>
          <table:table-cell office:value-type="time" office:time-value="PT21H24M00S" calcext:value-type="time">
            <text:p>09:24:00 PM</text:p>
          </table:table-cell>
          <table:table-cell office:value-type="time" office:time-value="PT2900H45M00S" calcext:value-type="time">
            <text:p>08:45:00 PM</text:p>
          </table:table-cell>
          <table:table-cell table:formula="of:=ABS((HOUR([.F122])+(MINUTE([.F122])/60))-(HOUR([.G122])+(MINUTE([.G122])/60)))*60" office:value-type="float" office:value="38.9999999999999" calcext:value-type="float">
            <text:p>39</text:p>
          </table:table-cell>
          <table:table-cell office:value-type="string" calcext:value-type="string">
            <text:p>08:53AM WEST (+1)</text:p>
          </table:table-cell>
          <table:table-cell office:value-type="time" office:time-value="PT06H29M00S" calcext:value-type="time">
            <text:p>06:29:00 AM</text:p>
          </table:table-cell>
        </table:table-row>
      </table:table>
      <table:table table:name="AWE739" table:style-name="ta1">
        <table:table-column table:style-name="co2" table:default-cell-style-name="ce1"/>
        <table:table-column table:style-name="co8" table:default-cell-style-name="Default"/>
        <table:table-column table:style-name="co4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ce2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Departure</text:p>
          </table:table-cell>
          <table:table-cell office:value-type="string" calcext:value-type="string">
            <text:p>Arrival</text:p>
          </table:table-cell>
          <table:table-cell table:style-name="Default" office:value-type="string" calcext:value-type="string">
            <text:p>Duration</text:p>
          </table:table-cell>
        </table:table-row>
        <table:table-row table:style-name="ro1">
          <table:table-cell office:value-type="date" office:date-value="2015-07-28" calcext:value-type="date">
            <text:p>07/28/15</text:p>
          </table:table-cell>
          <table:table-cell office:value-type="string" calcext:value-type="string">
            <text:p>B752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5AM WEST</text:p>
          </table:table-cell>
          <table:table-cell office:value-type="string" calcext:value-type="string">
            <text:p>01:26PM EDT</text:p>
          </table:table-cell>
          <table:table-cell table:style-name="Default" office:value-type="string" calcext:value-type="string">
            <text:p>Scheduled</text:p>
          </table:table-cell>
        </table:table-row>
        <table:table-row table:style-name="ro1">
          <table:table-cell office:value-type="date" office:date-value="2015-07-27" calcext:value-type="date">
            <text:p>07/27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27AM WEST</text:p>
          </table:table-cell>
          <table:table-cell office:value-type="string" calcext:value-type="string">
            <text:p>01:59PM EDT</text:p>
          </table:table-cell>
          <table:table-cell table:style-name="Default" office:value-type="string" calcext:value-type="string">
            <text:p>En Route</text:p>
          </table:table-cell>
        </table:table-row>
        <table:table-row table:style-name="ro1">
          <table:table-cell office:value-type="date" office:date-value="2015-07-26" calcext:value-type="date">
            <text:p>07/26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1AM WEST</text:p>
          </table:table-cell>
          <table:table-cell office:value-type="string" calcext:value-type="string">
            <text:p>01:14PM EDT</text:p>
          </table:table-cell>
          <table:table-cell office:value-type="time" office:time-value="PT07H13M00S" calcext:value-type="time">
            <text:p>07:13:00 AM</text:p>
          </table:table-cell>
        </table:table-row>
        <table:table-row table:style-name="ro1">
          <table:table-cell office:value-type="date" office:date-value="2015-07-25" calcext:value-type="date">
            <text:p>07/25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0:55AM WEST</text:p>
          </table:table-cell>
          <table:table-cell office:value-type="string" calcext:value-type="string">
            <text:p>01:48PM EDT</text:p>
          </table:table-cell>
          <table:table-cell office:value-type="time" office:time-value="PT07H53M00S" calcext:value-type="time">
            <text:p>07:53:00 AM</text:p>
          </table:table-cell>
        </table:table-row>
        <table:table-row table:style-name="ro1">
          <table:table-cell office:value-type="date" office:date-value="2015-07-24" calcext:value-type="date">
            <text:p>07/24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1AM WEST</text:p>
          </table:table-cell>
          <table:table-cell office:value-type="string" calcext:value-type="string">
            <text:p>01:33PM EDT</text:p>
          </table:table-cell>
          <table:table-cell office:value-type="time" office:time-value="PT07H31M00S" calcext:value-type="time">
            <text:p>07:31:00 AM</text:p>
          </table:table-cell>
        </table:table-row>
        <table:table-row table:style-name="ro1">
          <table:table-cell office:value-type="date" office:date-value="2015-07-23" calcext:value-type="date">
            <text:p>07/23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2:14PM WEST</text:p>
          </table:table-cell>
          <table:table-cell office:value-type="string" calcext:value-type="string">
            <text:p>02:55PM EDT</text:p>
          </table:table-cell>
          <table:table-cell office:value-type="time" office:time-value="PT07H40M00S" calcext:value-type="time">
            <text:p>07:40:00 AM</text:p>
          </table:table-cell>
        </table:table-row>
        <table:table-row table:style-name="ro1">
          <table:table-cell office:value-type="date" office:date-value="2015-07-22" calcext:value-type="date">
            <text:p>07/22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22AM WEST</text:p>
          </table:table-cell>
          <table:table-cell office:value-type="string" calcext:value-type="string">
            <text:p>02:03PM EDT</text:p>
          </table:table-cell>
          <table:table-cell office:value-type="time" office:time-value="PT07H40M00S" calcext:value-type="time">
            <text:p>07:40:00 AM</text:p>
          </table:table-cell>
        </table:table-row>
        <table:table-row table:style-name="ro1">
          <table:table-cell office:value-type="date" office:date-value="2015-07-21" calcext:value-type="date">
            <text:p>07/21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4AM WEST</text:p>
          </table:table-cell>
          <table:table-cell office:value-type="string" calcext:value-type="string">
            <text:p>01:36PM EDT</text:p>
          </table:table-cell>
          <table:table-cell office:value-type="time" office:time-value="PT07H32M00S" calcext:value-type="time">
            <text:p>07:32:00 AM</text:p>
          </table:table-cell>
        </table:table-row>
        <table:table-row table:style-name="ro1">
          <table:table-cell office:value-type="date" office:date-value="2015-07-20" calcext:value-type="date">
            <text:p>07/20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2:05PM WEST</text:p>
          </table:table-cell>
          <table:table-cell office:value-type="string" calcext:value-type="string">
            <text:p>02:16PM EDT</text:p>
          </table:table-cell>
          <table:table-cell office:value-type="time" office:time-value="PT07H11M00S" calcext:value-type="time">
            <text:p>07:11:00 AM</text:p>
          </table:table-cell>
        </table:table-row>
        <table:table-row table:style-name="ro1">
          <table:table-cell office:value-type="date" office:date-value="2015-07-19" calcext:value-type="date">
            <text:p>07/19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21AM WEST</text:p>
          </table:table-cell>
          <table:table-cell office:value-type="string" calcext:value-type="string">
            <text:p>01:39PM EDT</text:p>
          </table:table-cell>
          <table:table-cell office:value-type="time" office:time-value="PT07H17M00S" calcext:value-type="time">
            <text:p>07:17:00 AM</text:p>
          </table:table-cell>
        </table:table-row>
        <table:table-row table:style-name="ro1">
          <table:table-cell office:value-type="date" office:date-value="2015-07-18" calcext:value-type="date">
            <text:p>07/18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0:55AM WEST</text:p>
          </table:table-cell>
          <table:table-cell office:value-type="string" calcext:value-type="string">
            <text:p>01:23PM EDT</text:p>
          </table:table-cell>
          <table:table-cell office:value-type="time" office:time-value="PT07H28M00S" calcext:value-type="time">
            <text:p>07:28:00 AM</text:p>
          </table:table-cell>
        </table:table-row>
        <table:table-row table:style-name="ro1">
          <table:table-cell office:value-type="date" office:date-value="2015-07-17" calcext:value-type="date">
            <text:p>07/17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2:25PM WEST</text:p>
          </table:table-cell>
          <table:table-cell office:value-type="string" calcext:value-type="string">
            <text:p>02:38PM EDT</text:p>
          </table:table-cell>
          <table:table-cell office:value-type="time" office:time-value="PT07H12M00S" calcext:value-type="time">
            <text:p>07:12:00 AM</text:p>
          </table:table-cell>
        </table:table-row>
        <table:table-row table:style-name="ro1">
          <table:table-cell office:value-type="date" office:date-value="2015-07-16" calcext:value-type="date">
            <text:p>07/16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2AM WEST</text:p>
          </table:table-cell>
          <table:table-cell office:value-type="string" calcext:value-type="string">
            <text:p>01:22PM EDT</text:p>
          </table:table-cell>
          <table:table-cell office:value-type="time" office:time-value="PT07H19M00S" calcext:value-type="time">
            <text:p>07:19:00 AM</text:p>
          </table:table-cell>
        </table:table-row>
        <table:table-row table:style-name="ro1">
          <table:table-cell office:value-type="date" office:date-value="2015-07-15" calcext:value-type="date">
            <text:p>07/15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0:59AM WEST</text:p>
          </table:table-cell>
          <table:table-cell office:value-type="string" calcext:value-type="string">
            <text:p>01:21PM EDT</text:p>
          </table:table-cell>
          <table:table-cell office:value-type="time" office:time-value="PT07H21M00S" calcext:value-type="time">
            <text:p>07:21:00 AM</text:p>
          </table:table-cell>
        </table:table-row>
        <table:table-row table:style-name="ro1">
          <table:table-cell office:value-type="date" office:date-value="2015-07-14" calcext:value-type="date">
            <text:p>07/14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01:54PM WEST</text:p>
          </table:table-cell>
          <table:table-cell office:value-type="string" calcext:value-type="string">
            <text:p>04:30PM EDT</text:p>
          </table:table-cell>
          <table:table-cell office:value-type="time" office:time-value="PT07H35M00S" calcext:value-type="time">
            <text:p>07:35:00 AM</text:p>
          </table:table-cell>
        </table:table-row>
        <table:table-row table:style-name="ro1">
          <table:table-cell office:value-type="date" office:date-value="2015-07-13" calcext:value-type="date">
            <text:p>07/13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6AM WEST</text:p>
          </table:table-cell>
          <table:table-cell office:value-type="string" calcext:value-type="string">
            <text:p>01:12PM EDT</text:p>
          </table:table-cell>
          <table:table-cell office:value-type="time" office:time-value="PT07H06M00S" calcext:value-type="time">
            <text:p>07:06:00 AM</text:p>
          </table:table-cell>
        </table:table-row>
        <table:table-row table:style-name="ro1">
          <table:table-cell office:value-type="date" office:date-value="2015-07-12" calcext:value-type="date">
            <text:p>07/12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10AM WEST</text:p>
          </table:table-cell>
          <table:table-cell office:value-type="string" calcext:value-type="string">
            <text:p>01:24PM EDT</text:p>
          </table:table-cell>
          <table:table-cell office:value-type="time" office:time-value="PT07H13M00S" calcext:value-type="time">
            <text:p>07:13:00 AM</text:p>
          </table:table-cell>
        </table:table-row>
        <table:table-row table:style-name="ro1">
          <table:table-cell office:value-type="date" office:date-value="2015-07-11" calcext:value-type="date">
            <text:p>07/11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7AM WEST</text:p>
          </table:table-cell>
          <table:table-cell office:value-type="string" calcext:value-type="string">
            <text:p>01:41PM EDT</text:p>
          </table:table-cell>
          <table:table-cell office:value-type="time" office:time-value="PT07H34M00S" calcext:value-type="time">
            <text:p>07:34:00 AM</text:p>
          </table:table-cell>
        </table:table-row>
        <table:table-row table:style-name="ro1">
          <table:table-cell office:value-type="date" office:date-value="2015-07-10" calcext:value-type="date">
            <text:p>07/10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2:25PM WEST</text:p>
          </table:table-cell>
          <table:table-cell office:value-type="string" calcext:value-type="string">
            <text:p>03:05PM EDT</text:p>
          </table:table-cell>
          <table:table-cell office:value-type="time" office:time-value="PT07H40M00S" calcext:value-type="time">
            <text:p>07:40:00 AM</text:p>
          </table:table-cell>
        </table:table-row>
        <table:table-row table:style-name="ro1">
          <table:table-cell office:value-type="date" office:date-value="2015-07-09" calcext:value-type="date">
            <text:p>07/09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0:58AM WEST</text:p>
          </table:table-cell>
          <table:table-cell office:value-type="string" calcext:value-type="string">
            <text:p>01:37PM EDT</text:p>
          </table:table-cell>
          <table:table-cell office:value-type="time" office:time-value="PT07H39M00S" calcext:value-type="time">
            <text:p>07:39:00 AM</text:p>
          </table:table-cell>
        </table:table-row>
        <table:table-row table:style-name="ro1">
          <table:table-cell office:value-type="date" office:date-value="2015-07-08" calcext:value-type="date">
            <text:p>07/08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2:00PM WEST</text:p>
          </table:table-cell>
          <table:table-cell office:value-type="string" calcext:value-type="string">
            <text:p>02:19PM EDT</text:p>
          </table:table-cell>
          <table:table-cell office:value-type="time" office:time-value="PT07H19M00S" calcext:value-type="time">
            <text:p>07:19:00 AM</text:p>
          </table:table-cell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B752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26AM WEST</text:p>
          </table:table-cell>
          <table:table-cell office:value-type="string" calcext:value-type="string">
            <text:p>01:33PM EDT</text:p>
          </table:table-cell>
          <table:table-cell office:value-type="time" office:time-value="PT07H07M00S" calcext:value-type="time">
            <text:p>07:07:00 AM</text:p>
          </table:table-cell>
        </table:table-row>
        <table:table-row table:style-name="ro1">
          <table:table-cell office:value-type="date" office:date-value="2015-07-06" calcext:value-type="date">
            <text:p>07/06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0:57AM WEST</text:p>
          </table:table-cell>
          <table:table-cell office:value-type="string" calcext:value-type="string">
            <text:p>01:21PM EDT</text:p>
          </table:table-cell>
          <table:table-cell office:value-type="time" office:time-value="PT07H23M00S" calcext:value-type="time">
            <text:p>07:23:00 AM</text:p>
          </table:table-cell>
        </table:table-row>
        <table:table-row table:style-name="ro1">
          <table:table-cell office:value-type="date" office:date-value="2015-07-05" calcext:value-type="date">
            <text:p>07/05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1AM WEST</text:p>
          </table:table-cell>
          <table:table-cell office:value-type="string" calcext:value-type="string">
            <text:p>01:42PM EDT</text:p>
          </table:table-cell>
          <table:table-cell office:value-type="time" office:time-value="PT07H41M00S" calcext:value-type="time">
            <text:p>07:41:00 AM</text:p>
          </table:table-cell>
        </table:table-row>
        <table:table-row table:style-name="ro1">
          <table:table-cell office:value-type="date" office:date-value="2015-07-04" calcext:value-type="date">
            <text:p>07/04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0:57AM WEST</text:p>
          </table:table-cell>
          <table:table-cell office:value-type="string" calcext:value-type="string">
            <text:p>01:53PM EDT</text:p>
          </table:table-cell>
          <table:table-cell office:value-type="time" office:time-value="PT07H55M00S" calcext:value-type="time">
            <text:p>07:55:00 AM</text:p>
          </table:table-cell>
        </table:table-row>
        <table:table-row table:style-name="ro1">
          <table:table-cell office:value-type="date" office:date-value="2015-07-03" calcext:value-type="date">
            <text:p>07/03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0AM WEST</text:p>
          </table:table-cell>
          <table:table-cell office:value-type="string" calcext:value-type="string">
            <text:p>02:08PM EDT</text:p>
          </table:table-cell>
          <table:table-cell office:value-type="time" office:time-value="PT08H07M00S" calcext:value-type="time">
            <text:p>08:07:00 AM</text:p>
          </table:table-cell>
        </table:table-row>
        <table:table-row table:style-name="ro1">
          <table:table-cell office:value-type="date" office:date-value="2015-07-02" calcext:value-type="date">
            <text:p>07/02/15</text:p>
          </table:table-cell>
          <table:table-cell office:value-type="string" calcext:value-type="string">
            <text:p>B752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0:58AM WEST</text:p>
          </table:table-cell>
          <table:table-cell office:value-type="string" calcext:value-type="string">
            <text:p>01:59PM EDT</text:p>
          </table:table-cell>
          <table:table-cell office:value-type="time" office:time-value="PT08H00M00S" calcext:value-type="time">
            <text:p>08:00:00 AM</text:p>
          </table:table-cell>
        </table:table-row>
        <table:table-row table:style-name="ro1">
          <table:table-cell office:value-type="date" office:date-value="2015-07-01" calcext:value-type="date">
            <text:p>07/01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2:13PM WEST</text:p>
          </table:table-cell>
          <table:table-cell office:value-type="string" calcext:value-type="string">
            <text:p>02:59PM EDT</text:p>
          </table:table-cell>
          <table:table-cell office:value-type="time" office:time-value="PT07H45M00S" calcext:value-type="time">
            <text:p>07:45:00 AM</text:p>
          </table:table-cell>
        </table:table-row>
        <table:table-row table:style-name="ro1">
          <table:table-cell office:value-type="date" office:date-value="2015-06-30" calcext:value-type="date">
            <text:p>06/30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12AM WEST</text:p>
          </table:table-cell>
          <table:table-cell office:value-type="string" calcext:value-type="string">
            <text:p>02:03PM EDT</text:p>
          </table:table-cell>
          <table:table-cell office:value-type="time" office:time-value="PT07H51M00S" calcext:value-type="time">
            <text:p>07:51:00 AM</text:p>
          </table:table-cell>
        </table:table-row>
        <table:table-row table:style-name="ro1">
          <table:table-cell office:value-type="date" office:date-value="2015-06-29" calcext:value-type="date">
            <text:p>06/29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1AM WEST</text:p>
          </table:table-cell>
          <table:table-cell office:value-type="string" calcext:value-type="string">
            <text:p>01:30PM EDT</text:p>
          </table:table-cell>
          <table:table-cell office:value-type="time" office:time-value="PT07H28M00S" calcext:value-type="time">
            <text:p>07:28:00 AM</text:p>
          </table:table-cell>
        </table:table-row>
        <table:table-row table:style-name="ro1">
          <table:table-cell office:value-type="date" office:date-value="2015-06-28" calcext:value-type="date">
            <text:p>06/28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2:46PM WEST</text:p>
          </table:table-cell>
          <table:table-cell office:value-type="string" calcext:value-type="string">
            <text:p>03:36PM EDT</text:p>
          </table:table-cell>
          <table:table-cell office:value-type="time" office:time-value="PT07H49M00S" calcext:value-type="time">
            <text:p>07:49:00 AM</text:p>
          </table:table-cell>
        </table:table-row>
        <table:table-row table:style-name="ro1">
          <table:table-cell office:value-type="date" office:date-value="2015-06-27" calcext:value-type="date">
            <text:p>06/27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1AM WEST</text:p>
          </table:table-cell>
          <table:table-cell office:value-type="string" calcext:value-type="string">
            <text:p>01:48PM EDT</text:p>
          </table:table-cell>
          <table:table-cell office:value-type="time" office:time-value="PT07H46M00S" calcext:value-type="time">
            <text:p>07:46:00 AM</text:p>
          </table:table-cell>
        </table:table-row>
        <table:table-row table:style-name="ro1">
          <table:table-cell office:value-type="date" office:date-value="2015-06-26" calcext:value-type="date">
            <text:p>06/26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0:52AM WEST</text:p>
          </table:table-cell>
          <table:table-cell office:value-type="string" calcext:value-type="string">
            <text:p>01:42PM EDT</text:p>
          </table:table-cell>
          <table:table-cell office:value-type="time" office:time-value="PT07H49M00S" calcext:value-type="time">
            <text:p>07:49:00 AM</text:p>
          </table:table-cell>
        </table:table-row>
        <table:table-row table:style-name="ro1">
          <table:table-cell office:value-type="date" office:date-value="2015-06-25" calcext:value-type="date">
            <text:p>06/25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6AM WEST</text:p>
          </table:table-cell>
          <table:table-cell office:value-type="string" calcext:value-type="string">
            <text:p>01:54PM EDT</text:p>
          </table:table-cell>
          <table:table-cell office:value-type="time" office:time-value="PT07H47M00S" calcext:value-type="time">
            <text:p>07:47:00 AM</text:p>
          </table:table-cell>
        </table:table-row>
        <table:table-row table:style-name="ro1">
          <table:table-cell office:value-type="date" office:date-value="2015-06-24" calcext:value-type="date">
            <text:p>06/24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01:18PM WEST</text:p>
          </table:table-cell>
          <table:table-cell office:value-type="string" calcext:value-type="string">
            <text:p>04:04PM EDT</text:p>
          </table:table-cell>
          <table:table-cell office:value-type="time" office:time-value="PT07H46M00S" calcext:value-type="time">
            <text:p>07:46:00 AM</text:p>
          </table:table-cell>
        </table:table-row>
        <table:table-row table:style-name="ro1">
          <table:table-cell office:value-type="date" office:date-value="2015-06-23" calcext:value-type="date">
            <text:p>06/23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2AM WEST</text:p>
          </table:table-cell>
          <table:table-cell office:value-type="string" calcext:value-type="string">
            <text:p>01:32PM EDT</text:p>
          </table:table-cell>
          <table:table-cell office:value-type="time" office:time-value="PT07H29M00S" calcext:value-type="time">
            <text:p>07:29:00 AM</text:p>
          </table:table-cell>
        </table:table-row>
        <table:table-row table:style-name="ro1">
          <table:table-cell office:value-type="date" office:date-value="2015-06-22" calcext:value-type="date">
            <text:p>06/22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7AM WEST</text:p>
          </table:table-cell>
          <table:table-cell office:value-type="string" calcext:value-type="string">
            <text:p>01:35PM EDT</text:p>
          </table:table-cell>
          <table:table-cell office:value-type="time" office:time-value="PT07H28M00S" calcext:value-type="time">
            <text:p>07:28:00 AM</text:p>
          </table:table-cell>
        </table:table-row>
        <table:table-row table:style-name="ro1">
          <table:table-cell office:value-type="date" office:date-value="2015-06-21" calcext:value-type="date">
            <text:p>06/21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2:33PM WEST</text:p>
          </table:table-cell>
          <table:table-cell office:value-type="string" calcext:value-type="string">
            <text:p>02:53PM EDT</text:p>
          </table:table-cell>
          <table:table-cell office:value-type="time" office:time-value="PT07H20M00S" calcext:value-type="time">
            <text:p>07:20:00 AM</text:p>
          </table:table-cell>
        </table:table-row>
        <table:table-row table:style-name="ro1">
          <table:table-cell office:value-type="date" office:date-value="2015-06-20" calcext:value-type="date">
            <text:p>06/20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7AM WEST</text:p>
          </table:table-cell>
          <table:table-cell office:value-type="string" calcext:value-type="string">
            <text:p>01:34PM EDT</text:p>
          </table:table-cell>
          <table:table-cell office:value-type="time" office:time-value="PT07H26M00S" calcext:value-type="time">
            <text:p>07:26:00 AM</text:p>
          </table:table-cell>
        </table:table-row>
        <table:table-row table:style-name="ro1">
          <table:table-cell office:value-type="date" office:date-value="2015-06-19" calcext:value-type="date">
            <text:p>06/19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0:56AM WEST</text:p>
          </table:table-cell>
          <table:table-cell office:value-type="string" calcext:value-type="string">
            <text:p>01:31PM EDT</text:p>
          </table:table-cell>
          <table:table-cell office:value-type="time" office:time-value="PT07H34M00S" calcext:value-type="time">
            <text:p>07:34:00 AM</text:p>
          </table:table-cell>
        </table:table-row>
        <table:table-row table:style-name="ro1">
          <table:table-cell office:value-type="date" office:date-value="2015-06-18" calcext:value-type="date">
            <text:p>06/18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9AM WEST</text:p>
          </table:table-cell>
          <table:table-cell office:value-type="string" calcext:value-type="string">
            <text:p>01:43PM EDT</text:p>
          </table:table-cell>
          <table:table-cell office:value-type="time" office:time-value="PT07H33M00S" calcext:value-type="time">
            <text:p>07:33:00 AM</text:p>
          </table:table-cell>
        </table:table-row>
        <table:table-row table:style-name="ro1">
          <table:table-cell office:value-type="date" office:date-value="2015-06-17" calcext:value-type="date">
            <text:p>06/17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03:35PM WEST</text:p>
          </table:table-cell>
          <table:table-cell office:value-type="string" calcext:value-type="string">
            <text:p>05:53PM EDT</text:p>
          </table:table-cell>
          <table:table-cell office:value-type="time" office:time-value="PT07H17M00S" calcext:value-type="time">
            <text:p>07:17:00 AM</text:p>
          </table:table-cell>
        </table:table-row>
        <table:table-row table:style-name="ro1">
          <table:table-cell office:value-type="date" office:date-value="2015-06-15" calcext:value-type="date">
            <text:p>06/15/15</text:p>
          </table:table-cell>
          <table:table-cell office:value-type="string" calcext:value-type="string">
            <text:p>B752/Q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0AM WEST</text:p>
          </table:table-cell>
          <table:table-cell office:value-type="string" calcext:value-type="string">
            <text:p>01:31PM EDT</text:p>
          </table:table-cell>
          <table:table-cell office:value-type="time" office:time-value="PT07H31M00S" calcext:value-type="time">
            <text:p>07:31:00 AM</text:p>
          </table:table-cell>
        </table:table-row>
        <table:table-row table:style-name="ro1">
          <table:table-cell office:value-type="date" office:date-value="2015-06-14" calcext:value-type="date">
            <text:p>06/14/15</text:p>
          </table:table-cell>
          <table:table-cell office:value-type="string" calcext:value-type="string">
            <text:p>B752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28AM WEST</text:p>
          </table:table-cell>
          <table:table-cell office:value-type="string" calcext:value-type="string">
            <text:p>01:57PM EDT</text:p>
          </table:table-cell>
          <table:table-cell office:value-type="time" office:time-value="PT07H29M00S" calcext:value-type="time">
            <text:p>07:29:00 AM</text:p>
          </table:table-cell>
        </table:table-row>
        <table:table-row table:style-name="ro1">
          <table:table-cell office:value-type="date" office:date-value="2015-06-13" calcext:value-type="date">
            <text:p>06/13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0:59AM WEST</text:p>
          </table:table-cell>
          <table:table-cell office:value-type="string" calcext:value-type="string">
            <text:p>01:20PM EDT</text:p>
          </table:table-cell>
          <table:table-cell office:value-type="time" office:time-value="PT07H20M00S" calcext:value-type="time">
            <text:p>07:20:00 AM</text:p>
          </table:table-cell>
        </table:table-row>
        <table:table-row table:style-name="ro1">
          <table:table-cell office:value-type="date" office:date-value="2015-06-12" calcext:value-type="date">
            <text:p>06/12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0:59AM WEST</text:p>
          </table:table-cell>
          <table:table-cell office:value-type="string" calcext:value-type="string">
            <text:p>01:15PM EDT</text:p>
          </table:table-cell>
          <table:table-cell office:value-type="time" office:time-value="PT07H16M00S" calcext:value-type="time">
            <text:p>07:16:00 AM</text:p>
          </table:table-cell>
        </table:table-row>
        <table:table-row table:style-name="ro1">
          <table:table-cell office:value-type="date" office:date-value="2015-06-11" calcext:value-type="date">
            <text:p>06/11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23AM WEST</text:p>
          </table:table-cell>
          <table:table-cell office:value-type="string" calcext:value-type="string">
            <text:p>01:40PM EDT</text:p>
          </table:table-cell>
          <table:table-cell office:value-type="time" office:time-value="PT07H16M00S" calcext:value-type="time">
            <text:p>07:16:00 AM</text:p>
          </table:table-cell>
        </table:table-row>
        <table:table-row table:style-name="ro1">
          <table:table-cell office:value-type="date" office:date-value="2015-06-10" calcext:value-type="date">
            <text:p>06/10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12AM WEST</text:p>
          </table:table-cell>
          <table:table-cell office:value-type="string" calcext:value-type="string">
            <text:p>01:15PM EDT</text:p>
          </table:table-cell>
          <table:table-cell office:value-type="time" office:time-value="PT06H57M00S" calcext:value-type="time">
            <text:p>06:57:00 AM</text:p>
          </table:table-cell>
        </table:table-row>
        <table:table-row table:style-name="ro1">
          <table:table-cell office:value-type="date" office:date-value="2015-06-09" calcext:value-type="date">
            <text:p>06/09/15</text:p>
          </table:table-cell>
          <table:table-cell office:value-type="string" calcext:value-type="string">
            <text:p>B752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1AM WEST</text:p>
          </table:table-cell>
          <table:table-cell office:value-type="string" calcext:value-type="string">
            <text:p>01:12PM EDT</text:p>
          </table:table-cell>
          <table:table-cell office:value-type="time" office:time-value="PT07H10M00S" calcext:value-type="time">
            <text:p>07:10:00 AM</text:p>
          </table:table-cell>
        </table:table-row>
        <table:table-row table:style-name="ro1">
          <table:table-cell office:value-type="date" office:date-value="2015-06-08" calcext:value-type="date">
            <text:p>06/08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6AM WEST</text:p>
          </table:table-cell>
          <table:table-cell office:value-type="string" calcext:value-type="string">
            <text:p>01:32PM EDT</text:p>
          </table:table-cell>
          <table:table-cell office:value-type="time" office:time-value="PT07H25M00S" calcext:value-type="time">
            <text:p>07:25:00 AM</text:p>
          </table:table-cell>
        </table:table-row>
        <table:table-row table:style-name="ro1">
          <table:table-cell office:value-type="date" office:date-value="2015-06-07" calcext:value-type="date">
            <text:p>06/07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6AM WEST</text:p>
          </table:table-cell>
          <table:table-cell office:value-type="string" calcext:value-type="string">
            <text:p>01:17PM EDT</text:p>
          </table:table-cell>
          <table:table-cell office:value-type="time" office:time-value="PT07H11M00S" calcext:value-type="time">
            <text:p>07:11:00 AM</text:p>
          </table:table-cell>
        </table:table-row>
        <table:table-row table:style-name="ro1"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2AM WEST</text:p>
          </table:table-cell>
          <table:table-cell office:value-type="string" calcext:value-type="string">
            <text:p>01:32PM EDT</text:p>
          </table:table-cell>
          <table:table-cell office:value-type="time" office:time-value="PT07H30M00S" calcext:value-type="time">
            <text:p>07:30:00 AM</text:p>
          </table:table-cell>
        </table:table-row>
        <table:table-row table:style-name="ro1">
          <table:table-cell office:value-type="date" office:date-value="2015-06-05" calcext:value-type="date">
            <text:p>06/05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01:09PM WEST</text:p>
          </table:table-cell>
          <table:table-cell office:value-type="string" calcext:value-type="string">
            <text:p>03:52PM EDT</text:p>
          </table:table-cell>
          <table:table-cell office:value-type="time" office:time-value="PT07H42M00S" calcext:value-type="time">
            <text:p>07:42:00 AM</text:p>
          </table:table-cell>
        </table:table-row>
        <table:table-row table:style-name="ro1">
          <table:table-cell office:value-type="date" office:date-value="2015-06-04" calcext:value-type="date">
            <text:p>06/04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4AM WEST</text:p>
          </table:table-cell>
          <table:table-cell office:value-type="string" calcext:value-type="string">
            <text:p>01:51PM EDT</text:p>
          </table:table-cell>
          <table:table-cell office:value-type="time" office:time-value="PT07H46M00S" calcext:value-type="time">
            <text:p>07:46:00 AM</text:p>
          </table:table-cell>
        </table:table-row>
        <table:table-row table:style-name="ro1">
          <table:table-cell office:value-type="date" office:date-value="2015-06-03" calcext:value-type="date">
            <text:p>06/03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38AM WEST</text:p>
          </table:table-cell>
          <table:table-cell office:value-type="string" calcext:value-type="string">
            <text:p>02:00PM EDT</text:p>
          </table:table-cell>
          <table:table-cell office:value-type="time" office:time-value="PT07H22M00S" calcext:value-type="time">
            <text:p>07:22:00 AM</text:p>
          </table:table-cell>
        </table:table-row>
        <table:table-row table:style-name="ro1">
          <table:table-cell office:value-type="date" office:date-value="2015-06-02" calcext:value-type="date">
            <text:p>06/02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2:08PM WEST</text:p>
          </table:table-cell>
          <table:table-cell office:value-type="string" calcext:value-type="string">
            <text:p>02:18PM EDT</text:p>
          </table:table-cell>
          <table:table-cell office:value-type="time" office:time-value="PT07H10M00S" calcext:value-type="time">
            <text:p>07:10:00 AM</text:p>
          </table:table-cell>
        </table:table-row>
        <table:table-row table:style-name="ro1">
          <table:table-cell office:value-type="date" office:date-value="2015-06-01" calcext:value-type="date">
            <text:p>06/01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4AM WEST</text:p>
          </table:table-cell>
          <table:table-cell office:value-type="string" calcext:value-type="string">
            <text:p>01:09PM EDT</text:p>
          </table:table-cell>
          <table:table-cell office:value-type="time" office:time-value="PT07H05M00S" calcext:value-type="time">
            <text:p>07:05:00 AM</text:p>
          </table:table-cell>
        </table:table-row>
        <table:table-row table:style-name="ro1">
          <table:table-cell office:value-type="date" office:date-value="2015-05-31" calcext:value-type="date">
            <text:p>05/31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33AM WEST</text:p>
          </table:table-cell>
          <table:table-cell office:value-type="string" calcext:value-type="string">
            <text:p>01:33PM EDT</text:p>
          </table:table-cell>
          <table:table-cell office:value-type="time" office:time-value="PT06H59M00S" calcext:value-type="time">
            <text:p>06:59:00 AM</text:p>
          </table:table-cell>
        </table:table-row>
        <table:table-row table:style-name="ro1">
          <table:table-cell office:value-type="date" office:date-value="2015-05-30" calcext:value-type="date">
            <text:p>05/30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0AM WEST</text:p>
          </table:table-cell>
          <table:table-cell office:value-type="string" calcext:value-type="string">
            <text:p>01:02PM EDT</text:p>
          </table:table-cell>
          <table:table-cell office:value-type="time" office:time-value="PT07H02M00S" calcext:value-type="time">
            <text:p>07:02:00 AM</text:p>
          </table:table-cell>
        </table:table-row>
        <table:table-row table:style-name="ro1">
          <table:table-cell office:value-type="date" office:date-value="2015-05-29" calcext:value-type="date">
            <text:p>05/29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13AM WEST</text:p>
          </table:table-cell>
          <table:table-cell office:value-type="string" calcext:value-type="string">
            <text:p>01:14PM EDT</text:p>
          </table:table-cell>
          <table:table-cell office:value-type="time" office:time-value="PT07H01M00S" calcext:value-type="time">
            <text:p>07:01:00 AM</text:p>
          </table:table-cell>
        </table:table-row>
        <table:table-row table:style-name="ro1">
          <table:table-cell office:value-type="date" office:date-value="2015-05-28" calcext:value-type="date">
            <text:p>05/28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6AM WEST</text:p>
          </table:table-cell>
          <table:table-cell office:value-type="string" calcext:value-type="string">
            <text:p>01:20PM EDT</text:p>
          </table:table-cell>
          <table:table-cell office:value-type="time" office:time-value="PT07H13M00S" calcext:value-type="time">
            <text:p>07:13:00 AM</text:p>
          </table:table-cell>
        </table:table-row>
        <table:table-row table:style-name="ro1">
          <table:table-cell office:value-type="date" office:date-value="2015-05-27" calcext:value-type="date">
            <text:p>05/27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10AM WEST</text:p>
          </table:table-cell>
          <table:table-cell office:value-type="string" calcext:value-type="string">
            <text:p>01:23PM EDT</text:p>
          </table:table-cell>
          <table:table-cell office:value-type="time" office:time-value="PT07H12M00S" calcext:value-type="time">
            <text:p>07:12:00 AM</text:p>
          </table:table-cell>
        </table:table-row>
        <table:table-row table:style-name="ro1">
          <table:table-cell office:value-type="date" office:date-value="2015-05-26" calcext:value-type="date">
            <text:p>05/26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2AM WEST</text:p>
          </table:table-cell>
          <table:table-cell office:value-type="string" calcext:value-type="string">
            <text:p>01:20PM EDT</text:p>
          </table:table-cell>
          <table:table-cell office:value-type="time" office:time-value="PT07H17M00S" calcext:value-type="time">
            <text:p>07:17:00 AM</text:p>
          </table:table-cell>
        </table:table-row>
        <table:table-row table:style-name="ro1">
          <table:table-cell office:value-type="date" office:date-value="2015-05-25" calcext:value-type="date">
            <text:p>05/25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2:13PM WEST</text:p>
          </table:table-cell>
          <table:table-cell office:value-type="string" calcext:value-type="string">
            <text:p>02:12PM EDT</text:p>
          </table:table-cell>
          <table:table-cell office:value-type="time" office:time-value="PT06H59M00S" calcext:value-type="time">
            <text:p>06:59:00 AM</text:p>
          </table:table-cell>
        </table:table-row>
        <table:table-row table:style-name="ro1">
          <table:table-cell office:value-type="date" office:date-value="2015-05-24" calcext:value-type="date">
            <text:p>05/24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7AM WEST</text:p>
          </table:table-cell>
          <table:table-cell office:value-type="string" calcext:value-type="string">
            <text:p>01:23PM EDT</text:p>
          </table:table-cell>
          <table:table-cell office:value-type="time" office:time-value="PT07H16M00S" calcext:value-type="time">
            <text:p>07:16:00 AM</text:p>
          </table:table-cell>
        </table:table-row>
        <table:table-row table:style-name="ro1">
          <table:table-cell office:value-type="date" office:date-value="2015-05-23" calcext:value-type="date">
            <text:p>05/23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2AM WEST</text:p>
          </table:table-cell>
          <table:table-cell office:value-type="string" calcext:value-type="string">
            <text:p>01:19PM EDT</text:p>
          </table:table-cell>
          <table:table-cell office:value-type="time" office:time-value="PT07H17M00S" calcext:value-type="time">
            <text:p>07:17:00 AM</text:p>
          </table:table-cell>
        </table:table-row>
        <table:table-row table:style-name="ro1">
          <table:table-cell office:value-type="date" office:date-value="2015-05-22" calcext:value-type="date">
            <text:p>05/22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15AM WEST</text:p>
          </table:table-cell>
          <table:table-cell office:value-type="string" calcext:value-type="string">
            <text:p>01:46PM EDT</text:p>
          </table:table-cell>
          <table:table-cell office:value-type="time" office:time-value="PT07H31M00S" calcext:value-type="time">
            <text:p>07:31:00 AM</text:p>
          </table:table-cell>
        </table:table-row>
        <table:table-row table:style-name="ro1">
          <table:table-cell office:value-type="date" office:date-value="2015-05-21" calcext:value-type="date">
            <text:p>05/21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2:25PM WEST</text:p>
          </table:table-cell>
          <table:table-cell office:value-type="string" calcext:value-type="string">
            <text:p>03:15PM EDT</text:p>
          </table:table-cell>
          <table:table-cell office:value-type="time" office:time-value="PT07H50M00S" calcext:value-type="time">
            <text:p>07:50:00 AM</text:p>
          </table:table-cell>
        </table:table-row>
        <table:table-row table:style-name="ro1">
          <table:table-cell office:value-type="date" office:date-value="2015-05-20" calcext:value-type="date">
            <text:p>05/20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2:32PM WEST</text:p>
          </table:table-cell>
          <table:table-cell office:value-type="string" calcext:value-type="string">
            <text:p>02:51PM EDT</text:p>
          </table:table-cell>
          <table:table-cell office:value-type="time" office:time-value="PT07H18M00S" calcext:value-type="time">
            <text:p>07:18:00 AM</text:p>
          </table:table-cell>
        </table:table-row>
        <table:table-row table:style-name="ro1">
          <table:table-cell office:value-type="date" office:date-value="2015-05-19" calcext:value-type="date">
            <text:p>05/19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2:59PM WEST</text:p>
          </table:table-cell>
          <table:table-cell office:value-type="string" calcext:value-type="string">
            <text:p>03:31PM EDT</text:p>
          </table:table-cell>
          <table:table-cell office:value-type="time" office:time-value="PT07H32M00S" calcext:value-type="time">
            <text:p>07:32:00 AM</text:p>
          </table:table-cell>
        </table:table-row>
        <table:table-row table:style-name="ro1">
          <table:table-cell office:value-type="date" office:date-value="2015-05-18" calcext:value-type="date">
            <text:p>05/18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19AM WEST</text:p>
          </table:table-cell>
          <table:table-cell office:value-type="string" calcext:value-type="string">
            <text:p>01:38PM EDT</text:p>
          </table:table-cell>
          <table:table-cell office:value-type="time" office:time-value="PT07H19M00S" calcext:value-type="time">
            <text:p>07:19:00 AM</text:p>
          </table:table-cell>
        </table:table-row>
        <table:table-row table:style-name="ro1">
          <table:table-cell office:value-type="date" office:date-value="2015-05-17" calcext:value-type="date">
            <text:p>05/17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2AM WEST</text:p>
          </table:table-cell>
          <table:table-cell office:value-type="string" calcext:value-type="string">
            <text:p>01:19PM EDT</text:p>
          </table:table-cell>
          <table:table-cell office:value-type="time" office:time-value="PT07H17M00S" calcext:value-type="time">
            <text:p>07:17:00 AM</text:p>
          </table:table-cell>
        </table:table-row>
        <table:table-row table:style-name="ro1">
          <table:table-cell office:value-type="date" office:date-value="2015-05-16" calcext:value-type="date">
            <text:p>05/16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2:34PM WEST</text:p>
          </table:table-cell>
          <table:table-cell office:value-type="string" calcext:value-type="string">
            <text:p>02:39PM EDT</text:p>
          </table:table-cell>
          <table:table-cell office:value-type="time" office:time-value="PT07H05M00S" calcext:value-type="time">
            <text:p>07:05:00 AM</text:p>
          </table:table-cell>
        </table:table-row>
        <table:table-row table:style-name="ro1">
          <table:table-cell office:value-type="date" office:date-value="2015-05-15" calcext:value-type="date">
            <text:p>05/15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0:58AM WEST</text:p>
          </table:table-cell>
          <table:table-cell office:value-type="string" calcext:value-type="string">
            <text:p>01:39PM EDT</text:p>
          </table:table-cell>
          <table:table-cell office:value-type="time" office:time-value="PT07H41M00S" calcext:value-type="time">
            <text:p>07:41:00 AM</text:p>
          </table:table-cell>
        </table:table-row>
        <table:table-row table:style-name="ro1"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31AM WEST</text:p>
          </table:table-cell>
          <table:table-cell office:value-type="string" calcext:value-type="string">
            <text:p>01:50PM EDT</text:p>
          </table:table-cell>
          <table:table-cell office:value-type="time" office:time-value="PT07H19M00S" calcext:value-type="time">
            <text:p>07:19:00 AM</text:p>
          </table:table-cell>
        </table:table-row>
        <table:table-row table:style-name="ro1">
          <table:table-cell office:value-type="date" office:date-value="2015-05-13" calcext:value-type="date">
            <text:p>05/13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2AM WEST</text:p>
          </table:table-cell>
          <table:table-cell office:value-type="string" calcext:value-type="string">
            <text:p>02:17PM EDT</text:p>
          </table:table-cell>
          <table:table-cell office:value-type="time" office:time-value="PT08H15M00S" calcext:value-type="time">
            <text:p>08:15:00 AM</text:p>
          </table:table-cell>
        </table:table-row>
        <table:table-row table:style-name="ro1">
          <table:table-cell office:value-type="date" office:date-value="2015-05-12" calcext:value-type="date">
            <text:p>05/12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5AM WEST</text:p>
          </table:table-cell>
          <table:table-cell office:value-type="string" calcext:value-type="string">
            <text:p>01:57PM EDT</text:p>
          </table:table-cell>
          <table:table-cell office:value-type="time" office:time-value="PT07H52M00S" calcext:value-type="time">
            <text:p>07:52:00 AM</text:p>
          </table:table-cell>
        </table:table-row>
        <table:table-row table:style-name="ro1">
          <table:table-cell office:value-type="date" office:date-value="2015-05-11" calcext:value-type="date">
            <text:p>05/11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0:59AM WEST</text:p>
          </table:table-cell>
          <table:table-cell office:value-type="string" calcext:value-type="string">
            <text:p>01:35PM EDT</text:p>
          </table:table-cell>
          <table:table-cell office:value-type="time" office:time-value="PT07H36M00S" calcext:value-type="time">
            <text:p>07:36:00 AM</text:p>
          </table:table-cell>
        </table:table-row>
        <table:table-row table:style-name="ro1">
          <table:table-cell office:value-type="date" office:date-value="2015-05-10" calcext:value-type="date">
            <text:p>05/10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0:52AM WEST</text:p>
          </table:table-cell>
          <table:table-cell office:value-type="string" calcext:value-type="string">
            <text:p>01:25PM EDT</text:p>
          </table:table-cell>
          <table:table-cell office:value-type="time" office:time-value="PT07H18M00S" calcext:value-type="time">
            <text:p>07:18:00 AM</text:p>
          </table:table-cell>
        </table:table-row>
        <table:table-row table:style-name="ro1">
          <table:table-cell office:value-type="date" office:date-value="2015-05-09" calcext:value-type="date">
            <text:p>05/09/15</text:p>
          </table:table-cell>
          <table:table-cell office:value-type="string" calcext:value-type="string">
            <text:p>B752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3AM WEST</text:p>
          </table:table-cell>
          <table:table-cell office:value-type="string" calcext:value-type="string">
            <text:p>01:26PM EDT</text:p>
          </table:table-cell>
          <table:table-cell office:value-type="time" office:time-value="PT07H23M00S" calcext:value-type="time">
            <text:p>07:23:00 AM</text:p>
          </table:table-cell>
        </table:table-row>
        <table:table-row table:style-name="ro1">
          <table:table-cell office:value-type="date" office:date-value="2015-05-08" calcext:value-type="date">
            <text:p>05/08/15</text:p>
          </table:table-cell>
          <table:table-cell office:value-type="string" calcext:value-type="string">
            <text:p>B752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0:53AM WEST</text:p>
          </table:table-cell>
          <table:table-cell office:value-type="string" calcext:value-type="string">
            <text:p>01:23PM EDT</text:p>
          </table:table-cell>
          <table:table-cell office:value-type="time" office:time-value="PT07H30M00S" calcext:value-type="time">
            <text:p>07:30:00 AM</text:p>
          </table:table-cell>
        </table:table-row>
        <table:table-row table:style-name="ro1">
          <table:table-cell office:value-type="date" office:date-value="2015-05-07" calcext:value-type="date">
            <text:p>05/07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0AM WEST</text:p>
          </table:table-cell>
          <table:table-cell office:value-type="string" calcext:value-type="string">
            <text:p>01:44PM EDT</text:p>
          </table:table-cell>
          <table:table-cell office:value-type="time" office:time-value="PT07H44M00S" calcext:value-type="time">
            <text:p>07:44:00 AM</text:p>
          </table:table-cell>
        </table:table-row>
        <table:table-row table:style-name="ro1">
          <table:table-cell office:value-type="date" office:date-value="2015-05-06" calcext:value-type="date">
            <text:p>05/06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1AM WEST</text:p>
          </table:table-cell>
          <table:table-cell office:value-type="string" calcext:value-type="string">
            <text:p>02:07PM EDT</text:p>
          </table:table-cell>
          <table:table-cell office:value-type="time" office:time-value="PT08H06M00S" calcext:value-type="time">
            <text:p>08:06:00 AM</text:p>
          </table:table-cell>
        </table:table-row>
        <table:table-row table:style-name="ro1"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B752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4AM WEST</text:p>
          </table:table-cell>
          <table:table-cell office:value-type="string" calcext:value-type="string">
            <text:p>01:46PM EDT</text:p>
          </table:table-cell>
          <table:table-cell office:value-type="time" office:time-value="PT07H42M00S" calcext:value-type="time">
            <text:p>07:42:00 AM</text:p>
          </table:table-cell>
        </table:table-row>
        <table:table-row table:style-name="ro1">
          <table:table-cell office:value-type="date" office:date-value="2015-05-04" calcext:value-type="date">
            <text:p>05/04/15</text:p>
          </table:table-cell>
          <table:table-cell office:value-type="string" calcext:value-type="string">
            <text:p>B752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7AM WEST</text:p>
          </table:table-cell>
          <table:table-cell office:value-type="string" calcext:value-type="string">
            <text:p>01:26PM EDT</text:p>
          </table:table-cell>
          <table:table-cell office:value-type="time" office:time-value="PT07H18M00S" calcext:value-type="time">
            <text:p>07:18:00 AM</text:p>
          </table:table-cell>
        </table:table-row>
        <table:table-row table:style-name="ro1">
          <table:table-cell office:value-type="date" office:date-value="2015-05-03" calcext:value-type="date">
            <text:p>05/03/15</text:p>
          </table:table-cell>
          <table:table-cell office:value-type="string" calcext:value-type="string">
            <text:p>B752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2:43PM WEST</text:p>
          </table:table-cell>
          <table:table-cell office:value-type="string" calcext:value-type="string">
            <text:p>03:04PM EDT</text:p>
          </table:table-cell>
          <table:table-cell office:value-type="time" office:time-value="PT07H21M00S" calcext:value-type="time">
            <text:p>07:21:00 AM</text:p>
          </table:table-cell>
        </table:table-row>
        <table:table-row table:style-name="ro1">
          <table:table-cell office:value-type="date" office:date-value="2015-05-02" calcext:value-type="date">
            <text:p>05/02/15</text:p>
          </table:table-cell>
          <table:table-cell office:value-type="string" calcext:value-type="string">
            <text:p>B752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7AM WEST</text:p>
          </table:table-cell>
          <table:table-cell office:value-type="string" calcext:value-type="string">
            <text:p>01:30PM EDT</text:p>
          </table:table-cell>
          <table:table-cell office:value-type="time" office:time-value="PT07H23M00S" calcext:value-type="time">
            <text:p>07:23:00 AM</text:p>
          </table:table-cell>
        </table:table-row>
        <table:table-row table:style-name="ro1">
          <table:table-cell office:value-type="date" office:date-value="2015-05-01" calcext:value-type="date">
            <text:p>05/01/15</text:p>
          </table:table-cell>
          <table:table-cell office:value-type="string" calcext:value-type="string">
            <text:p>B752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0AM WEST</text:p>
          </table:table-cell>
          <table:table-cell office:value-type="string" calcext:value-type="string">
            <text:p>01:37PM EDT</text:p>
          </table:table-cell>
          <table:table-cell office:value-type="time" office:time-value="PT07H36M00S" calcext:value-type="time">
            <text:p>07:36:00 AM</text:p>
          </table:table-cell>
        </table:table-row>
        <table:table-row table:style-name="ro1">
          <table:table-cell office:value-type="date" office:date-value="2015-04-30" calcext:value-type="date">
            <text:p>04/30/15</text:p>
          </table:table-cell>
          <table:table-cell office:value-type="string" calcext:value-type="string">
            <text:p>B752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4AM WEST</text:p>
          </table:table-cell>
          <table:table-cell office:value-type="string" calcext:value-type="string">
            <text:p>01:38PM EDT</text:p>
          </table:table-cell>
          <table:table-cell office:value-type="time" office:time-value="PT07H34M00S" calcext:value-type="time">
            <text:p>07:34:00 AM</text:p>
          </table:table-cell>
        </table:table-row>
        <table:table-row table:style-name="ro1">
          <table:table-cell office:value-type="date" office:date-value="2015-04-29" calcext:value-type="date">
            <text:p>04/29/15</text:p>
          </table:table-cell>
          <table:table-cell office:value-type="string" calcext:value-type="string">
            <text:p>B752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1AM WEST</text:p>
          </table:table-cell>
          <table:table-cell office:value-type="string" calcext:value-type="string">
            <text:p>01:21PM EDT</text:p>
          </table:table-cell>
          <table:table-cell office:value-type="time" office:time-value="PT07H20M00S" calcext:value-type="time">
            <text:p>07:20:00 AM</text:p>
          </table:table-cell>
        </table:table-row>
        <table:table-row table:style-name="ro1">
          <table:table-cell office:value-type="date" office:date-value="2015-04-28" calcext:value-type="date">
            <text:p>04/28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0:56AM WEST</text:p>
          </table:table-cell>
          <table:table-cell office:value-type="string" calcext:value-type="string">
            <text:p>01:10PM EDT</text:p>
          </table:table-cell>
          <table:table-cell office:value-type="time" office:time-value="PT07H14M00S" calcext:value-type="time">
            <text:p>07:14:00 AM</text:p>
          </table:table-cell>
        </table:table-row>
        <table:table-row table:style-name="ro1">
          <table:table-cell office:value-type="date" office:date-value="2015-04-27" calcext:value-type="date">
            <text:p>04/27/15</text:p>
          </table:table-cell>
          <table:table-cell office:value-type="string" calcext:value-type="string">
            <text:p>B752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40AM WEST</text:p>
          </table:table-cell>
          <table:table-cell office:value-type="string" calcext:value-type="string">
            <text:p>02:16PM EDT</text:p>
          </table:table-cell>
          <table:table-cell office:value-type="time" office:time-value="PT07H36M00S" calcext:value-type="time">
            <text:p>07:36:00 AM</text:p>
          </table:table-cell>
        </table:table-row>
        <table:table-row table:style-name="ro1">
          <table:table-cell office:value-type="date" office:date-value="2015-04-26" calcext:value-type="date">
            <text:p>04/26/15</text:p>
          </table:table-cell>
          <table:table-cell office:value-type="string" calcext:value-type="string">
            <text:p>B752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0:56AM WEST</text:p>
          </table:table-cell>
          <table:table-cell office:value-type="string" calcext:value-type="string">
            <text:p>01:22PM EDT</text:p>
          </table:table-cell>
          <table:table-cell office:value-type="time" office:time-value="PT07H08M00S" calcext:value-type="time">
            <text:p>07:08:00 AM</text:p>
          </table:table-cell>
        </table:table-row>
        <table:table-row table:style-name="ro1">
          <table:table-cell office:value-type="date" office:date-value="2015-04-25" calcext:value-type="date">
            <text:p>04/25/15</text:p>
          </table:table-cell>
          <table:table-cell office:value-type="string" calcext:value-type="string">
            <text:p>B752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1AM WEST</text:p>
          </table:table-cell>
          <table:table-cell office:value-type="string" calcext:value-type="string">
            <text:p>01:14PM EDT</text:p>
          </table:table-cell>
          <table:table-cell office:value-type="time" office:time-value="PT07H13M00S" calcext:value-type="time">
            <text:p>07:13:00 AM</text:p>
          </table:table-cell>
        </table:table-row>
        <table:table-row table:style-name="ro1">
          <table:table-cell office:value-type="date" office:date-value="2015-04-24" calcext:value-type="date">
            <text:p>04/24/15</text:p>
          </table:table-cell>
          <table:table-cell office:value-type="string" calcext:value-type="string">
            <text:p>B752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2AM WEST</text:p>
          </table:table-cell>
          <table:table-cell office:value-type="string" calcext:value-type="string">
            <text:p>01:20PM EDT</text:p>
          </table:table-cell>
          <table:table-cell office:value-type="time" office:time-value="PT07H17M00S" calcext:value-type="time">
            <text:p>07:17:00 AM</text:p>
          </table:table-cell>
        </table:table-row>
        <table:table-row table:style-name="ro1">
          <table:table-cell office:value-type="date" office:date-value="2015-04-23" calcext:value-type="date">
            <text:p>04/23/15</text:p>
          </table:table-cell>
          <table:table-cell office:value-type="string" calcext:value-type="string">
            <text:p>B752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0:48AM WEST</text:p>
          </table:table-cell>
          <table:table-cell office:value-type="string" calcext:value-type="string">
            <text:p>01:18PM EDT</text:p>
          </table:table-cell>
          <table:table-cell office:value-type="time" office:time-value="PT07H29M00S" calcext:value-type="time">
            <text:p>07:29:00 AM</text:p>
          </table:table-cell>
        </table:table-row>
        <table:table-row table:style-name="ro1">
          <table:table-cell office:value-type="date" office:date-value="2015-04-22" calcext:value-type="date">
            <text:p>04/22/15</text:p>
          </table:table-cell>
          <table:table-cell office:value-type="string" calcext:value-type="string">
            <text:p>B752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0:52AM WEST</text:p>
          </table:table-cell>
          <table:table-cell office:value-type="string" calcext:value-type="string">
            <text:p>01:24PM EDT</text:p>
          </table:table-cell>
          <table:table-cell office:value-type="time" office:time-value="PT07H31M00S" calcext:value-type="time">
            <text:p>07:31:00 AM</text:p>
          </table:table-cell>
        </table:table-row>
        <table:table-row table:style-name="ro1"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B752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12AM WEST</text:p>
          </table:table-cell>
          <table:table-cell office:value-type="string" calcext:value-type="string">
            <text:p>01:44PM EDT</text:p>
          </table:table-cell>
          <table:table-cell office:value-type="time" office:time-value="PT07H32M00S" calcext:value-type="time">
            <text:p>07:32:00 AM</text:p>
          </table:table-cell>
        </table:table-row>
        <table:table-row table:style-name="ro1">
          <table:table-cell office:value-type="date" office:date-value="2015-04-20" calcext:value-type="date">
            <text:p>04/20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4AM WEST</text:p>
          </table:table-cell>
          <table:table-cell office:value-type="string" calcext:value-type="string">
            <text:p>01:37PM EDT</text:p>
          </table:table-cell>
          <table:table-cell office:value-type="time" office:time-value="PT07H32M00S" calcext:value-type="time">
            <text:p>07:32:00 AM</text:p>
          </table:table-cell>
        </table:table-row>
        <table:table-row table:style-name="ro1">
          <table:table-cell office:value-type="date" office:date-value="2015-04-19" calcext:value-type="date">
            <text:p>04/19/15</text:p>
          </table:table-cell>
          <table:table-cell office:value-type="string" calcext:value-type="string">
            <text:p>B752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7AM WEST</text:p>
          </table:table-cell>
          <table:table-cell office:value-type="string" calcext:value-type="string">
            <text:p>01:25PM EDT</text:p>
          </table:table-cell>
          <table:table-cell office:value-type="time" office:time-value="PT07H17M00S" calcext:value-type="time">
            <text:p>07:17:00 AM</text:p>
          </table:table-cell>
        </table:table-row>
        <table:table-row table:style-name="ro1">
          <table:table-cell office:value-type="date" office:date-value="2015-04-18" calcext:value-type="date">
            <text:p>04/18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0AM WEST</text:p>
          </table:table-cell>
          <table:table-cell office:value-type="string" calcext:value-type="string">
            <text:p>01:51PM EDT</text:p>
          </table:table-cell>
          <table:table-cell office:value-type="time" office:time-value="PT07H51M00S" calcext:value-type="time">
            <text:p>07:51:00 AM</text:p>
          </table:table-cell>
        </table:table-row>
        <table:table-row table:style-name="ro1">
          <table:table-cell office:value-type="date" office:date-value="2015-04-17" calcext:value-type="date">
            <text:p>04/17/15</text:p>
          </table:table-cell>
          <table:table-cell office:value-type="string" calcext:value-type="string">
            <text:p>B752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14AM WEST</text:p>
          </table:table-cell>
          <table:table-cell office:value-type="string" calcext:value-type="string">
            <text:p>01:45PM EDT</text:p>
          </table:table-cell>
          <table:table-cell office:value-type="time" office:time-value="PT07H30M00S" calcext:value-type="time">
            <text:p>07:30:00 AM</text:p>
          </table:table-cell>
        </table:table-row>
        <table:table-row table:style-name="ro1"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B752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0:56AM WEST</text:p>
          </table:table-cell>
          <table:table-cell office:value-type="string" calcext:value-type="string">
            <text:p>01:16PM EDT</text:p>
          </table:table-cell>
          <table:table-cell office:value-type="time" office:time-value="PT07H20M00S" calcext:value-type="time">
            <text:p>07:20:00 AM</text:p>
          </table:table-cell>
        </table:table-row>
        <table:table-row table:style-name="ro1">
          <table:table-cell office:value-type="date" office:date-value="2015-04-14" calcext:value-type="date">
            <text:p>04/14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01:12PM WEST</text:p>
          </table:table-cell>
          <table:table-cell office:value-type="string" calcext:value-type="string">
            <text:p>03:27PM EDT</text:p>
          </table:table-cell>
          <table:table-cell office:value-type="time" office:time-value="PT07H15M00S" calcext:value-type="time">
            <text:p>07:15:00 AM</text:p>
          </table:table-cell>
        </table:table-row>
        <table:table-row table:style-name="ro1">
          <table:table-cell office:value-type="date" office:date-value="2015-04-13" calcext:value-type="date">
            <text:p>04/13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01:27PM WEST</text:p>
          </table:table-cell>
          <table:table-cell office:value-type="string" calcext:value-type="string">
            <text:p>03:51PM EDT</text:p>
          </table:table-cell>
          <table:table-cell office:value-type="time" office:time-value="PT07H23M00S" calcext:value-type="time">
            <text:p>07:23:00 AM</text:p>
          </table:table-cell>
        </table:table-row>
        <table:table-row table:style-name="ro1">
          <table:table-cell office:value-type="date" office:date-value="2015-04-12" calcext:value-type="date">
            <text:p>04/12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1AM WEST</text:p>
          </table:table-cell>
          <table:table-cell office:value-type="string" calcext:value-type="string">
            <text:p>01:23PM EDT</text:p>
          </table:table-cell>
          <table:table-cell office:value-type="time" office:time-value="PT07H21M00S" calcext:value-type="time">
            <text:p>07:21:00 AM</text:p>
          </table:table-cell>
        </table:table-row>
        <table:table-row table:style-name="ro1">
          <table:table-cell office:value-type="date" office:date-value="2015-04-11" calcext:value-type="date">
            <text:p>04/11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1AM WEST</text:p>
          </table:table-cell>
          <table:table-cell office:value-type="string" calcext:value-type="string">
            <text:p>01:46PM EDT</text:p>
          </table:table-cell>
          <table:table-cell office:value-type="time" office:time-value="PT07H45M00S" calcext:value-type="time">
            <text:p>07:45:00 AM</text:p>
          </table:table-cell>
        </table:table-row>
        <table:table-row table:style-name="ro1">
          <table:table-cell office:value-type="date" office:date-value="2015-04-10" calcext:value-type="date">
            <text:p>04/10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1AM WEST</text:p>
          </table:table-cell>
          <table:table-cell office:value-type="string" calcext:value-type="string">
            <text:p>02:07PM EDT</text:p>
          </table:table-cell>
          <table:table-cell office:value-type="time" office:time-value="PT08H06M00S" calcext:value-type="time">
            <text:p>08:06:00 AM</text:p>
          </table:table-cell>
        </table:table-row>
        <table:table-row table:style-name="ro1">
          <table:table-cell office:value-type="date" office:date-value="2015-04-10" calcext:value-type="date">
            <text:p>04/10/15</text:p>
          </table:table-cell>
          <table:table-cell office:value-type="string" calcext:value-type="string">
            <text:p>B752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1AM WEST</text:p>
          </table:table-cell>
          <table:table-cell office:value-type="string" calcext:value-type="string">
            <text:p>02:08PM EDT</text:p>
          </table:table-cell>
          <table:table-cell office:value-type="time" office:time-value="PT08H07M00S" calcext:value-type="time">
            <text:p>08:07:00 AM</text:p>
          </table:table-cell>
        </table:table-row>
        <table:table-row table:style-name="ro1">
          <table:table-cell office:value-type="date" office:date-value="2015-04-09" calcext:value-type="date">
            <text:p>04/09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01:28PM WEST</text:p>
          </table:table-cell>
          <table:table-cell office:value-type="string" calcext:value-type="string">
            <text:p>04:30PM EDT</text:p>
          </table:table-cell>
          <table:table-cell office:value-type="time" office:time-value="PT08H01M00S" calcext:value-type="time">
            <text:p>08:01:00 AM</text:p>
          </table:table-cell>
        </table:table-row>
        <table:table-row table:style-name="ro1">
          <table:table-cell office:value-type="date" office:date-value="2015-04-09" calcext:value-type="date">
            <text:p>04/09/15</text:p>
          </table:table-cell>
          <table:table-cell office:value-type="string" calcext:value-type="string">
            <text:p>B752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01:27PM WEST</text:p>
          </table:table-cell>
          <table:table-cell office:value-type="string" calcext:value-type="string">
            <text:p>04:28PM EDT</text:p>
          </table:table-cell>
          <table:table-cell office:value-type="time" office:time-value="PT08H01M00S" calcext:value-type="time">
            <text:p>08:01:00 AM</text:p>
          </table:table-cell>
        </table:table-row>
        <table:table-row table:style-name="ro1">
          <table:table-cell office:value-type="date" office:date-value="2015-04-07" calcext:value-type="date">
            <text:p>04/07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1AM WEST</text:p>
          </table:table-cell>
          <table:table-cell office:value-type="string" calcext:value-type="string">
            <text:p>01:50PM EDT</text:p>
          </table:table-cell>
          <table:table-cell office:value-type="time" office:time-value="PT07H49M00S" calcext:value-type="time">
            <text:p>07:49:00 AM</text:p>
          </table:table-cell>
        </table:table-row>
        <table:table-row table:style-name="ro1">
          <table:table-cell office:value-type="date" office:date-value="2015-04-06" calcext:value-type="date">
            <text:p>04/06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1AM WEST</text:p>
          </table:table-cell>
          <table:table-cell office:value-type="string" calcext:value-type="string">
            <text:p>01:29PM EDT</text:p>
          </table:table-cell>
          <table:table-cell office:value-type="time" office:time-value="PT07H28M00S" calcext:value-type="time">
            <text:p>07:28:00 AM</text:p>
          </table:table-cell>
        </table:table-row>
        <table:table-row table:style-name="ro1">
          <table:table-cell office:value-type="date" office:date-value="2015-04-05" calcext:value-type="date">
            <text:p>04/05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2:14PM WEST</text:p>
          </table:table-cell>
          <table:table-cell office:value-type="string" calcext:value-type="string">
            <text:p>02:56PM EDT</text:p>
          </table:table-cell>
          <table:table-cell office:value-type="time" office:time-value="PT07H41M00S" calcext:value-type="time">
            <text:p>07:41:00 AM</text:p>
          </table:table-cell>
        </table:table-row>
        <table:table-row table:style-name="ro1">
          <table:table-cell office:value-type="date" office:date-value="2015-04-04" calcext:value-type="date">
            <text:p>04/04/15</text:p>
          </table:table-cell>
          <table:table-cell office:value-type="string" calcext:value-type="string">
            <text:p>B752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5AM WEST</text:p>
          </table:table-cell>
          <table:table-cell office:value-type="string" calcext:value-type="string">
            <text:p>01:56PM EDT</text:p>
          </table:table-cell>
          <table:table-cell office:value-type="time" office:time-value="PT07H51M00S" calcext:value-type="time">
            <text:p>07:51:00 AM</text:p>
          </table:table-cell>
        </table:table-row>
        <table:table-row table:style-name="ro1">
          <table:table-cell office:value-type="date" office:date-value="2015-04-03" calcext:value-type="date">
            <text:p>04/03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1AM WEST</text:p>
          </table:table-cell>
          <table:table-cell office:value-type="string" calcext:value-type="string">
            <text:p>01:41PM EDT</text:p>
          </table:table-cell>
          <table:table-cell office:value-type="time" office:time-value="PT07H40M00S" calcext:value-type="time">
            <text:p>07:40:00 AM</text:p>
          </table:table-cell>
        </table:table-row>
        <table:table-row table:style-name="ro1">
          <table:table-cell office:value-type="date" office:date-value="2015-04-02" calcext:value-type="date">
            <text:p>04/02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0:53AM WEST</text:p>
          </table:table-cell>
          <table:table-cell office:value-type="string" calcext:value-type="string">
            <text:p>01:32PM EDT</text:p>
          </table:table-cell>
          <table:table-cell office:value-type="time" office:time-value="PT07H39M00S" calcext:value-type="time">
            <text:p>07:39:00 AM</text:p>
          </table:table-cell>
        </table:table-row>
        <table:table-row table:style-name="ro1">
          <table:table-cell office:value-type="date" office:date-value="2015-03-31" calcext:value-type="date">
            <text:p>03/31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0:52AM WEST</text:p>
          </table:table-cell>
          <table:table-cell office:value-type="string" calcext:value-type="string">
            <text:p>01:12PM EDT</text:p>
          </table:table-cell>
          <table:table-cell office:value-type="time" office:time-value="PT07H20M00S" calcext:value-type="time">
            <text:p>07:20:00 AM</text:p>
          </table:table-cell>
        </table:table-row>
        <table:table-row table:style-name="ro1">
          <table:table-cell office:value-type="date" office:date-value="2015-03-30" calcext:value-type="date">
            <text:p>03/30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03AM WEST</text:p>
          </table:table-cell>
          <table:table-cell office:value-type="string" calcext:value-type="string">
            <text:p>01:39PM EDT</text:p>
          </table:table-cell>
          <table:table-cell office:value-type="time" office:time-value="PT07H36M00S" calcext:value-type="time">
            <text:p>07:36:00 AM</text:p>
          </table:table-cell>
        </table:table-row>
        <table:table-row table:style-name="ro1">
          <table:table-cell office:value-type="date" office:date-value="2015-03-29" calcext:value-type="date">
            <text:p>03/29/15</text:p>
          </table:table-cell>
          <table:table-cell office:value-type="string" calcext:value-type="string">
            <text:p>B752/Z</text:p>
          </table:table-cell>
          <table:table-cell office:value-type="string" calcext:value-type="string">
            <text:p>Lisbon / Lisboa,Portela (Lisbon) (LPPT / LIS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11:34AM WEST</text:p>
          </table:table-cell>
          <table:table-cell office:value-type="string" calcext:value-type="string">
            <text:p>01:47PM EDT</text:p>
          </table:table-cell>
          <table:table-cell office:value-type="time" office:time-value="PT07H13M00S" calcext:value-type="time">
            <text:p>07:13:00 AM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/00/0000</text:date>, <text:time style:data-style-name="N2" text:time-value="16:03:49.972781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3:52:21.264155507</meta:creation-date>
    <dc:date>2015-07-27T16:09:53.991054960</dc:date>
    <meta:editing-duration>PT6M44S</meta:editing-duration>
    <meta:editing-cycles>5</meta:editing-cycles>
    <meta:generator>LibreOffice/4.2.8.2$Linux_X86_64 LibreOffice_project/420m0$Build-2</meta:generator>
    <meta:document-statistic meta:table-count="2" meta:cell-count="20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592cm" svg:height="14.961cm" xlink:href=".." xlink:type="simple" chart:class="chart:scatter" chart:style-name="ch1">
        <chart:legend chart:legend-position="end" svg:x="23.964cm" svg:y="7.181cm" style:legend-expansion="high" chart:style-name="ch2"/>
        <chart:plot-area chart:style-name="ch3" table:cell-range-address="AWE738.H1:AWE738.H122" chart:data-source-has-labels="row" svg:x="0.511cm" svg:y="0.299cm" svg:width="22.942cm" svg:height="14.363cm">
          <chartooo:coordinate-region svg:x="1.318cm" svg:y="0.498cm" svg:width="21.855cm" svg:height="13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WE738.H2:AWE738.H122" chart:label-cell-address="AWE738.H1:AWE738.H1" chart:class="chart:scatter">
            <chart:data-point chart:repeated="1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ay</text:p>
                <draw:g>
                  <svg:desc>AWE738.H1:AWE738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WE738.H2:AWE738.H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9999999999999">
                <text:p>3.999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.9999999999999">
                <text:p>49.99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9999999999999">
                <text:p>23.9999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.0000000000001">
                <text:p>40.000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9999999999999">
                <text:p>15.999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.0000000000001">
                <text:p>29.00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9999999999999">
                <text:p>45.9999999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9999999999999">
                <text:p>57.999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.0000000000001">
                <text:p>51.000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0000000000001">
                <text:p>17.000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0000000000001">
                <text:p>25.0000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9999999999999">
                <text:p>15.99999999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2.0000000000001">
                <text:p>92.0000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99999999999992">
                <text:p>8.999999999999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9999999999999">
                <text:p>15.99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0000000000001">
                <text:p>17.00000000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9999999999999">
                <text:p>15.999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.0000000000001">
                <text:p>36.000000000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9999999999999">
                <text:p>12.9999999999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.0000000000001">
                <text:p>70.000000000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.9999999999999">
                <text:p>90.9999999999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.9999999999999">
                <text:p>34.999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9.9999999999999">
                <text:p>79.999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2.9999999999999">
                <text:p>72.9999999999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0000000000001">
                <text:p>14.00000000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9999999999999">
                <text:p>15.9999999999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0000000000001">
                <text:p>17.0000000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.9999999999999">
                <text:p>57.9999999999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.9999999999999">
                <text:p>27.99999999999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.0000000000001">
                <text:p>77.00000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9999999999999">
                <text:p>12.9999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.0000000000001">
                <text:p>62.0000000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.99999999999992">
                <text:p>8.999999999999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.9999999999999">
                <text:p>23.999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.0000000000001">
                <text:p>25.00000000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9999999999999">
                <text:p>19.99999999999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.9999999999999">
                <text:p>45.9999999999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0000000000001">
                <text:p>14.00000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.9999999999999">
                <text:p>34.9999999999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.0000000000001">
                <text:p>32.0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.9999999999999">
                <text:p>60.99999999999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.0000000000001">
                <text:p>21.00000000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.0000000000001">
                <text:p>32.0000000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.0000000000001">
                <text:p>14.00000000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00000000000003">
                <text:p>7.000000000000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0000000000001">
                <text:p>10.000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.0000000000001">
                <text:p>44.00000000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.9999999999999">
                <text:p>15.9999999999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.0000000000001">
                <text:p>29.0000000000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.0000000000001">
                <text:p>14.00000000000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4.0000000000001">
                <text:p>74.00000000000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9999999999999">
                <text:p>27.99999999999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.0000000000001">
                <text:p>32.00000000000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.0000000000001">
                <text:p>21.0000000000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.9999999999999">
                <text:p>30.99999999999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.99999999999992">
                <text:p>8.999999999999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8.9999999999999">
                <text:p>38.99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